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.54mm"/>
    </style:style>
    <style:style style:name="co2" style:family="table-column">
      <style:table-column-properties fo:break-before="auto" style:column-width="51.54mm"/>
    </style:style>
    <style:style style:name="co3" style:family="table-column">
      <style:table-column-properties fo:break-before="auto" style:column-width="34.11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46.37mm"/>
    </style:style>
    <style:style style:name="co7" style:family="table-column">
      <style:table-column-properties fo:break-before="auto" style:column-width="20.78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12.33mm"/>
    </style:style>
    <style:style style:name="co10" style:family="table-column">
      <style:table-column-properties fo:break-before="auto" style:column-width="25.95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Últimos Pagamentos do Ente Devedor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Comum:</text:p>
          </table:table-cell>
          <table:table-cell office:value-type="string" calcext:value-type="string">
            <text:p>2015.04199-5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Idoso:</text:p>
          </table:table-cell>
          <table:table-cell office:value-type="string" calcext:value-type="string">
            <text:p>2019.04822-6</text:p>
          </table:table-cell>
          <table:table-cell table:number-columns-repeated="7"/>
          <table:table-cell table:style-name="Default"/>
          <table:table-cell/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7/2017</text:p>
            <text:p>15:18:25</text:p>
          </table:table-cell>
          <table:table-cell office:value-type="string" calcext:value-type="string">
            <text:p>2017.02852-0</text:p>
          </table:table-cell>
          <table:table-cell office:value-type="string" calcext:value-type="string">
            <text:p>Pago Prioridade</text:p>
            <text:p>DG</text:p>
          </table:table-cell>
          <table:table-cell office:value-type="string" calcext:value-type="string">
            <text:p>0060411-</text:p>
            <text:p>31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81.843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7/2017</text:p>
            <text:p>15:18:44</text:p>
          </table:table-cell>
          <table:table-cell office:value-type="string" calcext:value-type="string">
            <text:p>2017.0285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0850-</text:p>
            <text:p>9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76.673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7</text:p>
            <text:p>11:27:06</text:p>
          </table:table-cell>
          <table:table-cell office:value-type="string" calcext:value-type="string">
            <text:p>2017.0286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064-</text:p>
            <text:p>28.2004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23.591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7</text:p>
            <text:p>15:02:45</text:p>
          </table:table-cell>
          <table:table-cell office:value-type="string" calcext:value-type="string">
            <text:p>2017.02867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382322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7.614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7</text:p>
            <text:p>15:02:47</text:p>
          </table:table-cell>
          <table:table-cell office:value-type="string" calcext:value-type="string">
            <text:p>2017.0286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2322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8.205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7</text:p>
            <text:p>15:02:49</text:p>
          </table:table-cell>
          <table:table-cell office:value-type="string" calcext:value-type="string">
            <text:p>2017.02869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382322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5.871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7</text:p>
            <text:p>15:02:51</text:p>
          </table:table-cell>
          <table:table-cell office:value-type="string" calcext:value-type="string">
            <text:p>2017.02870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382322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5.871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7</text:p>
            <text:p>15:02:52</text:p>
          </table:table-cell>
          <table:table-cell office:value-type="string" calcext:value-type="string">
            <text:p>2017.0287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2322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8.205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7</text:p>
            <text:p>15:02:54</text:p>
          </table:table-cell>
          <table:table-cell office:value-type="string" calcext:value-type="string">
            <text:p>2017.02872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382322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5.871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7/2017</text:p>
            <text:p>13:57:52</text:p>
          </table:table-cell>
          <table:table-cell office:value-type="string" calcext:value-type="string">
            <text:p>2017.02894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315817-</text:p>
            <text:p>3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2.396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7/2017</text:p>
            <text:p>13:57:54</text:p>
          </table:table-cell>
          <table:table-cell office:value-type="string" calcext:value-type="string">
            <text:p>2017.0289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5817-</text:p>
            <text:p>3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5.599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7/2017</text:p>
            <text:p>15:20:46</text:p>
          </table:table-cell>
          <table:table-cell office:value-type="string" calcext:value-type="string">
            <text:p>2017.0289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7874-</text:p>
            <text:p>69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48.936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7/2017</text:p>
            <text:p>13:37:34</text:p>
          </table:table-cell>
          <table:table-cell office:value-type="string" calcext:value-type="string">
            <text:p>2017.02909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41526-</text:p>
            <text:p>7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2.225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7/2017</text:p>
            <text:p>15:09:25</text:p>
          </table:table-cell>
          <table:table-cell office:value-type="string" calcext:value-type="string">
            <text:p>2017.0291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0023-</text:p>
            <text:p>17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39.837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7/2017</text:p>
            <text:p>15:09:26</text:p>
          </table:table-cell>
          <table:table-cell office:value-type="string" calcext:value-type="string">
            <text:p>2017.0291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0023-</text:p>
            <text:p>17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08.515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7/2017</text:p>
            <text:p>10:49:16</text:p>
          </table:table-cell>
          <table:table-cell office:value-type="string" calcext:value-type="string">
            <text:p>2017.0291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1102-</text:p>
            <text:p>15.2003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11.965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7/2017</text:p>
            <text:p>17:40:24</text:p>
          </table:table-cell>
          <table:table-cell office:value-type="string" calcext:value-type="string">
            <text:p>2017.02924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78703-</text:p>
            <text:p>1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0.171,3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3/07/2017</text:p>
          </table:table-cell>
          <table:table-cell office:value-type="string" calcext:value-type="string">
            <text:p>2017.02930-5</text:p>
          </table:table-cell>
          <table:table-cell office:value-type="string" calcext:value-type="string">
            <text:p>Pago Prioridade</text:p>
          </table:table-cell>
          <table:table-cell table:style-name="ce1" office:value-type="string" calcext:value-type="string">
            <text:p>0095662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3.569,3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3:53:3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38.1990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7/2017</text:p>
            <text:p>13:01:57</text:p>
          </table:table-cell>
          <table:table-cell office:value-type="string" calcext:value-type="string">
            <text:p>2017.02942-9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05280-</text:p>
            <text:p>69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6.00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7/2017</text:p>
            <text:p>16:52:37</text:p>
          </table:table-cell>
          <table:table-cell office:value-type="string" calcext:value-type="string">
            <text:p>2017.0294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2660-</text:p>
            <text:p>41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3.410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7/2017</text:p>
            <text:p>13:21:23</text:p>
          </table:table-cell>
          <table:table-cell office:value-type="string" calcext:value-type="string">
            <text:p>2017.02949-6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55074-</text:p>
            <text:p>47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2.916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7/2017</text:p>
            <text:p>13:53:24</text:p>
          </table:table-cell>
          <table:table-cell office:value-type="string" calcext:value-type="string">
            <text:p>2017.0295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281-</text:p>
            <text:p>78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86.114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7/2017</text:p>
            <text:p>17:23:33</text:p>
          </table:table-cell>
          <table:table-cell office:value-type="string" calcext:value-type="string">
            <text:p>2017.0295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427-</text:p>
            <text:p>9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49.961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7/2017</text:p>
            <text:p>20:06:12</text:p>
          </table:table-cell>
          <table:table-cell office:value-type="string" calcext:value-type="string">
            <text:p>2017.02956-9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07144-</text:p>
            <text:p>16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7.427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7/2017</text:p>
            <text:p>13:38:25</text:p>
          </table:table-cell>
          <table:table-cell office:value-type="string" calcext:value-type="string">
            <text:p>2017.0296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3701-</text:p>
            <text:p>2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9.227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7/2017</text:p>
            <text:p>13:38:27</text:p>
          </table:table-cell>
          <table:table-cell office:value-type="string" calcext:value-type="string">
            <text:p>2017.02968-2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63701-</text:p>
            <text:p>2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3.169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7/2017</text:p>
            <text:p>13:38:28</text:p>
          </table:table-cell>
          <table:table-cell office:value-type="string" calcext:value-type="string">
            <text:p>2017.0296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3701-</text:p>
            <text:p>2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3.674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7/2017</text:p>
            <text:p>13:38:29</text:p>
          </table:table-cell>
          <table:table-cell office:value-type="string" calcext:value-type="string">
            <text:p>2017.0297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3701-</text:p>
            <text:p>2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3.674,7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2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9/07/2017</text:p>
            <text:p>13:38:31</text:p>
          </table:table-cell>
          <table:table-cell office:value-type="string" calcext:value-type="string">
            <text:p>2017.0297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3701-</text:p>
            <text:p>2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9.227,7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7/2017</text:p>
            <text:p>13:38:33</text:p>
          </table:table-cell>
          <table:table-cell office:value-type="string" calcext:value-type="string">
            <text:p>2017.0297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3701-</text:p>
            <text:p>2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1.823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7/2017</text:p>
            <text:p>16:37:38</text:p>
          </table:table-cell>
          <table:table-cell office:value-type="string" calcext:value-type="string">
            <text:p>2017.0299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9636-</text:p>
            <text:p>56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0.393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7/2017</text:p>
            <text:p>16:37:39</text:p>
          </table:table-cell>
          <table:table-cell office:value-type="string" calcext:value-type="string">
            <text:p>2017.0299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9636-</text:p>
            <text:p>56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01.574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7/2017</text:p>
            <text:p>18:04:20</text:p>
          </table:table-cell>
          <table:table-cell office:value-type="string" calcext:value-type="string">
            <text:p>2017.03002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35270-</text:p>
            <text:p>1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678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7/2017</text:p>
            <text:p>18:04:22</text:p>
          </table:table-cell>
          <table:table-cell office:value-type="string" calcext:value-type="string">
            <text:p>2017.0300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5270-</text:p>
            <text:p>1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3.839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7/2017</text:p>
            <text:p>18:04:24</text:p>
          </table:table-cell>
          <table:table-cell office:value-type="string" calcext:value-type="string">
            <text:p>2017.03004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5270-</text:p>
            <text:p>1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3.839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7/2017</text:p>
            <text:p>17:37:40</text:p>
          </table:table-cell>
          <table:table-cell office:value-type="string" calcext:value-type="string">
            <text:p>2017.0301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8179-</text:p>
            <text:p>47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1.187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7/2017</text:p>
            <text:p>15:30:43</text:p>
          </table:table-cell>
          <table:table-cell office:value-type="string" calcext:value-type="string">
            <text:p>2017.03019-2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16537-</text:p>
            <text:p>59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8.680,59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7/2017</text:p>
            <text:p>19:13:09</text:p>
          </table:table-cell>
          <table:table-cell office:value-type="string" calcext:value-type="string">
            <text:p>2017.0302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64804-</text:p>
            <text:p>13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4.978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7/2017</text:p>
            <text:p>11:54:21</text:p>
          </table:table-cell>
          <table:table-cell office:value-type="string" calcext:value-type="string">
            <text:p>2017.03025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77961-</text:p>
            <text:p>63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8.643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7/2017</text:p>
            <text:p>11:54:22</text:p>
          </table:table-cell>
          <table:table-cell office:value-type="string" calcext:value-type="string">
            <text:p>2017.03026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77961-</text:p>
            <text:p>63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8.813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7/2017</text:p>
            <text:p>19:41:05</text:p>
          </table:table-cell>
          <table:table-cell office:value-type="string" calcext:value-type="string">
            <text:p>2017.0302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7445-</text:p>
            <text:p>55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2.638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7/2017</text:p>
            <text:p>19:41:07</text:p>
          </table:table-cell>
          <table:table-cell office:value-type="string" calcext:value-type="string">
            <text:p>2017.0302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7445-</text:p>
            <text:p>55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8.273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7/2017</text:p>
            <text:p>11:35:42</text:p>
          </table:table-cell>
          <table:table-cell office:value-type="string" calcext:value-type="string">
            <text:p>2017.0302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7676-</text:p>
            <text:p>88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9.483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7/2017</text:p>
            <text:p>14:59:22</text:p>
          </table:table-cell>
          <table:table-cell office:value-type="string" calcext:value-type="string">
            <text:p>2017.0303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7755-</text:p>
            <text:p>15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7.882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7/2017</text:p>
            <text:p>14:59:23</text:p>
          </table:table-cell>
          <table:table-cell office:value-type="string" calcext:value-type="string">
            <text:p>2017.03032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257755-</text:p>
            <text:p>15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39.411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7/2017</text:p>
            <text:p>14:59:25</text:p>
          </table:table-cell>
          <table:table-cell office:value-type="string" calcext:value-type="string">
            <text:p>2017.03033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257755-</text:p>
            <text:p>15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39.411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7/2017</text:p>
            <text:p>16:33:28</text:p>
          </table:table-cell>
          <table:table-cell office:value-type="string" calcext:value-type="string">
            <text:p>2017.03041-9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90676-</text:p>
            <text:p>84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0.475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7/2017</text:p>
            <text:p>16:33:30</text:p>
          </table:table-cell>
          <table:table-cell office:value-type="string" calcext:value-type="string">
            <text:p>2017.0304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0676-</text:p>
            <text:p>84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0.475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7/2017</text:p>
            <text:p>17:55:19</text:p>
          </table:table-cell>
          <table:table-cell office:value-type="string" calcext:value-type="string">
            <text:p>2017.0304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7098-</text:p>
            <text:p>18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34.482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7/2017</text:p>
            <text:p>16:50:00</text:p>
          </table:table-cell>
          <table:table-cell office:value-type="string" calcext:value-type="string">
            <text:p>2017.0304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4775-</text:p>
            <text:p>32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8.210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8/2017</text:p>
            <text:p>12:17:02</text:p>
          </table:table-cell>
          <table:table-cell office:value-type="string" calcext:value-type="string">
            <text:p>2017.0305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274-</text:p>
            <text:p>08.2011.8.19.0063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13.250,8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5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2/08/2017</text:p>
          </table:table-cell>
          <table:table-cell office:value-type="string" calcext:value-type="string">
            <text:p>2017.03058-3</text:p>
          </table:table-cell>
          <table:table-cell office:value-type="string" calcext:value-type="string">
            <text:p>Pago Prioridade</text:p>
          </table:table-cell>
          <table:table-cell table:style-name="ce1" office:value-type="string" calcext:value-type="string">
            <text:p>0039724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2.666,4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3:17:32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38.2002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8/2017</text:p>
            <text:p>13:17:37</text:p>
          </table:table-cell>
          <table:table-cell office:value-type="string" calcext:value-type="string">
            <text:p>2017.0306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269-</text:p>
            <text:p>55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4.660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8/2017</text:p>
            <text:p>15:44:39</text:p>
          </table:table-cell>
          <table:table-cell office:value-type="string" calcext:value-type="string">
            <text:p>2017.03062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16665-</text:p>
            <text:p>49.199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3.614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8/2017</text:p>
            <text:p>15:44:41</text:p>
          </table:table-cell>
          <table:table-cell office:value-type="string" calcext:value-type="string">
            <text:p>2017.03063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16665-</text:p>
            <text:p>49.199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3.614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8/2017</text:p>
            <text:p>15:44:42</text:p>
          </table:table-cell>
          <table:table-cell office:value-type="string" calcext:value-type="string">
            <text:p>2017.0306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6665-</text:p>
            <text:p>49.199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6.807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8/2017</text:p>
            <text:p>15:44:43</text:p>
          </table:table-cell>
          <table:table-cell office:value-type="string" calcext:value-type="string">
            <text:p>2017.0306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6665-</text:p>
            <text:p>49.199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6.807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8/2017</text:p>
            <text:p>15:44:45</text:p>
          </table:table-cell>
          <table:table-cell office:value-type="string" calcext:value-type="string">
            <text:p>2017.03066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16665-</text:p>
            <text:p>49.199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3.614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8/2017</text:p>
            <text:p>15:44:46</text:p>
          </table:table-cell>
          <table:table-cell office:value-type="string" calcext:value-type="string">
            <text:p>2017.03067-2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16665-</text:p>
            <text:p>49.199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3.614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8/2017</text:p>
            <text:p>15:44:48</text:p>
          </table:table-cell>
          <table:table-cell office:value-type="string" calcext:value-type="string">
            <text:p>2017.03068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16665-</text:p>
            <text:p>49.199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3.614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8/2017</text:p>
            <text:p>15:44:49</text:p>
          </table:table-cell>
          <table:table-cell office:value-type="string" calcext:value-type="string">
            <text:p>2017.0306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6665-</text:p>
            <text:p>49.199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3.614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8/2017</text:p>
            <text:p>15:44:50</text:p>
          </table:table-cell>
          <table:table-cell office:value-type="string" calcext:value-type="string">
            <text:p>2017.03070-2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16665-</text:p>
            <text:p>49.199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3.614,1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6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2/08/2017</text:p>
            <text:p>16:04:38</text:p>
          </table:table-cell>
          <table:table-cell office:value-type="string" calcext:value-type="string">
            <text:p>2017.0309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8550-</text:p>
            <text:p>6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1.201,3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8/2017</text:p>
            <text:p>11:41:29</text:p>
          </table:table-cell>
          <table:table-cell office:value-type="string" calcext:value-type="string">
            <text:p>2017.0309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5200-</text:p>
            <text:p>06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9.953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8/2017</text:p>
            <text:p>11:41:31</text:p>
          </table:table-cell>
          <table:table-cell office:value-type="string" calcext:value-type="string">
            <text:p>2017.0309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5200-</text:p>
            <text:p>06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6.267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8/2017</text:p>
            <text:p>02:24:09</text:p>
          </table:table-cell>
          <table:table-cell office:value-type="string" calcext:value-type="string">
            <text:p>2017.0311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4038-</text:p>
            <text:p>18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6.045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8/2017</text:p>
            <text:p>16:51:47</text:p>
          </table:table-cell>
          <table:table-cell office:value-type="string" calcext:value-type="string">
            <text:p>2017.03139-3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53510-</text:p>
            <text:p>5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1.541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4:10:39</text:p>
          </table:table-cell>
          <table:table-cell office:value-type="string" calcext:value-type="string">
            <text:p>2017.03146-6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07153-</text:p>
            <text:p>80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4.715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4:10:41</text:p>
          </table:table-cell>
          <table:table-cell office:value-type="string" calcext:value-type="string">
            <text:p>2017.03147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07153-</text:p>
            <text:p>80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7.221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4:10:43</text:p>
          </table:table-cell>
          <table:table-cell office:value-type="string" calcext:value-type="string">
            <text:p>2017.0314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7153-</text:p>
            <text:p>80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0.484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4:29:11</text:p>
          </table:table-cell>
          <table:table-cell office:value-type="string" calcext:value-type="string">
            <text:p>2017.0315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8804-</text:p>
            <text:p>9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6.140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1:12</text:p>
          </table:table-cell>
          <table:table-cell office:value-type="string" calcext:value-type="string">
            <text:p>2017.03155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0948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601.652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1:14</text:p>
          </table:table-cell>
          <table:table-cell office:value-type="string" calcext:value-type="string">
            <text:p>2017.0315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948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2.892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1:15</text:p>
          </table:table-cell>
          <table:table-cell office:value-type="string" calcext:value-type="string">
            <text:p>2017.0315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948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2.892,8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1:17</text:p>
          </table:table-cell>
          <table:table-cell office:value-type="string" calcext:value-type="string">
            <text:p>2017.0315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523-</text:p>
            <text:p>5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7.951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1:18</text:p>
          </table:table-cell>
          <table:table-cell office:value-type="string" calcext:value-type="string">
            <text:p>2017.03159-8</text:p>
          </table:table-cell>
          <table:table-cell office:value-type="string" calcext:value-type="string">
            <text:p>Pago Prioridade</text:p>
            <text:p>DG</text:p>
          </table:table-cell>
          <table:table-cell office:value-type="string" calcext:value-type="string">
            <text:p>0123523-</text:p>
            <text:p>5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1.124.311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1:20</text:p>
          </table:table-cell>
          <table:table-cell office:value-type="string" calcext:value-type="string">
            <text:p>2017.0316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523-</text:p>
            <text:p>5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7.951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1:23</text:p>
          </table:table-cell>
          <table:table-cell office:value-type="string" calcext:value-type="string">
            <text:p>2017.0316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787-</text:p>
            <text:p>7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80.401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2:48</text:p>
          </table:table-cell>
          <table:table-cell office:value-type="string" calcext:value-type="string">
            <text:p>2017.0316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91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4.390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2:49</text:p>
          </table:table-cell>
          <table:table-cell office:value-type="string" calcext:value-type="string">
            <text:p>2017.0316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91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4.390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2:51</text:p>
          </table:table-cell>
          <table:table-cell office:value-type="string" calcext:value-type="string">
            <text:p>2017.03164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91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.249.238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2:52</text:p>
          </table:table-cell>
          <table:table-cell office:value-type="string" calcext:value-type="string">
            <text:p>2017.0316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295-</text:p>
            <text:p>9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4.765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2:54</text:p>
          </table:table-cell>
          <table:table-cell office:value-type="string" calcext:value-type="string">
            <text:p>2017.0316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295-</text:p>
            <text:p>9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4.765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2:55</text:p>
          </table:table-cell>
          <table:table-cell office:value-type="string" calcext:value-type="string">
            <text:p>2017.0316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295-</text:p>
            <text:p>9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09.530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2:57</text:p>
          </table:table-cell>
          <table:table-cell office:value-type="string" calcext:value-type="string">
            <text:p>2017.03168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9295-</text:p>
            <text:p>9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52.976,7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0/08/2017</text:p>
          </table:table-cell>
          <table:table-cell office:value-type="string" calcext:value-type="string">
            <text:p>2017.03169-5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83647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07.245,4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53:00</text:p>
          </table:table-cell>
          <table:table-cell table:number-columns-repeated="2"/>
          <table:table-cell office:value-type="string" calcext:value-type="string">
            <text:p>05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3:08</text:p>
          </table:table-cell>
          <table:table-cell office:value-type="string" calcext:value-type="string">
            <text:p>2017.0317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7785-</text:p>
            <text:p>3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8.509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3:09</text:p>
          </table:table-cell>
          <table:table-cell office:value-type="string" calcext:value-type="string">
            <text:p>2017.03171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7785-</text:p>
            <text:p>3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.135.151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3:11</text:p>
          </table:table-cell>
          <table:table-cell office:value-type="string" calcext:value-type="string">
            <text:p>2017.0317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7785-</text:p>
            <text:p>3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8.509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3:12</text:p>
          </table:table-cell>
          <table:table-cell office:value-type="string" calcext:value-type="string">
            <text:p>2017.03173-3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410154-</text:p>
            <text:p>1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72.363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3:13</text:p>
          </table:table-cell>
          <table:table-cell office:value-type="string" calcext:value-type="string">
            <text:p>2017.0317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0154-</text:p>
            <text:p>1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4.654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3:15</text:p>
          </table:table-cell>
          <table:table-cell office:value-type="string" calcext:value-type="string">
            <text:p>2017.0317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86798-</text:p>
            <text:p>0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8.578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3:16</text:p>
          </table:table-cell>
          <table:table-cell office:value-type="string" calcext:value-type="string">
            <text:p>2017.0317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86798-</text:p>
            <text:p>0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8.578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3:18</text:p>
          </table:table-cell>
          <table:table-cell office:value-type="string" calcext:value-type="string">
            <text:p>2017.0317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86798-</text:p>
            <text:p>0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.139.682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3:43</text:p>
          </table:table-cell>
          <table:table-cell office:value-type="string" calcext:value-type="string">
            <text:p>2017.0317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057-</text:p>
            <text:p>8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3.418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3:44</text:p>
          </table:table-cell>
          <table:table-cell office:value-type="string" calcext:value-type="string">
            <text:p>2017.0317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057-</text:p>
            <text:p>8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48.380,4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9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0/08/2017</text:p>
            <text:p>18:53:46</text:p>
          </table:table-cell>
          <table:table-cell office:value-type="string" calcext:value-type="string">
            <text:p>2017.0318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265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3.388,3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3:47</text:p>
          </table:table-cell>
          <table:table-cell office:value-type="string" calcext:value-type="string">
            <text:p>2017.0318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265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47.79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3:48</text:p>
          </table:table-cell>
          <table:table-cell office:value-type="string" calcext:value-type="string">
            <text:p>2017.0318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771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.562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3:50</text:p>
          </table:table-cell>
          <table:table-cell office:value-type="string" calcext:value-type="string">
            <text:p>2017.0318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771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07.976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3:51</text:p>
          </table:table-cell>
          <table:table-cell office:value-type="string" calcext:value-type="string">
            <text:p>2017.03184-9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7239-</text:p>
            <text:p>9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39.300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7</text:p>
            <text:p>18:53:53</text:p>
          </table:table-cell>
          <table:table-cell office:value-type="string" calcext:value-type="string">
            <text:p>2017.0318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7239-</text:p>
            <text:p>9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7.795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8/2017</text:p>
            <text:p>14:39:31</text:p>
          </table:table-cell>
          <table:table-cell office:value-type="string" calcext:value-type="string">
            <text:p>2017.0321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2221-</text:p>
            <text:p>4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65.669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8/2017</text:p>
            <text:p>14:39:32</text:p>
          </table:table-cell>
          <table:table-cell office:value-type="string" calcext:value-type="string">
            <text:p>2017.03218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82221-</text:p>
            <text:p>4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2.834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8/2017</text:p>
            <text:p>14:39:34</text:p>
          </table:table-cell>
          <table:table-cell office:value-type="string" calcext:value-type="string">
            <text:p>2017.0321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2221-</text:p>
            <text:p>4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.491.026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8/2017</text:p>
            <text:p>14:39:37</text:p>
          </table:table-cell>
          <table:table-cell office:value-type="string" calcext:value-type="string">
            <text:p>2017.0322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1695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1.367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8/2017</text:p>
            <text:p>14:39:39</text:p>
          </table:table-cell>
          <table:table-cell office:value-type="string" calcext:value-type="string">
            <text:p>2017.03221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1695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43.962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8/2017</text:p>
            <text:p>14:39:44</text:p>
          </table:table-cell>
          <table:table-cell office:value-type="string" calcext:value-type="string">
            <text:p>2017.0322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8791-</text:p>
            <text:p>9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.246,6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8/2017</text:p>
            <text:p>17:48:45</text:p>
          </table:table-cell>
          <table:table-cell office:value-type="string" calcext:value-type="string">
            <text:p>2017.0323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1441-</text:p>
            <text:p>46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7.246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8/2017</text:p>
            <text:p>18:47:26</text:p>
          </table:table-cell>
          <table:table-cell office:value-type="string" calcext:value-type="string">
            <text:p>2017.0326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1538-</text:p>
            <text:p>8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19.588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8/2017</text:p>
            <text:p>10:24:42</text:p>
          </table:table-cell>
          <table:table-cell office:value-type="string" calcext:value-type="string">
            <text:p>2017.0327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4026-</text:p>
            <text:p>84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25.235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8/2017</text:p>
            <text:p>10:24:43</text:p>
          </table:table-cell>
          <table:table-cell office:value-type="string" calcext:value-type="string">
            <text:p>2017.03271-3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4026-</text:p>
            <text:p>84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0.754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8/2017</text:p>
            <text:p>10:24:45</text:p>
          </table:table-cell>
          <table:table-cell office:value-type="string" calcext:value-type="string">
            <text:p>2017.03272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4026-</text:p>
            <text:p>84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00.943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8/2017</text:p>
            <text:p>18:29:33</text:p>
          </table:table-cell>
          <table:table-cell office:value-type="string" calcext:value-type="string">
            <text:p>2017.0329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351-</text:p>
            <text:p>2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1.394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8/2017</text:p>
            <text:p>18:29:35</text:p>
          </table:table-cell>
          <table:table-cell office:value-type="string" calcext:value-type="string">
            <text:p>2017.0329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351-</text:p>
            <text:p>2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36.497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8/2017</text:p>
            <text:p>18:29:39</text:p>
          </table:table-cell>
          <table:table-cell office:value-type="string" calcext:value-type="string">
            <text:p>2017.03292-6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215506-</text:p>
            <text:p>05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75.672,4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8/2017</text:p>
            <text:p>18:10:42</text:p>
          </table:table-cell>
          <table:table-cell office:value-type="string" calcext:value-type="string">
            <text:p>2017.0330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8634-</text:p>
            <text:p>1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1.068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8/2017</text:p>
            <text:p>17:17:16</text:p>
          </table:table-cell>
          <table:table-cell office:value-type="string" calcext:value-type="string">
            <text:p>2017.03305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98188-</text:p>
            <text:p>50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76.187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8/2017</text:p>
            <text:p>13:45:50</text:p>
          </table:table-cell>
          <table:table-cell office:value-type="string" calcext:value-type="string">
            <text:p>2017.0332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0619-</text:p>
            <text:p>19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1.844,1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31/08/2017</text:p>
          </table:table-cell>
          <table:table-cell office:value-type="string" calcext:value-type="string">
            <text:p>2017.03334-5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92381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04.888,7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3:53:21</text:p>
          </table:table-cell>
          <table:table-cell table:number-columns-repeated="2"/>
          <table:table-cell office:value-type="string" calcext:value-type="string">
            <text:p>83.200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8/2017</text:p>
            <text:p>14:43:54</text:p>
          </table:table-cell>
          <table:table-cell office:value-type="string" calcext:value-type="string">
            <text:p>2017.0333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8657-</text:p>
            <text:p>92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6.694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9/2017</text:p>
            <text:p>10:31:29</text:p>
          </table:table-cell>
          <table:table-cell office:value-type="string" calcext:value-type="string">
            <text:p>2017.0333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1646-</text:p>
            <text:p>29.2000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0.889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9/2017</text:p>
            <text:p>10:31:31</text:p>
          </table:table-cell>
          <table:table-cell office:value-type="string" calcext:value-type="string">
            <text:p>2017.0334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6127-</text:p>
            <text:p>39.2001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66.700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9/2017</text:p>
            <text:p>10:31:36</text:p>
          </table:table-cell>
          <table:table-cell office:value-type="string" calcext:value-type="string">
            <text:p>2017.0334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1646-</text:p>
            <text:p>29.2000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23.559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9/2017</text:p>
            <text:p>15:15:07</text:p>
          </table:table-cell>
          <table:table-cell office:value-type="string" calcext:value-type="string">
            <text:p>2017.03355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490664-</text:p>
            <text:p>87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8.785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9/2017</text:p>
            <text:p>10:10:21</text:p>
          </table:table-cell>
          <table:table-cell office:value-type="string" calcext:value-type="string">
            <text:p>2017.03362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1265-</text:p>
            <text:p>92.2003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7.861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9/2017</text:p>
            <text:p>15:56:41</text:p>
          </table:table-cell>
          <table:table-cell office:value-type="string" calcext:value-type="string">
            <text:p>2017.0341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3297-</text:p>
            <text:p>1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8.304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9/2017</text:p>
            <text:p>14:34:59</text:p>
          </table:table-cell>
          <table:table-cell office:value-type="string" calcext:value-type="string">
            <text:p>2017.03419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04063-</text:p>
            <text:p>19.1999.8.19.0028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6.253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9/2017</text:p>
            <text:p>14:53:58</text:p>
          </table:table-cell>
          <table:table-cell office:value-type="string" calcext:value-type="string">
            <text:p>2017.0342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7086-</text:p>
            <text:p>24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0.383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9/2017</text:p>
            <text:p>14:54:00</text:p>
          </table:table-cell>
          <table:table-cell office:value-type="string" calcext:value-type="string">
            <text:p>2017.0342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7086-</text:p>
            <text:p>24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06.069,7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32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8/09/2017</text:p>
            <text:p>14:54:03</text:p>
          </table:table-cell>
          <table:table-cell office:value-type="string" calcext:value-type="string">
            <text:p>2017.03424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7086-</text:p>
            <text:p>24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0.383,6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9/2017</text:p>
            <text:p>14:54:05</text:p>
          </table:table-cell>
          <table:table-cell office:value-type="string" calcext:value-type="string">
            <text:p>2017.0342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7086-</text:p>
            <text:p>24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06.069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7</text:p>
            <text:p>10:48:22</text:p>
          </table:table-cell>
          <table:table-cell office:value-type="string" calcext:value-type="string">
            <text:p>2017.03436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1456-</text:p>
            <text:p>80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4.670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7</text:p>
            <text:p>10:48:24</text:p>
          </table:table-cell>
          <table:table-cell office:value-type="string" calcext:value-type="string">
            <text:p>2017.0343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456-</text:p>
            <text:p>80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4.858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7</text:p>
            <text:p>10:48:28</text:p>
          </table:table-cell>
          <table:table-cell office:value-type="string" calcext:value-type="string">
            <text:p>2017.0343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545-</text:p>
            <text:p>53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65.720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7</text:p>
            <text:p>10:48:30</text:p>
          </table:table-cell>
          <table:table-cell office:value-type="string" calcext:value-type="string">
            <text:p>2017.0343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545-</text:p>
            <text:p>53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1.022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7</text:p>
            <text:p>18:05:41</text:p>
          </table:table-cell>
          <table:table-cell office:value-type="string" calcext:value-type="string">
            <text:p>2017.0344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5050-</text:p>
            <text:p>59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27.347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9/2017</text:p>
            <text:p>12:27:05</text:p>
          </table:table-cell>
          <table:table-cell office:value-type="string" calcext:value-type="string">
            <text:p>2017.03451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30382-</text:p>
            <text:p>93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08.339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9/2017</text:p>
            <text:p>12:27:06</text:p>
          </table:table-cell>
          <table:table-cell office:value-type="string" calcext:value-type="string">
            <text:p>2017.0345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614-</text:p>
            <text:p>08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1.056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9/2017</text:p>
            <text:p>12:27:10</text:p>
          </table:table-cell>
          <table:table-cell office:value-type="string" calcext:value-type="string">
            <text:p>2017.0345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614-</text:p>
            <text:p>08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1.056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9/2017</text:p>
            <text:p>18:01:46</text:p>
          </table:table-cell>
          <table:table-cell office:value-type="string" calcext:value-type="string">
            <text:p>2017.0346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151-</text:p>
            <text:p>11.2012.8.19.0045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04.082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9/2017</text:p>
            <text:p>14:15:47</text:p>
          </table:table-cell>
          <table:table-cell office:value-type="string" calcext:value-type="string">
            <text:p>2017.03511-9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270861-</text:p>
            <text:p>68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2.426,7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9/2017</text:p>
            <text:p>15:00:33</text:p>
          </table:table-cell>
          <table:table-cell office:value-type="string" calcext:value-type="string">
            <text:p>2017.0351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3305-</text:p>
            <text:p>24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0.825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9/2017</text:p>
            <text:p>18:12:45</text:p>
          </table:table-cell>
          <table:table-cell office:value-type="string" calcext:value-type="string">
            <text:p>2017.03525-9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294549-</text:p>
            <text:p>93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61.878,01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9/2017</text:p>
            <text:p>13:27:52</text:p>
          </table:table-cell>
          <table:table-cell office:value-type="string" calcext:value-type="string">
            <text:p>2017.0352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4440-</text:p>
            <text:p>84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2.485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9/2017</text:p>
            <text:p>13:27:54</text:p>
          </table:table-cell>
          <table:table-cell office:value-type="string" calcext:value-type="string">
            <text:p>2017.0353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4440-</text:p>
            <text:p>84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2.485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9/2017</text:p>
            <text:p>13:27:57</text:p>
          </table:table-cell>
          <table:table-cell office:value-type="string" calcext:value-type="string">
            <text:p>2017.03531-3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44440-</text:p>
            <text:p>84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2.485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9/2017</text:p>
            <text:p>14:57:22</text:p>
          </table:table-cell>
          <table:table-cell office:value-type="string" calcext:value-type="string">
            <text:p>2017.03535-6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08500-</text:p>
            <text:p>9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3.762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9/2017</text:p>
            <text:p>16:04:55</text:p>
          </table:table-cell>
          <table:table-cell office:value-type="string" calcext:value-type="string">
            <text:p>2017.03536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08500-</text:p>
            <text:p>9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9.666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9/2017</text:p>
            <text:p>16:04:59</text:p>
          </table:table-cell>
          <table:table-cell office:value-type="string" calcext:value-type="string">
            <text:p>2017.0353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8500-</text:p>
            <text:p>9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4.613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7</text:p>
            <text:p>13:10:06</text:p>
          </table:table-cell>
          <table:table-cell office:value-type="string" calcext:value-type="string">
            <text:p>2017.0353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3812-</text:p>
            <text:p>48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32.995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7</text:p>
            <text:p>15:12:49</text:p>
          </table:table-cell>
          <table:table-cell office:value-type="string" calcext:value-type="string">
            <text:p>2017.0354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4712-</text:p>
            <text:p>89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9.331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7</text:p>
            <text:p>15:14:07</text:p>
          </table:table-cell>
          <table:table-cell office:value-type="string" calcext:value-type="string">
            <text:p>2017.0354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028-</text:p>
            <text:p>65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6.365,1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55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2017.03544-5</text:p>
          </table:table-cell>
          <table:table-cell office:value-type="string" calcext:value-type="string">
            <text:p>Para arquivar</text:p>
          </table:table-cell>
          <table:table-cell table:style-name="ce1" office:value-type="string" calcext:value-type="string">
            <text:p>0118028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5.460,7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5:14:10</text:p>
          </table:table-cell>
          <table:table-cell table:number-columns-repeated="2"/>
          <table:table-cell office:value-type="string" calcext:value-type="string">
            <text:p>65.2013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9/2017</text:p>
            <text:p>12:28:02</text:p>
          </table:table-cell>
          <table:table-cell office:value-type="string" calcext:value-type="string">
            <text:p>2017.0355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1709-</text:p>
            <text:p>81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6.049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9/2017</text:p>
            <text:p>13:26:33</text:p>
          </table:table-cell>
          <table:table-cell office:value-type="string" calcext:value-type="string">
            <text:p>2017.03552-6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81067-</text:p>
            <text:p>36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66.664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10/2017</text:p>
            <text:p>13:13:53</text:p>
          </table:table-cell>
          <table:table-cell office:value-type="string" calcext:value-type="string">
            <text:p>2017.0356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6278-</text:p>
            <text:p>43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13.805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10/2017</text:p>
            <text:p>16:30:02</text:p>
          </table:table-cell>
          <table:table-cell office:value-type="string" calcext:value-type="string">
            <text:p>2017.03591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1571-</text:p>
            <text:p>12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1.566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10/2017</text:p>
            <text:p>16:30:05</text:p>
          </table:table-cell>
          <table:table-cell office:value-type="string" calcext:value-type="string">
            <text:p>2017.0359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1571-</text:p>
            <text:p>12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2.051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10/2017</text:p>
            <text:p>16:30:07</text:p>
          </table:table-cell>
          <table:table-cell office:value-type="string" calcext:value-type="string">
            <text:p>2017.03593-3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101571-</text:p>
            <text:p>12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2.051,03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10/2017</text:p>
            <text:p>12:40:23</text:p>
          </table:table-cell>
          <table:table-cell office:value-type="string" calcext:value-type="string">
            <text:p>2017.0360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0385-</text:p>
            <text:p>69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4.533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10/2017</text:p>
            <text:p>12:40:26</text:p>
          </table:table-cell>
          <table:table-cell office:value-type="string" calcext:value-type="string">
            <text:p>2017.0360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0385-</text:p>
            <text:p>69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8.135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10/2017</text:p>
            <text:p>13:11:58</text:p>
          </table:table-cell>
          <table:table-cell office:value-type="string" calcext:value-type="string">
            <text:p>2017.03615-8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396055-</text:p>
            <text:p>20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02.673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10/2017</text:p>
            <text:p>13:12:00</text:p>
          </table:table-cell>
          <table:table-cell office:value-type="string" calcext:value-type="string">
            <text:p>2017.0361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6055-</text:p>
            <text:p>20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02.673,8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66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0/10/2017</text:p>
            <text:p>14:20:54</text:p>
          </table:table-cell>
          <table:table-cell office:value-type="string" calcext:value-type="string">
            <text:p>2017.0362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566-</text:p>
            <text:p>3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PD</text:p>
          </table:table-cell>
          <table:table-cell office:value-type="string" calcext:value-type="string">
            <text:p>R$334.901,4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10/2017</text:p>
            <text:p>14:20:55</text:p>
          </table:table-cell>
          <table:table-cell office:value-type="string" calcext:value-type="string">
            <text:p>2017.0362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566-</text:p>
            <text:p>3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4.352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0/2017</text:p>
            <text:p>17:05:37</text:p>
          </table:table-cell>
          <table:table-cell office:value-type="string" calcext:value-type="string">
            <text:p>2017.0362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9902-</text:p>
            <text:p>62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39.065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0/2017</text:p>
            <text:p>17:05:39</text:p>
          </table:table-cell>
          <table:table-cell office:value-type="string" calcext:value-type="string">
            <text:p>2017.03628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69902-</text:p>
            <text:p>62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0.114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0/2017</text:p>
            <text:p>17:05:42</text:p>
          </table:table-cell>
          <table:table-cell office:value-type="string" calcext:value-type="string">
            <text:p>2017.0362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9902-</text:p>
            <text:p>62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45.057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0/2017</text:p>
            <text:p>17:05:44</text:p>
          </table:table-cell>
          <table:table-cell office:value-type="string" calcext:value-type="string">
            <text:p>2017.0363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9902-</text:p>
            <text:p>62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45.647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0/2017</text:p>
            <text:p>17:05:46</text:p>
          </table:table-cell>
          <table:table-cell office:value-type="string" calcext:value-type="string">
            <text:p>2017.03631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69902-</text:p>
            <text:p>62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0.114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0/2017</text:p>
            <text:p>17:05:48</text:p>
          </table:table-cell>
          <table:table-cell office:value-type="string" calcext:value-type="string">
            <text:p>2017.0363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9902-</text:p>
            <text:p>62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45.057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0/2017</text:p>
            <text:p>17:05:50</text:p>
          </table:table-cell>
          <table:table-cell office:value-type="string" calcext:value-type="string">
            <text:p>2017.0363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9902-</text:p>
            <text:p>62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35.928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0/2017</text:p>
            <text:p>17:05:52</text:p>
          </table:table-cell>
          <table:table-cell office:value-type="string" calcext:value-type="string">
            <text:p>2017.03634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9902-</text:p>
            <text:p>62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90.114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0/2017</text:p>
            <text:p>17:05:54</text:p>
          </table:table-cell>
          <table:table-cell office:value-type="string" calcext:value-type="string">
            <text:p>2017.0363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9902-</text:p>
            <text:p>62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72.784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0/2017</text:p>
            <text:p>17:05:57</text:p>
          </table:table-cell>
          <table:table-cell office:value-type="string" calcext:value-type="string">
            <text:p>2017.0363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5678-</text:p>
            <text:p>7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19.498,8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10/2017</text:p>
            <text:p>15:02:57</text:p>
          </table:table-cell>
          <table:table-cell office:value-type="string" calcext:value-type="string">
            <text:p>2017.0365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8182-</text:p>
            <text:p>81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3.142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10/2017</text:p>
            <text:p>16:36:17</text:p>
          </table:table-cell>
          <table:table-cell office:value-type="string" calcext:value-type="string">
            <text:p>2017.0365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3915-</text:p>
            <text:p>82.2012.8.19.005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26.193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10/2017</text:p>
            <text:p>13:44:39</text:p>
          </table:table-cell>
          <table:table-cell office:value-type="string" calcext:value-type="string">
            <text:p>2017.0365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2705-</text:p>
            <text:p>52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8.144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10/2017</text:p>
            <text:p>16:49:28</text:p>
          </table:table-cell>
          <table:table-cell office:value-type="string" calcext:value-type="string">
            <text:p>2017.03665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329069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7.480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10/2017</text:p>
            <text:p>15:32:49</text:p>
          </table:table-cell>
          <table:table-cell office:value-type="string" calcext:value-type="string">
            <text:p>2017.0367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3924-</text:p>
            <text:p>11.2002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2.311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10/2017</text:p>
            <text:p>17:39:17</text:p>
          </table:table-cell>
          <table:table-cell office:value-type="string" calcext:value-type="string">
            <text:p>2017.0367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4894-</text:p>
            <text:p>63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1.548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10/2017</text:p>
            <text:p>14:22:55</text:p>
          </table:table-cell>
          <table:table-cell office:value-type="string" calcext:value-type="string">
            <text:p>2017.03689-1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188370-</text:p>
            <text:p>6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2.564,24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10/2017</text:p>
            <text:p>14:00:21</text:p>
          </table:table-cell>
          <table:table-cell office:value-type="string" calcext:value-type="string">
            <text:p>2017.0372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3800-</text:p>
            <text:p>7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1.464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10/2017</text:p>
            <text:p>18:33:23</text:p>
          </table:table-cell>
          <table:table-cell office:value-type="string" calcext:value-type="string">
            <text:p>2017.03728-6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3877-</text:p>
            <text:p>77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6.356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10/2017</text:p>
            <text:p>19:00:19</text:p>
          </table:table-cell>
          <table:table-cell office:value-type="string" calcext:value-type="string">
            <text:p>2017.0372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9667-</text:p>
            <text:p>68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78.252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7</text:p>
            <text:p>13:29:50</text:p>
          </table:table-cell>
          <table:table-cell office:value-type="string" calcext:value-type="string">
            <text:p>2017.03733-2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17357-</text:p>
            <text:p>9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52.636,9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89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1/11/2017</text:p>
          </table:table-cell>
          <table:table-cell office:value-type="string" calcext:value-type="string">
            <text:p>2017.03736-7</text:p>
          </table:table-cell>
          <table:table-cell office:value-type="string" calcext:value-type="string">
            <text:p>Pago Prioridade</text:p>
          </table:table-cell>
          <table:table-cell table:style-name="ce1" office:value-type="string" calcext:value-type="string">
            <text:p>0157632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7.377,8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5:27:33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4.2005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11/2017</text:p>
            <text:p>11:55:36</text:p>
          </table:table-cell>
          <table:table-cell office:value-type="string" calcext:value-type="string">
            <text:p>2017.03742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22746-</text:p>
            <text:p>61.2017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6.225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11/2017</text:p>
            <text:p>11:55:38</text:p>
          </table:table-cell>
          <table:table-cell office:value-type="string" calcext:value-type="string">
            <text:p>2017.03743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22746-</text:p>
            <text:p>61.2017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6.225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11/2017</text:p>
            <text:p>18:27:17</text:p>
          </table:table-cell>
          <table:table-cell office:value-type="string" calcext:value-type="string">
            <text:p>2017.03746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70314-</text:p>
            <text:p>46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69.353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11/2017</text:p>
            <text:p>14:22:38</text:p>
          </table:table-cell>
          <table:table-cell office:value-type="string" calcext:value-type="string">
            <text:p>2017.0375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7534-</text:p>
            <text:p>82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7.931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11/2017</text:p>
            <text:p>17:44:56</text:p>
          </table:table-cell>
          <table:table-cell office:value-type="string" calcext:value-type="string">
            <text:p>2017.03799-5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192857-</text:p>
            <text:p>8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4.907,94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11/2017</text:p>
            <text:p>17:21:16</text:p>
          </table:table-cell>
          <table:table-cell office:value-type="string" calcext:value-type="string">
            <text:p>2017.03813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11612-</text:p>
            <text:p>48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3.572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7</text:p>
            <text:p>14:04:41</text:p>
          </table:table-cell>
          <table:table-cell office:value-type="string" calcext:value-type="string">
            <text:p>2017.03830-4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295619-</text:p>
            <text:p>48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7.187,11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7</text:p>
            <text:p>14:09:59</text:p>
          </table:table-cell>
          <table:table-cell office:value-type="string" calcext:value-type="string">
            <text:p>2017.0383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0866-</text:p>
            <text:p>91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5.338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2/2017</text:p>
            <text:p>13:46:35</text:p>
          </table:table-cell>
          <table:table-cell office:value-type="string" calcext:value-type="string">
            <text:p>2017.0383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50-</text:p>
            <text:p>65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6.499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12/2017</text:p>
            <text:p>21:48:19</text:p>
          </table:table-cell>
          <table:table-cell office:value-type="string" calcext:value-type="string">
            <text:p>2017.0387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264-</text:p>
            <text:p>1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72.099,8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200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7/12/2017</text:p>
            <text:p>11:19:50</text:p>
          </table:table-cell>
          <table:table-cell office:value-type="string" calcext:value-type="string">
            <text:p>2017.0387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2524-</text:p>
            <text:p>76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4.576,1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2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12/2017</text:p>
            <text:p>11:19:53</text:p>
          </table:table-cell>
          <table:table-cell office:value-type="string" calcext:value-type="string">
            <text:p>2017.0387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2524-</text:p>
            <text:p>76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4.576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2/2017</text:p>
            <text:p>14:38:13</text:p>
          </table:table-cell>
          <table:table-cell office:value-type="string" calcext:value-type="string">
            <text:p>2017.0390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5237-</text:p>
            <text:p>24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08.864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12/2017</text:p>
            <text:p>12:48:47</text:p>
          </table:table-cell>
          <table:table-cell office:value-type="string" calcext:value-type="string">
            <text:p>2017.0391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52-</text:p>
            <text:p>51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8.363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12/2017</text:p>
            <text:p>12:48:49</text:p>
          </table:table-cell>
          <table:table-cell office:value-type="string" calcext:value-type="string">
            <text:p>2017.03912-2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09452-</text:p>
            <text:p>51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3.455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12/2017</text:p>
            <text:p>12:48:50</text:p>
          </table:table-cell>
          <table:table-cell office:value-type="string" calcext:value-type="string">
            <text:p>2017.03913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09452-</text:p>
            <text:p>51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3.455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12/2017</text:p>
            <text:p>12:48:53</text:p>
          </table:table-cell>
          <table:table-cell office:value-type="string" calcext:value-type="string">
            <text:p>2017.0391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52-</text:p>
            <text:p>51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8.363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12/2017</text:p>
            <text:p>12:48:55</text:p>
          </table:table-cell>
          <table:table-cell office:value-type="string" calcext:value-type="string">
            <text:p>2017.0391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0676-</text:p>
            <text:p>84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9.40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12/2017</text:p>
            <text:p>12:48:56</text:p>
          </table:table-cell>
          <table:table-cell office:value-type="string" calcext:value-type="string">
            <text:p>2017.0391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0676-</text:p>
            <text:p>84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0.63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12/2017</text:p>
            <text:p>17:33:41</text:p>
          </table:table-cell>
          <table:table-cell office:value-type="string" calcext:value-type="string">
            <text:p>2017.0394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5928-</text:p>
            <text:p>23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43.395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12/2017</text:p>
            <text:p>17:33:43</text:p>
          </table:table-cell>
          <table:table-cell office:value-type="string" calcext:value-type="string">
            <text:p>2017.0394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7158-</text:p>
            <text:p>83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10.768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12/2017</text:p>
            <text:p>17:33:50</text:p>
          </table:table-cell>
          <table:table-cell office:value-type="string" calcext:value-type="string">
            <text:p>2017.03943-2</text:p>
          </table:table-cell>
          <table:table-cell office:value-type="string" calcext:value-type="string">
            <text:p>Pago Prioridade</text:p>
            <text:p>DG</text:p>
          </table:table-cell>
          <table:table-cell office:value-type="string" calcext:value-type="string">
            <text:p>0357158-</text:p>
            <text:p>83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258.458,9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2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12/2017</text:p>
            <text:p>17:22:41</text:p>
          </table:table-cell>
          <table:table-cell office:value-type="string" calcext:value-type="string">
            <text:p>2017.03955-6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7780-</text:p>
            <text:p>66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1.442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4:53</text:p>
          </table:table-cell>
          <table:table-cell office:value-type="string" calcext:value-type="string">
            <text:p>2017.03963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4:55</text:p>
          </table:table-cell>
          <table:table-cell office:value-type="string" calcext:value-type="string">
            <text:p>2017.0396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4:57</text:p>
          </table:table-cell>
          <table:table-cell office:value-type="string" calcext:value-type="string">
            <text:p>2017.03965-3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4.087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4:58</text:p>
          </table:table-cell>
          <table:table-cell office:value-type="string" calcext:value-type="string">
            <text:p>2017.0396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7.924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00</text:p>
          </table:table-cell>
          <table:table-cell office:value-type="string" calcext:value-type="string">
            <text:p>2017.0396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02</text:p>
          </table:table-cell>
          <table:table-cell office:value-type="string" calcext:value-type="string">
            <text:p>2017.03968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04</text:p>
          </table:table-cell>
          <table:table-cell office:value-type="string" calcext:value-type="string">
            <text:p>2017.03969-6</text:p>
          </table:table-cell>
          <table:table-cell office:value-type="string" calcext:value-type="string">
            <text:p>Pago Prioridade</text:p>
            <text:p>DG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06</text:p>
          </table:table-cell>
          <table:table-cell office:value-type="string" calcext:value-type="string">
            <text:p>2017.03970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07</text:p>
          </table:table-cell>
          <table:table-cell office:value-type="string" calcext:value-type="string">
            <text:p>2017.03971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5.217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09</text:p>
          </table:table-cell>
          <table:table-cell office:value-type="string" calcext:value-type="string">
            <text:p>2017.0397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5.217,5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23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1/12/2017</text:p>
          </table:table-cell>
          <table:table-cell office:value-type="string" calcext:value-type="string">
            <text:p>2017.03973-4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18661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1:25:11</text:p>
          </table:table-cell>
          <table:table-cell table:number-columns-repeated="2"/>
          <table:table-cell office:value-type="string" calcext:value-type="string">
            <text:p>96.1998.8.19.0000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2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13</text:p>
          </table:table-cell>
          <table:table-cell office:value-type="string" calcext:value-type="string">
            <text:p>2017.03974-2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15</text:p>
          </table:table-cell>
          <table:table-cell office:value-type="string" calcext:value-type="string">
            <text:p>2017.03975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5.217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16</text:p>
          </table:table-cell>
          <table:table-cell office:value-type="string" calcext:value-type="string">
            <text:p>2017.03976-9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18</text:p>
          </table:table-cell>
          <table:table-cell office:value-type="string" calcext:value-type="string">
            <text:p>2017.03977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20</text:p>
          </table:table-cell>
          <table:table-cell office:value-type="string" calcext:value-type="string">
            <text:p>2017.03978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8.343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22</text:p>
          </table:table-cell>
          <table:table-cell office:value-type="string" calcext:value-type="string">
            <text:p>2017.03979-3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24</text:p>
          </table:table-cell>
          <table:table-cell office:value-type="string" calcext:value-type="string">
            <text:p>2017.03980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25</text:p>
          </table:table-cell>
          <table:table-cell office:value-type="string" calcext:value-type="string">
            <text:p>2017.03981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27</text:p>
          </table:table-cell>
          <table:table-cell office:value-type="string" calcext:value-type="string">
            <text:p>2017.03982-3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8.548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29</text:p>
          </table:table-cell>
          <table:table-cell office:value-type="string" calcext:value-type="string">
            <text:p>2017.03983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0.915,5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234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1/12/2017</text:p>
            <text:p>11:25:31</text:p>
          </table:table-cell>
          <table:table-cell office:value-type="string" calcext:value-type="string">
            <text:p>2017.03984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0.721,3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2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32</text:p>
          </table:table-cell>
          <table:table-cell office:value-type="string" calcext:value-type="string">
            <text:p>2017.03985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34</text:p>
          </table:table-cell>
          <table:table-cell office:value-type="string" calcext:value-type="string">
            <text:p>2017.0398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3.344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36</text:p>
          </table:table-cell>
          <table:table-cell office:value-type="string" calcext:value-type="string">
            <text:p>2017.03987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1.677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38</text:p>
          </table:table-cell>
          <table:table-cell office:value-type="string" calcext:value-type="string">
            <text:p>2017.03988-2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3.344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40</text:p>
          </table:table-cell>
          <table:table-cell office:value-type="string" calcext:value-type="string">
            <text:p>2017.03989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3.344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41</text:p>
          </table:table-cell>
          <table:table-cell office:value-type="string" calcext:value-type="string">
            <text:p>2017.03990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43</text:p>
          </table:table-cell>
          <table:table-cell office:value-type="string" calcext:value-type="string">
            <text:p>2017.03991-2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45</text:p>
          </table:table-cell>
          <table:table-cell office:value-type="string" calcext:value-type="string">
            <text:p>2017.03992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47</text:p>
          </table:table-cell>
          <table:table-cell office:value-type="string" calcext:value-type="string">
            <text:p>2017.03993-9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5.217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49</text:p>
          </table:table-cell>
          <table:table-cell office:value-type="string" calcext:value-type="string">
            <text:p>2017.03994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50</text:p>
          </table:table-cell>
          <table:table-cell office:value-type="string" calcext:value-type="string">
            <text:p>2017.03995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8.359,7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2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52</text:p>
          </table:table-cell>
          <table:table-cell office:value-type="string" calcext:value-type="string">
            <text:p>2017.03996-3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54</text:p>
          </table:table-cell>
          <table:table-cell office:value-type="string" calcext:value-type="string">
            <text:p>2017.03997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56</text:p>
          </table:table-cell>
          <table:table-cell office:value-type="string" calcext:value-type="string">
            <text:p>2017.03998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58</text:p>
          </table:table-cell>
          <table:table-cell office:value-type="string" calcext:value-type="string">
            <text:p>2017.03999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5:59</text:p>
          </table:table-cell>
          <table:table-cell office:value-type="string" calcext:value-type="string">
            <text:p>2017.04000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6:01</text:p>
          </table:table-cell>
          <table:table-cell office:value-type="string" calcext:value-type="string">
            <text:p>2017.0400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6:03</text:p>
          </table:table-cell>
          <table:table-cell office:value-type="string" calcext:value-type="string">
            <text:p>2017.04002-3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6:05</text:p>
          </table:table-cell>
          <table:table-cell office:value-type="string" calcext:value-type="string">
            <text:p>2017.04003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6:07</text:p>
          </table:table-cell>
          <table:table-cell office:value-type="string" calcext:value-type="string">
            <text:p>2017.04004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5.217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6:08</text:p>
          </table:table-cell>
          <table:table-cell office:value-type="string" calcext:value-type="string">
            <text:p>2017.04005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6:10</text:p>
          </table:table-cell>
          <table:table-cell office:value-type="string" calcext:value-type="string">
            <text:p>2017.04006-6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57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1/12/2017</text:p>
          </table:table-cell>
          <table:table-cell office:value-type="string" calcext:value-type="string">
            <text:p>2017.04007-4</text:p>
          </table:table-cell>
          <table:table-cell office:value-type="string" calcext:value-type="string">
            <text:p>Pago Prioridade</text:p>
          </table:table-cell>
          <table:table-cell table:style-name="ce1" office:value-type="string" calcext:value-type="string">
            <text:p>0018661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1:26:12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96.1998.8.19.0000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2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6:14</text:p>
          </table:table-cell>
          <table:table-cell office:value-type="string" calcext:value-type="string">
            <text:p>2017.04008-2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6:16</text:p>
          </table:table-cell>
          <table:table-cell office:value-type="string" calcext:value-type="string">
            <text:p>2017.04009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6:17</text:p>
          </table:table-cell>
          <table:table-cell office:value-type="string" calcext:value-type="string">
            <text:p>2017.04010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6:19</text:p>
          </table:table-cell>
          <table:table-cell office:value-type="string" calcext:value-type="string">
            <text:p>2017.04011-2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6:21</text:p>
          </table:table-cell>
          <table:table-cell office:value-type="string" calcext:value-type="string">
            <text:p>2017.04012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6:23</text:p>
          </table:table-cell>
          <table:table-cell office:value-type="string" calcext:value-type="string">
            <text:p>2017.0401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97.738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2/2017</text:p>
            <text:p>11:26:36</text:p>
          </table:table-cell>
          <table:table-cell office:value-type="string" calcext:value-type="string">
            <text:p>2017.04014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1/2018</text:p>
            <text:p>10:52:08</text:p>
          </table:table-cell>
          <table:table-cell office:value-type="string" calcext:value-type="string">
            <text:p>2018.0000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8661-</text:p>
            <text:p>96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5.486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1/2018</text:p>
            <text:p>15:22:02</text:p>
          </table:table-cell>
          <table:table-cell office:value-type="string" calcext:value-type="string">
            <text:p>2018.0001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4889-</text:p>
            <text:p>37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62.408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1/2018</text:p>
            <text:p>16:03:19</text:p>
          </table:table-cell>
          <table:table-cell office:value-type="string" calcext:value-type="string">
            <text:p>2018.0003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1061-</text:p>
            <text:p>68.2015.8.19.0064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00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268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31/01/2018</text:p>
            <text:p>11:48:35</text:p>
          </table:table-cell>
          <table:table-cell office:value-type="string" calcext:value-type="string">
            <text:p>2018.0004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4537-</text:p>
            <text:p>76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4.396,7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2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2/2018</text:p>
            <text:p>12:49:53</text:p>
          </table:table-cell>
          <table:table-cell office:value-type="string" calcext:value-type="string">
            <text:p>2018.0006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1666-</text:p>
            <text:p>32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52.330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2/2018</text:p>
            <text:p>12:53:42</text:p>
          </table:table-cell>
          <table:table-cell office:value-type="string" calcext:value-type="string">
            <text:p>2018.0008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6363-</text:p>
            <text:p>85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72.610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2/2018</text:p>
            <text:p>14:38:30</text:p>
          </table:table-cell>
          <table:table-cell office:value-type="string" calcext:value-type="string">
            <text:p>2018.00092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9273-</text:p>
            <text:p>8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0.155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2/2018</text:p>
            <text:p>18:18:55</text:p>
          </table:table-cell>
          <table:table-cell office:value-type="string" calcext:value-type="string">
            <text:p>2018.00106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89569-</text:p>
            <text:p>03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0.403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2/2018</text:p>
            <text:p>18:18:55</text:p>
          </table:table-cell>
          <table:table-cell office:value-type="string" calcext:value-type="string">
            <text:p>2018.0010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9569-</text:p>
            <text:p>03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14.86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2/2018</text:p>
            <text:p>18:18:58</text:p>
          </table:table-cell>
          <table:table-cell office:value-type="string" calcext:value-type="string">
            <text:p>2018.00108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373672-</text:p>
            <text:p>09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4.241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2/2018</text:p>
            <text:p>18:19:00</text:p>
          </table:table-cell>
          <table:table-cell office:value-type="string" calcext:value-type="string">
            <text:p>2018.0010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3672-</text:p>
            <text:p>09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.765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2/2018</text:p>
            <text:p>18:19:01</text:p>
          </table:table-cell>
          <table:table-cell office:value-type="string" calcext:value-type="string">
            <text:p>2018.0011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3672-</text:p>
            <text:p>09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.765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2/2018</text:p>
            <text:p>19:15:04</text:p>
          </table:table-cell>
          <table:table-cell office:value-type="string" calcext:value-type="string">
            <text:p>2018.0011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3404-</text:p>
            <text:p>02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5.195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2/2018</text:p>
            <text:p>15:00:48</text:p>
          </table:table-cell>
          <table:table-cell office:value-type="string" calcext:value-type="string">
            <text:p>2018.0011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4514-</text:p>
            <text:p>73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12.462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2/2018</text:p>
            <text:p>15:00:50</text:p>
          </table:table-cell>
          <table:table-cell office:value-type="string" calcext:value-type="string">
            <text:p>2018.0011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4514-</text:p>
            <text:p>73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12.462,7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2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2/2018</text:p>
            <text:p>14:52:19</text:p>
          </table:table-cell>
          <table:table-cell office:value-type="string" calcext:value-type="string">
            <text:p>2018.00126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8855-</text:p>
            <text:p>87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8.902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2/2018</text:p>
            <text:p>16:42:56</text:p>
          </table:table-cell>
          <table:table-cell office:value-type="string" calcext:value-type="string">
            <text:p>2018.0017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1937-</text:p>
            <text:p>4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9.603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2/2018</text:p>
            <text:p>12:35:30</text:p>
          </table:table-cell>
          <table:table-cell office:value-type="string" calcext:value-type="string">
            <text:p>2018.0018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5060-</text:p>
            <text:p>06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77.436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2/2018</text:p>
            <text:p>11:56:39</text:p>
          </table:table-cell>
          <table:table-cell office:value-type="string" calcext:value-type="string">
            <text:p>2018.0022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8409-</text:p>
            <text:p>57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43.496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2/2018</text:p>
            <text:p>11:56:41</text:p>
          </table:table-cell>
          <table:table-cell office:value-type="string" calcext:value-type="string">
            <text:p>2018.0022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8409-</text:p>
            <text:p>57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43.496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2/2018</text:p>
            <text:p>11:56:43</text:p>
          </table:table-cell>
          <table:table-cell office:value-type="string" calcext:value-type="string">
            <text:p>2018.0022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8409-</text:p>
            <text:p>57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43.496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2/2018</text:p>
            <text:p>23:23:01</text:p>
          </table:table-cell>
          <table:table-cell office:value-type="string" calcext:value-type="string">
            <text:p>2018.0020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3680-</text:p>
            <text:p>3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66.929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2/2018</text:p>
            <text:p>23:23:02</text:p>
          </table:table-cell>
          <table:table-cell office:value-type="string" calcext:value-type="string">
            <text:p>2018.0020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3680-</text:p>
            <text:p>3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1.732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2/2018</text:p>
            <text:p>13:05:21</text:p>
          </table:table-cell>
          <table:table-cell office:value-type="string" calcext:value-type="string">
            <text:p>2018.0022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328-</text:p>
            <text:p>5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49.150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2/2018</text:p>
            <text:p>12:58:13</text:p>
          </table:table-cell>
          <table:table-cell office:value-type="string" calcext:value-type="string">
            <text:p>2018.0023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8467-</text:p>
            <text:p>2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14.404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2/2018</text:p>
            <text:p>15:05:03</text:p>
          </table:table-cell>
          <table:table-cell office:value-type="string" calcext:value-type="string">
            <text:p>2018.0024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1259-</text:p>
            <text:p>61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5.944,2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91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8/02/2018</text:p>
          </table:table-cell>
          <table:table-cell office:value-type="string" calcext:value-type="string">
            <text:p>2018.00258-3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317059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41.915,4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03:40</text:p>
          </table:table-cell>
          <table:table-cell table:number-columns-repeated="2"/>
          <table:table-cell office:value-type="string" calcext:value-type="string">
            <text:p>71.2010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2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3/2018</text:p>
            <text:p>16:15:01</text:p>
          </table:table-cell>
          <table:table-cell office:value-type="string" calcext:value-type="string">
            <text:p>2018.0026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3658-</text:p>
            <text:p>96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9.241.615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3/2018</text:p>
            <text:p>13:44:00</text:p>
          </table:table-cell>
          <table:table-cell office:value-type="string" calcext:value-type="string">
            <text:p>2018.0027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8976-</text:p>
            <text:p>63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59.981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3/2018</text:p>
            <text:p>15:52:03</text:p>
          </table:table-cell>
          <table:table-cell office:value-type="string" calcext:value-type="string">
            <text:p>2018.0029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8612-</text:p>
            <text:p>8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2.638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3/2018</text:p>
            <text:p>15:56:19</text:p>
          </table:table-cell>
          <table:table-cell office:value-type="string" calcext:value-type="string">
            <text:p>2018.0030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5246-</text:p>
            <text:p>9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2.077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3/2018</text:p>
            <text:p>15:56:20</text:p>
          </table:table-cell>
          <table:table-cell office:value-type="string" calcext:value-type="string">
            <text:p>2018.0030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5246-</text:p>
            <text:p>9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8.052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3/2018</text:p>
            <text:p>15:56:22</text:p>
          </table:table-cell>
          <table:table-cell office:value-type="string" calcext:value-type="string">
            <text:p>2018.0030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5246-</text:p>
            <text:p>9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7.409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3/2018</text:p>
            <text:p>16:03:19</text:p>
          </table:table-cell>
          <table:table-cell office:value-type="string" calcext:value-type="string">
            <text:p>2018.00306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75246-</text:p>
            <text:p>9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4.214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3/2018</text:p>
            <text:p>17:22:35</text:p>
          </table:table-cell>
          <table:table-cell office:value-type="string" calcext:value-type="string">
            <text:p>2018.0031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2005-</text:p>
            <text:p>79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1.38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3/2018</text:p>
            <text:p>17:22:36</text:p>
          </table:table-cell>
          <table:table-cell office:value-type="string" calcext:value-type="string">
            <text:p>2018.0031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2005-</text:p>
            <text:p>79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1.387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3/2018</text:p>
            <text:p>17:22:38</text:p>
          </table:table-cell>
          <table:table-cell office:value-type="string" calcext:value-type="string">
            <text:p>2018.00315-6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91333-</text:p>
            <text:p>21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1.942,3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302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8/03/2018</text:p>
            <text:p>19:37:52</text:p>
          </table:table-cell>
          <table:table-cell office:value-type="string" calcext:value-type="string">
            <text:p>2018.00319-9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75246-</text:p>
            <text:p>9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1.223,3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3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3/2018</text:p>
            <text:p>18:00:20</text:p>
          </table:table-cell>
          <table:table-cell office:value-type="string" calcext:value-type="string">
            <text:p>2018.0033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0220-</text:p>
            <text:p>2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3.191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3/2018</text:p>
            <text:p>15:57:07</text:p>
          </table:table-cell>
          <table:table-cell office:value-type="string" calcext:value-type="string">
            <text:p>2018.0035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3944-</text:p>
            <text:p>15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3.910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3/2018</text:p>
            <text:p>17:37:40</text:p>
          </table:table-cell>
          <table:table-cell office:value-type="string" calcext:value-type="string">
            <text:p>2018.00352-0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32161-</text:p>
            <text:p>9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56.195,63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3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3/2018</text:p>
            <text:p>18:52:00</text:p>
          </table:table-cell>
          <table:table-cell office:value-type="string" calcext:value-type="string">
            <text:p>2018.0035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4192-</text:p>
            <text:p>35.2010.8.19.0029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2.366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3/2018</text:p>
            <text:p>18:52:00</text:p>
          </table:table-cell>
          <table:table-cell office:value-type="string" calcext:value-type="string">
            <text:p>2018.0035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4192-</text:p>
            <text:p>35.2010.8.19.0029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1.221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5:42:35</text:p>
          </table:table-cell>
          <table:table-cell office:value-type="string" calcext:value-type="string">
            <text:p>2018.00362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334944-</text:p>
            <text:p>69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9.221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1:04</text:p>
          </table:table-cell>
          <table:table-cell office:value-type="string" calcext:value-type="string">
            <text:p>2018.00363-6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1:06</text:p>
          </table:table-cell>
          <table:table-cell office:value-type="string" calcext:value-type="string">
            <text:p>2018.00364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1:08</text:p>
          </table:table-cell>
          <table:table-cell office:value-type="string" calcext:value-type="string">
            <text:p>2018.00365-2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1:10</text:p>
          </table:table-cell>
          <table:table-cell office:value-type="string" calcext:value-type="string">
            <text:p>2018.00366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1:12</text:p>
          </table:table-cell>
          <table:table-cell office:value-type="string" calcext:value-type="string">
            <text:p>2018.00367-9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3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1:14</text:p>
          </table:table-cell>
          <table:table-cell office:value-type="string" calcext:value-type="string">
            <text:p>2018.00369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1:17</text:p>
          </table:table-cell>
          <table:table-cell office:value-type="string" calcext:value-type="string">
            <text:p>2018.00370-9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1:20</text:p>
          </table:table-cell>
          <table:table-cell office:value-type="string" calcext:value-type="string">
            <text:p>2018.00371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1:22</text:p>
          </table:table-cell>
          <table:table-cell office:value-type="string" calcext:value-type="string">
            <text:p>2018.00372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1:24</text:p>
          </table:table-cell>
          <table:table-cell office:value-type="string" calcext:value-type="string">
            <text:p>2018.00373-3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1:26</text:p>
          </table:table-cell>
          <table:table-cell office:value-type="string" calcext:value-type="string">
            <text:p>2018.00374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1:30</text:p>
          </table:table-cell>
          <table:table-cell office:value-type="string" calcext:value-type="string">
            <text:p>2018.00375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1:32</text:p>
          </table:table-cell>
          <table:table-cell office:value-type="string" calcext:value-type="string">
            <text:p>2018.00376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1:34</text:p>
          </table:table-cell>
          <table:table-cell office:value-type="string" calcext:value-type="string">
            <text:p>2018.00377-6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1:36</text:p>
          </table:table-cell>
          <table:table-cell office:value-type="string" calcext:value-type="string">
            <text:p>2018.00378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1:38</text:p>
          </table:table-cell>
          <table:table-cell office:value-type="string" calcext:value-type="string">
            <text:p>2018.00379-2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25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4/03/2018</text:p>
          </table:table-cell>
          <table:table-cell office:value-type="string" calcext:value-type="string">
            <text:p>2018.00380-6</text:p>
          </table:table-cell>
          <table:table-cell office:value-type="string" calcext:value-type="string">
            <text:p>Pago Prioridade</text:p>
          </table:table-cell>
          <table:table-cell table:style-name="ce1" office:value-type="string" calcext:value-type="string">
            <text:p>0145235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31:40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93.2000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3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1:44</text:p>
          </table:table-cell>
          <table:table-cell office:value-type="string" calcext:value-type="string">
            <text:p>2018.0038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1:46</text:p>
          </table:table-cell>
          <table:table-cell office:value-type="string" calcext:value-type="string">
            <text:p>2018.00382-2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1:49</text:p>
          </table:table-cell>
          <table:table-cell office:value-type="string" calcext:value-type="string">
            <text:p>2018.00383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1:51</text:p>
          </table:table-cell>
          <table:table-cell office:value-type="string" calcext:value-type="string">
            <text:p>2018.00384-9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1:53</text:p>
          </table:table-cell>
          <table:table-cell office:value-type="string" calcext:value-type="string">
            <text:p>2018.00385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1:57</text:p>
          </table:table-cell>
          <table:table-cell office:value-type="string" calcext:value-type="string">
            <text:p>2018.00386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1:59</text:p>
          </table:table-cell>
          <table:table-cell office:value-type="string" calcext:value-type="string">
            <text:p>2018.00387-3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2:01</text:p>
          </table:table-cell>
          <table:table-cell office:value-type="string" calcext:value-type="string">
            <text:p>2018.00388-1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3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2:03</text:p>
          </table:table-cell>
          <table:table-cell office:value-type="string" calcext:value-type="string">
            <text:p>2018.00389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2:07</text:p>
          </table:table-cell>
          <table:table-cell office:value-type="string" calcext:value-type="string">
            <text:p>2018.00391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336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4/03/2018</text:p>
            <text:p>17:32:11</text:p>
          </table:table-cell>
          <table:table-cell office:value-type="string" calcext:value-type="string">
            <text:p>2018.00393-8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3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2:13</text:p>
          </table:table-cell>
          <table:table-cell office:value-type="string" calcext:value-type="string">
            <text:p>2018.00394-6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2:15</text:p>
          </table:table-cell>
          <table:table-cell office:value-type="string" calcext:value-type="string">
            <text:p>2018.00395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2:17</text:p>
          </table:table-cell>
          <table:table-cell office:value-type="string" calcext:value-type="string">
            <text:p>2018.00396-2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2:19</text:p>
          </table:table-cell>
          <table:table-cell office:value-type="string" calcext:value-type="string">
            <text:p>2018.00397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2:21</text:p>
          </table:table-cell>
          <table:table-cell office:value-type="string" calcext:value-type="string">
            <text:p>2018.00398-9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2:23</text:p>
          </table:table-cell>
          <table:table-cell office:value-type="string" calcext:value-type="string">
            <text:p>2018.00399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2:25</text:p>
          </table:table-cell>
          <table:table-cell office:value-type="string" calcext:value-type="string">
            <text:p>2018.0040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2:27</text:p>
          </table:table-cell>
          <table:table-cell office:value-type="string" calcext:value-type="string">
            <text:p>2018.00401-2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2:29</text:p>
          </table:table-cell>
          <table:table-cell office:value-type="string" calcext:value-type="string">
            <text:p>2018.00402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2:31</text:p>
          </table:table-cell>
          <table:table-cell office:value-type="string" calcext:value-type="string">
            <text:p>2018.00403-9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2:33</text:p>
          </table:table-cell>
          <table:table-cell office:value-type="string" calcext:value-type="string">
            <text:p>2018.00404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3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2:35</text:p>
          </table:table-cell>
          <table:table-cell office:value-type="string" calcext:value-type="string">
            <text:p>2018.00405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2:37</text:p>
          </table:table-cell>
          <table:table-cell office:value-type="string" calcext:value-type="string">
            <text:p>2018.00406-3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8</text:p>
            <text:p>17:32:39</text:p>
          </table:table-cell>
          <table:table-cell office:value-type="string" calcext:value-type="string">
            <text:p>2018.00407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8</text:p>
            <text:p>11:05:42</text:p>
          </table:table-cell>
          <table:table-cell office:value-type="string" calcext:value-type="string">
            <text:p>2018.00414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8</text:p>
            <text:p>11:05:47</text:p>
          </table:table-cell>
          <table:table-cell office:value-type="string" calcext:value-type="string">
            <text:p>2018.00416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8</text:p>
            <text:p>11:05:48</text:p>
          </table:table-cell>
          <table:table-cell office:value-type="string" calcext:value-type="string">
            <text:p>2018.0041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8</text:p>
            <text:p>11:05:50</text:p>
          </table:table-cell>
          <table:table-cell office:value-type="string" calcext:value-type="string">
            <text:p>2018.00418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8</text:p>
            <text:p>11:05:55</text:p>
          </table:table-cell>
          <table:table-cell office:value-type="string" calcext:value-type="string">
            <text:p>2018.00419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8</text:p>
            <text:p>11:05:59</text:p>
          </table:table-cell>
          <table:table-cell office:value-type="string" calcext:value-type="string">
            <text:p>2018.00420-9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8</text:p>
            <text:p>11:06:03</text:p>
          </table:table-cell>
          <table:table-cell office:value-type="string" calcext:value-type="string">
            <text:p>2018.00421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8</text:p>
            <text:p>11:06:06</text:p>
          </table:table-cell>
          <table:table-cell office:value-type="string" calcext:value-type="string">
            <text:p>2018.00422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59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5/03/2018</text:p>
          </table:table-cell>
          <table:table-cell office:value-type="string" calcext:value-type="string">
            <text:p>2018.00423-3</text:p>
          </table:table-cell>
          <table:table-cell office:value-type="string" calcext:value-type="string">
            <text:p>Pago Prioridade</text:p>
          </table:table-cell>
          <table:table-cell table:style-name="ce1" office:value-type="string" calcext:value-type="string">
            <text:p>0145235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1:06:13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93.2000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3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8</text:p>
            <text:p>11:06:17</text:p>
          </table:table-cell>
          <table:table-cell office:value-type="string" calcext:value-type="string">
            <text:p>2018.00424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8</text:p>
            <text:p>11:06:22</text:p>
          </table:table-cell>
          <table:table-cell office:value-type="string" calcext:value-type="string">
            <text:p>2018.00425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8</text:p>
            <text:p>11:06:24</text:p>
          </table:table-cell>
          <table:table-cell office:value-type="string" calcext:value-type="string">
            <text:p>2018.00426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8</text:p>
            <text:p>16:59:30</text:p>
          </table:table-cell>
          <table:table-cell office:value-type="string" calcext:value-type="string">
            <text:p>2018.0042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01.315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8</text:p>
            <text:p>16:59:32</text:p>
          </table:table-cell>
          <table:table-cell office:value-type="string" calcext:value-type="string">
            <text:p>2018.00428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0.658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8</text:p>
            <text:p>16:59:36</text:p>
          </table:table-cell>
          <table:table-cell office:value-type="string" calcext:value-type="string">
            <text:p>2018.0042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00.658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8</text:p>
            <text:p>16:59:38</text:p>
          </table:table-cell>
          <table:table-cell office:value-type="string" calcext:value-type="string">
            <text:p>2018.00430-6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1.315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3/2018</text:p>
            <text:p>11:04:01</text:p>
          </table:table-cell>
          <table:table-cell office:value-type="string" calcext:value-type="string">
            <text:p>2018.00431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235-</text:p>
            <text:p>9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25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3/2018</text:p>
            <text:p>14:33:54</text:p>
          </table:table-cell>
          <table:table-cell office:value-type="string" calcext:value-type="string">
            <text:p>2018.0043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005-</text:p>
            <text:p>9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.055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3/2018</text:p>
            <text:p>16:27:26</text:p>
          </table:table-cell>
          <table:table-cell office:value-type="string" calcext:value-type="string">
            <text:p>2018.00436-5</text:p>
          </table:table-cell>
          <table:table-cell office:value-type="string" calcext:value-type="string">
            <text:p>Pago Prioridade</text:p>
            <text:p>DG</text:p>
          </table:table-cell>
          <table:table-cell office:value-type="string" calcext:value-type="string">
            <text:p>0275647-</text:p>
            <text:p>34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449.656,8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370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9/03/2018</text:p>
            <text:p>11:14:14</text:p>
          </table:table-cell>
          <table:table-cell office:value-type="string" calcext:value-type="string">
            <text:p>2018.00441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57416-</text:p>
            <text:p>3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1.931,8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3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3/2018</text:p>
            <text:p>14:01:23</text:p>
          </table:table-cell>
          <table:table-cell office:value-type="string" calcext:value-type="string">
            <text:p>2018.00442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75246-</text:p>
            <text:p>9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9.530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3/2018</text:p>
            <text:p>13:29:13</text:p>
          </table:table-cell>
          <table:table-cell office:value-type="string" calcext:value-type="string">
            <text:p>2018.00470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4374-</text:p>
            <text:p>51.2002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0.180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3/2018</text:p>
            <text:p>14:19:07</text:p>
          </table:table-cell>
          <table:table-cell office:value-type="string" calcext:value-type="string">
            <text:p>2018.00484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9331-</text:p>
            <text:p>93.2010.8.19.0007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8.825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3/2018</text:p>
            <text:p>05:05:05</text:p>
          </table:table-cell>
          <table:table-cell office:value-type="string" calcext:value-type="string">
            <text:p>2018.0052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4272-</text:p>
            <text:p>3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01.569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3/2018</text:p>
            <text:p>14:04:17</text:p>
          </table:table-cell>
          <table:table-cell office:value-type="string" calcext:value-type="string">
            <text:p>2018.0054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8012-</text:p>
            <text:p>83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7.640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3/2018</text:p>
            <text:p>16:13:27</text:p>
          </table:table-cell>
          <table:table-cell office:value-type="string" calcext:value-type="string">
            <text:p>2018.00548-5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137377-</text:p>
            <text:p>4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30.903,81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3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3/2018</text:p>
            <text:p>02:50:08</text:p>
          </table:table-cell>
          <table:table-cell office:value-type="string" calcext:value-type="string">
            <text:p>2018.0052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4272-</text:p>
            <text:p>3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0.392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3/2018</text:p>
            <text:p>06:00:00</text:p>
          </table:table-cell>
          <table:table-cell office:value-type="string" calcext:value-type="string">
            <text:p>2018.0052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4272-</text:p>
            <text:p>3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7.549,57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3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4/2018</text:p>
            <text:p>10:33:39</text:p>
          </table:table-cell>
          <table:table-cell office:value-type="string" calcext:value-type="string">
            <text:p>2018.0069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8878-</text:p>
            <text:p>07.2003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388.385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8</text:p>
            <text:p>12:44:58</text:p>
          </table:table-cell>
          <table:table-cell office:value-type="string" calcext:value-type="string">
            <text:p>2018.0057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5404-</text:p>
            <text:p>74.2009.8.19.0046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.039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8</text:p>
            <text:p>12:49:44</text:p>
          </table:table-cell>
          <table:table-cell office:value-type="string" calcext:value-type="string">
            <text:p>2018.00580-9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15128-</text:p>
            <text:p>9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0.018,2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3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8</text:p>
            <text:p>12:49:46</text:p>
          </table:table-cell>
          <table:table-cell office:value-type="string" calcext:value-type="string">
            <text:p>2018.00581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15128-</text:p>
            <text:p>9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0.018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8</text:p>
            <text:p>12:49:48</text:p>
          </table:table-cell>
          <table:table-cell office:value-type="string" calcext:value-type="string">
            <text:p>2018.00582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15128-</text:p>
            <text:p>9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0.018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8</text:p>
            <text:p>12:49:50</text:p>
          </table:table-cell>
          <table:table-cell office:value-type="string" calcext:value-type="string">
            <text:p>2018.0058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5128-</text:p>
            <text:p>9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7.149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8</text:p>
            <text:p>19:10:15</text:p>
          </table:table-cell>
          <table:table-cell office:value-type="string" calcext:value-type="string">
            <text:p>2018.0059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6222-</text:p>
            <text:p>05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98.626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4/2018</text:p>
            <text:p>15:19:47</text:p>
          </table:table-cell>
          <table:table-cell office:value-type="string" calcext:value-type="string">
            <text:p>2018.00602-3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125638-</text:p>
            <text:p>94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5.570,84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3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4/2018</text:p>
            <text:p>13:48:27</text:p>
          </table:table-cell>
          <table:table-cell office:value-type="string" calcext:value-type="string">
            <text:p>2018.0061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090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9.380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4/2018</text:p>
            <text:p>13:48:29</text:p>
          </table:table-cell>
          <table:table-cell office:value-type="string" calcext:value-type="string">
            <text:p>2018.00620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4090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9.380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4/2018</text:p>
            <text:p>13:48:31</text:p>
          </table:table-cell>
          <table:table-cell office:value-type="string" calcext:value-type="string">
            <text:p>2018.0062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090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0.458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4/2018</text:p>
            <text:p>13:48:32</text:p>
          </table:table-cell>
          <table:table-cell office:value-type="string" calcext:value-type="string">
            <text:p>2018.0062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090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9.380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4/2018</text:p>
            <text:p>13:48:34</text:p>
          </table:table-cell>
          <table:table-cell office:value-type="string" calcext:value-type="string">
            <text:p>2018.00623-6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4090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9.380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4/2018</text:p>
            <text:p>13:48:37</text:p>
          </table:table-cell>
          <table:table-cell office:value-type="string" calcext:value-type="string">
            <text:p>2018.00624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090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0.458,1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93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6/04/2018</text:p>
          </table:table-cell>
          <table:table-cell office:value-type="string" calcext:value-type="string">
            <text:p>2018.00625-2</text:p>
          </table:table-cell>
          <table:table-cell office:value-type="string" calcext:value-type="string">
            <text:p>Pago Prioridade</text:p>
          </table:table-cell>
          <table:table-cell table:style-name="ce1" office:value-type="string" calcext:value-type="string">
            <text:p>0124090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9.380,1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3:48:38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87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3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4/2018</text:p>
            <text:p>15:12:17</text:p>
          </table:table-cell>
          <table:table-cell office:value-type="string" calcext:value-type="string">
            <text:p>2018.00631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32823-</text:p>
            <text:p>20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3.585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4/2018</text:p>
            <text:p>17:32:13</text:p>
          </table:table-cell>
          <table:table-cell office:value-type="string" calcext:value-type="string">
            <text:p>2018.0063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5751-</text:p>
            <text:p>16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7.163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4/2018</text:p>
            <text:p>18:05:25</text:p>
          </table:table-cell>
          <table:table-cell office:value-type="string" calcext:value-type="string">
            <text:p>2018.0063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62874-</text:p>
            <text:p>6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2.515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4/2018</text:p>
            <text:p>18:05:28</text:p>
          </table:table-cell>
          <table:table-cell office:value-type="string" calcext:value-type="string">
            <text:p>2018.0063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06090-</text:p>
            <text:p>7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5.928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8</text:p>
            <text:p>13:29:17</text:p>
          </table:table-cell>
          <table:table-cell office:value-type="string" calcext:value-type="string">
            <text:p>2018.0064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8570-</text:p>
            <text:p>60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18.348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8</text:p>
            <text:p>18:08:18</text:p>
          </table:table-cell>
          <table:table-cell office:value-type="string" calcext:value-type="string">
            <text:p>2018.0065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2481-</text:p>
            <text:p>80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46.287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4/2018</text:p>
            <text:p>11:10:06</text:p>
          </table:table-cell>
          <table:table-cell office:value-type="string" calcext:value-type="string">
            <text:p>2018.0065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039-</text:p>
            <text:p>9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9.861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4/2018</text:p>
            <text:p>11:10:10</text:p>
          </table:table-cell>
          <table:table-cell office:value-type="string" calcext:value-type="string">
            <text:p>2018.0065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3670-</text:p>
            <text:p>40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5.416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4/2018</text:p>
            <text:p>11:10:30</text:p>
          </table:table-cell>
          <table:table-cell office:value-type="string" calcext:value-type="string">
            <text:p>2018.0066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9610-</text:p>
            <text:p>14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1.767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4/2018</text:p>
            <text:p>16:01:24</text:p>
          </table:table-cell>
          <table:table-cell office:value-type="string" calcext:value-type="string">
            <text:p>2018.00671-6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66634-</text:p>
            <text:p>24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37.426,8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404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2/04/2018</text:p>
            <text:p>15:39:01</text:p>
          </table:table-cell>
          <table:table-cell office:value-type="string" calcext:value-type="string">
            <text:p>2018.0069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0593-</text:p>
            <text:p>5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3.776,8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4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4/2018</text:p>
            <text:p>15:39:02</text:p>
          </table:table-cell>
          <table:table-cell office:value-type="string" calcext:value-type="string">
            <text:p>2018.0069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3700-</text:p>
            <text:p>75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44.598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4/2018</text:p>
            <text:p>15:39:07</text:p>
          </table:table-cell>
          <table:table-cell office:value-type="string" calcext:value-type="string">
            <text:p>2018.0069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57935-</text:p>
            <text:p>03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5.594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4/2018</text:p>
            <text:p>17:13:52</text:p>
          </table:table-cell>
          <table:table-cell office:value-type="string" calcext:value-type="string">
            <text:p>2018.0071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1282-</text:p>
            <text:p>19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47.929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4/2018</text:p>
            <text:p>17:13:53</text:p>
          </table:table-cell>
          <table:table-cell office:value-type="string" calcext:value-type="string">
            <text:p>2018.00716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1282-</text:p>
            <text:p>19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.991.718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4/2018</text:p>
            <text:p>11:05:02</text:p>
          </table:table-cell>
          <table:table-cell office:value-type="string" calcext:value-type="string">
            <text:p>2018.0072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5272-</text:p>
            <text:p>92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8.392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4/2018</text:p>
            <text:p>19:12:41</text:p>
          </table:table-cell>
          <table:table-cell office:value-type="string" calcext:value-type="string">
            <text:p>2018.0074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5099-</text:p>
            <text:p>12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1.034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4/2018</text:p>
            <text:p>19:12:42</text:p>
          </table:table-cell>
          <table:table-cell office:value-type="string" calcext:value-type="string">
            <text:p>2018.0074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5099-</text:p>
            <text:p>12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4.137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4/2018</text:p>
            <text:p>19:42:46</text:p>
          </table:table-cell>
          <table:table-cell office:value-type="string" calcext:value-type="string">
            <text:p>2018.0078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51-</text:p>
            <text:p>66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01.654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4/2018</text:p>
            <text:p>19:42:47</text:p>
          </table:table-cell>
          <table:table-cell office:value-type="string" calcext:value-type="string">
            <text:p>2018.00782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3851-</text:p>
            <text:p>66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4.625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4/2018</text:p>
            <text:p>19:42:49</text:p>
          </table:table-cell>
          <table:table-cell office:value-type="string" calcext:value-type="string">
            <text:p>2018.00783-6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3851-</text:p>
            <text:p>66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2.312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4/2018</text:p>
            <text:p>19:42:51</text:p>
          </table:table-cell>
          <table:table-cell office:value-type="string" calcext:value-type="string">
            <text:p>2018.00784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3851-</text:p>
            <text:p>66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23.583,9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4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4/2018</text:p>
            <text:p>19:42:52</text:p>
          </table:table-cell>
          <table:table-cell office:value-type="string" calcext:value-type="string">
            <text:p>2018.00785-2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3851-</text:p>
            <text:p>66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4.625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4/2018</text:p>
            <text:p>19:42:54</text:p>
          </table:table-cell>
          <table:table-cell office:value-type="string" calcext:value-type="string">
            <text:p>2018.0078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51-</text:p>
            <text:p>66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57.851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4/2018</text:p>
            <text:p>19:42:56</text:p>
          </table:table-cell>
          <table:table-cell office:value-type="string" calcext:value-type="string">
            <text:p>2018.0078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51-</text:p>
            <text:p>66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5.578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4/2018</text:p>
            <text:p>19:42:57</text:p>
          </table:table-cell>
          <table:table-cell office:value-type="string" calcext:value-type="string">
            <text:p>2018.00788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3851-</text:p>
            <text:p>66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4.472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4/2018</text:p>
            <text:p>19:42:59</text:p>
          </table:table-cell>
          <table:table-cell office:value-type="string" calcext:value-type="string">
            <text:p>2018.00789-5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43851-</text:p>
            <text:p>66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49.436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4/2018</text:p>
            <text:p>19:43:01</text:p>
          </table:table-cell>
          <table:table-cell office:value-type="string" calcext:value-type="string">
            <text:p>2018.00790-9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3851-</text:p>
            <text:p>66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.578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4/2018</text:p>
            <text:p>19:43:02</text:p>
          </table:table-cell>
          <table:table-cell office:value-type="string" calcext:value-type="string">
            <text:p>2018.00791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3851-</text:p>
            <text:p>66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.578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4/2018</text:p>
            <text:p>19:43:04</text:p>
          </table:table-cell>
          <table:table-cell office:value-type="string" calcext:value-type="string">
            <text:p>2018.00792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3851-</text:p>
            <text:p>66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4.625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4/2018</text:p>
            <text:p>19:43:06</text:p>
          </table:table-cell>
          <table:table-cell office:value-type="string" calcext:value-type="string">
            <text:p>2018.0079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51-</text:p>
            <text:p>66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04.895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4/2018</text:p>
            <text:p>19:43:08</text:p>
          </table:table-cell>
          <table:table-cell office:value-type="string" calcext:value-type="string">
            <text:p>2018.00794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3851-</text:p>
            <text:p>66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4.625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4/2018</text:p>
            <text:p>13:52:19</text:p>
          </table:table-cell>
          <table:table-cell office:value-type="string" calcext:value-type="string">
            <text:p>2018.00812-3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01197-</text:p>
            <text:p>23.2014.8.19.0057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4.315,9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7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5/04/2018</text:p>
          </table:table-cell>
          <table:table-cell office:value-type="string" calcext:value-type="string">
            <text:p>2018.00816-6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24563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34.205,5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5:55:21</text:p>
          </table:table-cell>
          <table:table-cell table:number-columns-repeated="2"/>
          <table:table-cell office:value-type="string" calcext:value-type="string">
            <text:p>73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4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4/2018</text:p>
            <text:p>15:55:23</text:p>
          </table:table-cell>
          <table:table-cell office:value-type="string" calcext:value-type="string">
            <text:p>2018.0081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563-</text:p>
            <text:p>7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.585.394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4/2018</text:p>
            <text:p>15:55:25</text:p>
          </table:table-cell>
          <table:table-cell office:value-type="string" calcext:value-type="string">
            <text:p>2018.0081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563-</text:p>
            <text:p>7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5.611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4/2018</text:p>
            <text:p>13:11:53</text:p>
          </table:table-cell>
          <table:table-cell office:value-type="string" calcext:value-type="string">
            <text:p>2018.00832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0502-</text:p>
            <text:p>90.2015.8.19.0026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2.844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4/2018</text:p>
            <text:p>18:13:59</text:p>
          </table:table-cell>
          <table:table-cell office:value-type="string" calcext:value-type="string">
            <text:p>2018.0085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294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.307.554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4/2018</text:p>
            <text:p>18:14:01</text:p>
          </table:table-cell>
          <table:table-cell office:value-type="string" calcext:value-type="string">
            <text:p>2018.0085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294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4.092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4/2018</text:p>
            <text:p>18:50:37</text:p>
          </table:table-cell>
          <table:table-cell office:value-type="string" calcext:value-type="string">
            <text:p>2018.00857-3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90900-</text:p>
            <text:p>51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9.867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4/2018</text:p>
            <text:p>11:58:24</text:p>
          </table:table-cell>
          <table:table-cell office:value-type="string" calcext:value-type="string">
            <text:p>2018.00858-1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384432-</text:p>
            <text:p>17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6.220,0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4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18</text:p>
            <text:p>10:53:37</text:p>
          </table:table-cell>
          <table:table-cell office:value-type="string" calcext:value-type="string">
            <text:p>2018.00889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56197-</text:p>
            <text:p>63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2.779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18</text:p>
            <text:p>10:53:38</text:p>
          </table:table-cell>
          <table:table-cell office:value-type="string" calcext:value-type="string">
            <text:p>2018.0089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6197-</text:p>
            <text:p>63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4.351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18</text:p>
            <text:p>10:53:39</text:p>
          </table:table-cell>
          <table:table-cell office:value-type="string" calcext:value-type="string">
            <text:p>2018.00891-3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56197-</text:p>
            <text:p>63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2.779,9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438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4/05/2018</text:p>
            <text:p>10:53:48</text:p>
          </table:table-cell>
          <table:table-cell office:value-type="string" calcext:value-type="string">
            <text:p>2018.0089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310-</text:p>
            <text:p>79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2.424,6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4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18</text:p>
            <text:p>10:53:50</text:p>
          </table:table-cell>
          <table:table-cell office:value-type="string" calcext:value-type="string">
            <text:p>2018.0089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051-</text:p>
            <text:p>5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28.813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18</text:p>
            <text:p>10:53:57</text:p>
          </table:table-cell>
          <table:table-cell office:value-type="string" calcext:value-type="string">
            <text:p>2018.00898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411671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083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18</text:p>
            <text:p>10:53:58</text:p>
          </table:table-cell>
          <table:table-cell office:value-type="string" calcext:value-type="string">
            <text:p>2018.0090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1671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.616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18</text:p>
            <text:p>10:54:00</text:p>
          </table:table-cell>
          <table:table-cell office:value-type="string" calcext:value-type="string">
            <text:p>2018.00909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411671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083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18</text:p>
            <text:p>10:54:01</text:p>
          </table:table-cell>
          <table:table-cell office:value-type="string" calcext:value-type="string">
            <text:p>2018.0091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1671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.616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18</text:p>
            <text:p>10:54:03</text:p>
          </table:table-cell>
          <table:table-cell office:value-type="string" calcext:value-type="string">
            <text:p>2018.0091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1671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.616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18</text:p>
            <text:p>10:54:04</text:p>
          </table:table-cell>
          <table:table-cell office:value-type="string" calcext:value-type="string">
            <text:p>2018.0091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1671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.616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18</text:p>
            <text:p>10:54:06</text:p>
          </table:table-cell>
          <table:table-cell office:value-type="string" calcext:value-type="string">
            <text:p>2018.0091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1671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.083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18</text:p>
            <text:p>10:54:07</text:p>
          </table:table-cell>
          <table:table-cell office:value-type="string" calcext:value-type="string">
            <text:p>2018.0091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1671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.616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18</text:p>
            <text:p>10:54:10</text:p>
          </table:table-cell>
          <table:table-cell office:value-type="string" calcext:value-type="string">
            <text:p>2018.0091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74498-</text:p>
            <text:p>0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4.797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18</text:p>
            <text:p>12:35:44</text:p>
          </table:table-cell>
          <table:table-cell office:value-type="string" calcext:value-type="string">
            <text:p>2018.00881-6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28638-</text:p>
            <text:p>78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0.387,5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4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18</text:p>
            <text:p>12:35:46</text:p>
          </table:table-cell>
          <table:table-cell office:value-type="string" calcext:value-type="string">
            <text:p>2018.00882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28638-</text:p>
            <text:p>78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0.387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18</text:p>
            <text:p>12:35:48</text:p>
          </table:table-cell>
          <table:table-cell office:value-type="string" calcext:value-type="string">
            <text:p>2018.00883-2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28638-</text:p>
            <text:p>78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0.387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18</text:p>
            <text:p>12:35:50</text:p>
          </table:table-cell>
          <table:table-cell office:value-type="string" calcext:value-type="string">
            <text:p>2018.0088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8638-</text:p>
            <text:p>78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50.387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18</text:p>
            <text:p>12:35:52</text:p>
          </table:table-cell>
          <table:table-cell office:value-type="string" calcext:value-type="string">
            <text:p>2018.00885-9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28638-</text:p>
            <text:p>78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0.387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18</text:p>
            <text:p>15:23:37</text:p>
          </table:table-cell>
          <table:table-cell office:value-type="string" calcext:value-type="string">
            <text:p>2018.0092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7232-</text:p>
            <text:p>7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99.464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18</text:p>
            <text:p>14:35:59</text:p>
          </table:table-cell>
          <table:table-cell office:value-type="string" calcext:value-type="string">
            <text:p>2018.0094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8880-</text:p>
            <text:p>1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71.32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18</text:p>
            <text:p>14:36:00</text:p>
          </table:table-cell>
          <table:table-cell office:value-type="string" calcext:value-type="string">
            <text:p>2018.0094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8880-</text:p>
            <text:p>1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8.278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18</text:p>
            <text:p>14:36:02</text:p>
          </table:table-cell>
          <table:table-cell office:value-type="string" calcext:value-type="string">
            <text:p>2018.0094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8880-</text:p>
            <text:p>1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71.328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18</text:p>
            <text:p>14:36:04</text:p>
          </table:table-cell>
          <table:table-cell office:value-type="string" calcext:value-type="string">
            <text:p>2018.0094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8880-</text:p>
            <text:p>1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8.278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18</text:p>
            <text:p>14:36:06</text:p>
          </table:table-cell>
          <table:table-cell office:value-type="string" calcext:value-type="string">
            <text:p>2018.0094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9647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8.963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18</text:p>
            <text:p>14:36:07</text:p>
          </table:table-cell>
          <table:table-cell office:value-type="string" calcext:value-type="string">
            <text:p>2018.0094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9647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49.951,4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61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7/05/2018</text:p>
          </table:table-cell>
          <table:table-cell office:value-type="string" calcext:value-type="string">
            <text:p>2018.00948-0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349647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8.963,5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4:36:09</text:p>
          </table:table-cell>
          <table:table-cell table:number-columns-repeated="2"/>
          <table:table-cell office:value-type="string" calcext:value-type="string">
            <text:p>92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4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18</text:p>
            <text:p>14:36:10</text:p>
          </table:table-cell>
          <table:table-cell office:value-type="string" calcext:value-type="string">
            <text:p>2018.0095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756-</text:p>
            <text:p>04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2.985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18</text:p>
            <text:p>14:36:12</text:p>
          </table:table-cell>
          <table:table-cell office:value-type="string" calcext:value-type="string">
            <text:p>2018.0095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3839-</text:p>
            <text:p>7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1.638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18</text:p>
            <text:p>14:36:13</text:p>
          </table:table-cell>
          <table:table-cell office:value-type="string" calcext:value-type="string">
            <text:p>2018.0095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7732-</text:p>
            <text:p>7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1.422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18</text:p>
            <text:p>14:36:15</text:p>
          </table:table-cell>
          <table:table-cell office:value-type="string" calcext:value-type="string">
            <text:p>2018.0095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1328-</text:p>
            <text:p>3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8.631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18</text:p>
            <text:p>14:36:16</text:p>
          </table:table-cell>
          <table:table-cell office:value-type="string" calcext:value-type="string">
            <text:p>2018.0095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7273-</text:p>
            <text:p>1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7.503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18</text:p>
            <text:p>14:36:18</text:p>
          </table:table-cell>
          <table:table-cell office:value-type="string" calcext:value-type="string">
            <text:p>2018.0095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65810-</text:p>
            <text:p>5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7.227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18</text:p>
            <text:p>17:45:49</text:p>
          </table:table-cell>
          <table:table-cell office:value-type="string" calcext:value-type="string">
            <text:p>2018.0096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7731-</text:p>
            <text:p>73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5.204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8</text:p>
            <text:p>15:54:39</text:p>
          </table:table-cell>
          <table:table-cell office:value-type="string" calcext:value-type="string">
            <text:p>2018.0096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8180-</text:p>
            <text:p>75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0.124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8</text:p>
            <text:p>15:54:42</text:p>
          </table:table-cell>
          <table:table-cell office:value-type="string" calcext:value-type="string">
            <text:p>2018.0096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791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.159.274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8</text:p>
            <text:p>15:54:44</text:p>
          </table:table-cell>
          <table:table-cell office:value-type="string" calcext:value-type="string">
            <text:p>2018.0097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791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6.824,3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472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8/05/2018</text:p>
            <text:p>15:54:45</text:p>
          </table:table-cell>
          <table:table-cell office:value-type="string" calcext:value-type="string">
            <text:p>2018.0097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3584-</text:p>
            <text:p>3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4.355,2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4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8</text:p>
            <text:p>15:54:49</text:p>
          </table:table-cell>
          <table:table-cell office:value-type="string" calcext:value-type="string">
            <text:p>2018.0097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9463-</text:p>
            <text:p>1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2.629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8</text:p>
            <text:p>15:54:50</text:p>
          </table:table-cell>
          <table:table-cell office:value-type="string" calcext:value-type="string">
            <text:p>2018.0097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1333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0.704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8</text:p>
            <text:p>15:54:52</text:p>
          </table:table-cell>
          <table:table-cell office:value-type="string" calcext:value-type="string">
            <text:p>2018.0097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3118-</text:p>
            <text:p>4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1.761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8</text:p>
            <text:p>15:54:53</text:p>
          </table:table-cell>
          <table:table-cell office:value-type="string" calcext:value-type="string">
            <text:p>2018.0097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9762-</text:p>
            <text:p>0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2.452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8</text:p>
            <text:p>15:54:55</text:p>
          </table:table-cell>
          <table:table-cell office:value-type="string" calcext:value-type="string">
            <text:p>2018.0097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9775-</text:p>
            <text:p>0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0.245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8</text:p>
            <text:p>15:54:56</text:p>
          </table:table-cell>
          <table:table-cell office:value-type="string" calcext:value-type="string">
            <text:p>2018.0097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0545-</text:p>
            <text:p>9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8.107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8</text:p>
            <text:p>15:54:58</text:p>
          </table:table-cell>
          <table:table-cell office:value-type="string" calcext:value-type="string">
            <text:p>2018.0097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2640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0.915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8</text:p>
            <text:p>15:54:59</text:p>
          </table:table-cell>
          <table:table-cell office:value-type="string" calcext:value-type="string">
            <text:p>2018.0097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2759-</text:p>
            <text:p>2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0.935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8</text:p>
            <text:p>15:55:01</text:p>
          </table:table-cell>
          <table:table-cell office:value-type="string" calcext:value-type="string">
            <text:p>2018.0098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5980-</text:p>
            <text:p>1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9.003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8</text:p>
            <text:p>15:55:02</text:p>
          </table:table-cell>
          <table:table-cell office:value-type="string" calcext:value-type="string">
            <text:p>2018.0098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3074-</text:p>
            <text:p>76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6.228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8</text:p>
            <text:p>15:55:04</text:p>
          </table:table-cell>
          <table:table-cell office:value-type="string" calcext:value-type="string">
            <text:p>2018.0098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3500-</text:p>
            <text:p>2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7.477,4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4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8</text:p>
            <text:p>15:55:07</text:p>
          </table:table-cell>
          <table:table-cell office:value-type="string" calcext:value-type="string">
            <text:p>2018.0098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9179-</text:p>
            <text:p>6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6.078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8</text:p>
            <text:p>15:55:08</text:p>
          </table:table-cell>
          <table:table-cell office:value-type="string" calcext:value-type="string">
            <text:p>2018.0098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8063-</text:p>
            <text:p>2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3.393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8</text:p>
            <text:p>15:55:10</text:p>
          </table:table-cell>
          <table:table-cell office:value-type="string" calcext:value-type="string">
            <text:p>2018.0098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62619-</text:p>
            <text:p>0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8.258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8</text:p>
            <text:p>15:55:11</text:p>
          </table:table-cell>
          <table:table-cell office:value-type="string" calcext:value-type="string">
            <text:p>2018.0098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66012-</text:p>
            <text:p>3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7.110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8</text:p>
            <text:p>15:55:13</text:p>
          </table:table-cell>
          <table:table-cell office:value-type="string" calcext:value-type="string">
            <text:p>2018.0098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86783-</text:p>
            <text:p>3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0.547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8</text:p>
            <text:p>15:55:14</text:p>
          </table:table-cell>
          <table:table-cell office:value-type="string" calcext:value-type="string">
            <text:p>2018.0098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3348-</text:p>
            <text:p>3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4.038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8</text:p>
            <text:p>15:55:16</text:p>
          </table:table-cell>
          <table:table-cell office:value-type="string" calcext:value-type="string">
            <text:p>2018.0098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3348-</text:p>
            <text:p>3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36.200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8</text:p>
            <text:p>15:55:18</text:p>
          </table:table-cell>
          <table:table-cell office:value-type="string" calcext:value-type="string">
            <text:p>2018.0099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3348-</text:p>
            <text:p>3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36.200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5/2018</text:p>
            <text:p>14:03:17</text:p>
          </table:table-cell>
          <table:table-cell office:value-type="string" calcext:value-type="string">
            <text:p>2018.0100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796-</text:p>
            <text:p>14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36.673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5/2018</text:p>
            <text:p>18:01:10</text:p>
          </table:table-cell>
          <table:table-cell office:value-type="string" calcext:value-type="string">
            <text:p>2018.0101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412-</text:p>
            <text:p>7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63.960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5/2018</text:p>
            <text:p>18:01:11</text:p>
          </table:table-cell>
          <table:table-cell office:value-type="string" calcext:value-type="string">
            <text:p>2018.0101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412-</text:p>
            <text:p>7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4.488,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95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9/05/2018</text:p>
          </table:table-cell>
          <table:table-cell office:value-type="string" calcext:value-type="string">
            <text:p>2018.00999-5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23412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4.488,1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01:13</text:p>
          </table:table-cell>
          <table:table-cell table:number-columns-repeated="2"/>
          <table:table-cell office:value-type="string" calcext:value-type="string">
            <text:p>72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4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5/2018</text:p>
            <text:p>14:50:57</text:p>
          </table:table-cell>
          <table:table-cell office:value-type="string" calcext:value-type="string">
            <text:p>2018.0104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2504-</text:p>
            <text:p>5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50.190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5/2018</text:p>
            <text:p>17:07:26</text:p>
          </table:table-cell>
          <table:table-cell office:value-type="string" calcext:value-type="string">
            <text:p>2018.0107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9064-</text:p>
            <text:p>39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90.011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5/2018</text:p>
            <text:p>18:01:59</text:p>
          </table:table-cell>
          <table:table-cell office:value-type="string" calcext:value-type="string">
            <text:p>2018.0108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5470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6.196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5/2018</text:p>
            <text:p>18:16:23</text:p>
          </table:table-cell>
          <table:table-cell office:value-type="string" calcext:value-type="string">
            <text:p>2018.0111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5202-</text:p>
            <text:p>9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7.165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5/2018</text:p>
            <text:p>18:16:28</text:p>
          </table:table-cell>
          <table:table-cell office:value-type="string" calcext:value-type="string">
            <text:p>2018.0111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304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.569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5/2018</text:p>
            <text:p>18:16:30</text:p>
          </table:table-cell>
          <table:table-cell office:value-type="string" calcext:value-type="string">
            <text:p>2018.01117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2304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7.008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5/2018</text:p>
            <text:p>18:16:31</text:p>
          </table:table-cell>
          <table:table-cell office:value-type="string" calcext:value-type="string">
            <text:p>2018.0111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786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.046.422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5/2018</text:p>
            <text:p>18:16:33</text:p>
          </table:table-cell>
          <table:table-cell office:value-type="string" calcext:value-type="string">
            <text:p>2018.0111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786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3.883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5/2018</text:p>
            <text:p>18:16:35</text:p>
          </table:table-cell>
          <table:table-cell office:value-type="string" calcext:value-type="string">
            <text:p>2018.0112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786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3.883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5/2018</text:p>
            <text:p>18:16:36</text:p>
          </table:table-cell>
          <table:table-cell office:value-type="string" calcext:value-type="string">
            <text:p>2018.0112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7890-</text:p>
            <text:p>5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5.197,2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506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4/05/2018</text:p>
            <text:p>18:16:40</text:p>
          </table:table-cell>
          <table:table-cell office:value-type="string" calcext:value-type="string">
            <text:p>2018.0112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8627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0.930,0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5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5/2018</text:p>
            <text:p>18:16:41</text:p>
          </table:table-cell>
          <table:table-cell office:value-type="string" calcext:value-type="string">
            <text:p>2018.0112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8627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06.461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18</text:p>
            <text:p>14:08:30</text:p>
          </table:table-cell>
          <table:table-cell office:value-type="string" calcext:value-type="string">
            <text:p>2018.01153-1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224994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6.22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18</text:p>
            <text:p>16:20:11</text:p>
          </table:table-cell>
          <table:table-cell office:value-type="string" calcext:value-type="string">
            <text:p>2018.0117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505-</text:p>
            <text:p>76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53.201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18</text:p>
            <text:p>16:20:12</text:p>
          </table:table-cell>
          <table:table-cell office:value-type="string" calcext:value-type="string">
            <text:p>2018.0117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505-</text:p>
            <text:p>76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50.552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18</text:p>
            <text:p>17:53:38</text:p>
          </table:table-cell>
          <table:table-cell office:value-type="string" calcext:value-type="string">
            <text:p>2018.0117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727-</text:p>
            <text:p>4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390.215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18</text:p>
            <text:p>17:53:40</text:p>
          </table:table-cell>
          <table:table-cell office:value-type="string" calcext:value-type="string">
            <text:p>2018.0118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727-</text:p>
            <text:p>4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8.077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18</text:p>
            <text:p>17:53:44</text:p>
          </table:table-cell>
          <table:table-cell office:value-type="string" calcext:value-type="string">
            <text:p>2018.01181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6959-</text:p>
            <text:p>6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16.604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18</text:p>
            <text:p>17:53:46</text:p>
          </table:table-cell>
          <table:table-cell office:value-type="string" calcext:value-type="string">
            <text:p>2018.0118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4968-</text:p>
            <text:p>7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9.660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5/2018</text:p>
            <text:p>18:18:27</text:p>
          </table:table-cell>
          <table:table-cell office:value-type="string" calcext:value-type="string">
            <text:p>2018.0121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6147-</text:p>
            <text:p>8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1.756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8</text:p>
            <text:p>11:07:39</text:p>
          </table:table-cell>
          <table:table-cell office:value-type="string" calcext:value-type="string">
            <text:p>2018.0122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8418-</text:p>
            <text:p>3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1.672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8</text:p>
            <text:p>11:07:40</text:p>
          </table:table-cell>
          <table:table-cell office:value-type="string" calcext:value-type="string">
            <text:p>2018.01228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58418-</text:p>
            <text:p>3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7.234,8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5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8</text:p>
            <text:p>11:07:42</text:p>
          </table:table-cell>
          <table:table-cell office:value-type="string" calcext:value-type="string">
            <text:p>2018.01229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58418-</text:p>
            <text:p>3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8.906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8</text:p>
            <text:p>18:01:39</text:p>
          </table:table-cell>
          <table:table-cell office:value-type="string" calcext:value-type="string">
            <text:p>2018.0123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29-</text:p>
            <text:p>7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13.271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8</text:p>
            <text:p>18:01:41</text:p>
          </table:table-cell>
          <table:table-cell office:value-type="string" calcext:value-type="string">
            <text:p>2018.0123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29-</text:p>
            <text:p>7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1.299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8</text:p>
            <text:p>18:01:42</text:p>
          </table:table-cell>
          <table:table-cell office:value-type="string" calcext:value-type="string">
            <text:p>2018.0123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0297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9.16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8</text:p>
            <text:p>18:01:44</text:p>
          </table:table-cell>
          <table:table-cell office:value-type="string" calcext:value-type="string">
            <text:p>2018.0124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0297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3.014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8</text:p>
            <text:p>18:01:46</text:p>
          </table:table-cell>
          <table:table-cell office:value-type="string" calcext:value-type="string">
            <text:p>2018.01241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0297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339.861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8</text:p>
            <text:p>19:40:53</text:p>
          </table:table-cell>
          <table:table-cell office:value-type="string" calcext:value-type="string">
            <text:p>2018.0124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72631-</text:p>
            <text:p>44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73.21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5/2018</text:p>
            <text:p>13:18:28</text:p>
          </table:table-cell>
          <table:table-cell office:value-type="string" calcext:value-type="string">
            <text:p>2018.01253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20105-</text:p>
            <text:p>2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1.977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5/2018</text:p>
            <text:p>14:43:05</text:p>
          </table:table-cell>
          <table:table-cell office:value-type="string" calcext:value-type="string">
            <text:p>2018.0125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9142-</text:p>
            <text:p>05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90.399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5/2018</text:p>
            <text:p>14:43:07</text:p>
          </table:table-cell>
          <table:table-cell office:value-type="string" calcext:value-type="string">
            <text:p>2018.0125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9142-</text:p>
            <text:p>05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90.399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5/2018</text:p>
            <text:p>18:30:38</text:p>
          </table:table-cell>
          <table:table-cell office:value-type="string" calcext:value-type="string">
            <text:p>2018.0128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9728-</text:p>
            <text:p>4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2.126,5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529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8/05/2018</text:p>
          </table:table-cell>
          <table:table-cell office:value-type="string" calcext:value-type="string">
            <text:p>2018.01283-0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349728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.469.218,8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30:40</text:p>
          </table:table-cell>
          <table:table-cell table:number-columns-repeated="2"/>
          <table:table-cell office:value-type="string" calcext:value-type="string">
            <text:p>41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5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5/2018</text:p>
            <text:p>18:30:41</text:p>
          </table:table-cell>
          <table:table-cell office:value-type="string" calcext:value-type="string">
            <text:p>2018.0128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9728-</text:p>
            <text:p>4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41.932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5/2018</text:p>
            <text:p>18:30:43</text:p>
          </table:table-cell>
          <table:table-cell office:value-type="string" calcext:value-type="string">
            <text:p>2018.0128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9728-</text:p>
            <text:p>4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1.230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5/2018</text:p>
            <text:p>18:30:46</text:p>
          </table:table-cell>
          <table:table-cell office:value-type="string" calcext:value-type="string">
            <text:p>2018.01286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411598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3.781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6:39</text:p>
          </table:table-cell>
          <table:table-cell office:value-type="string" calcext:value-type="string">
            <text:p>2018.0130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8895-</text:p>
            <text:p>20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6.688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6:40</text:p>
          </table:table-cell>
          <table:table-cell office:value-type="string" calcext:value-type="string">
            <text:p>2018.0130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4404-</text:p>
            <text:p>50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6.612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6:44</text:p>
          </table:table-cell>
          <table:table-cell office:value-type="string" calcext:value-type="string">
            <text:p>2018.0130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469-</text:p>
            <text:p>4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2.244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6:45</text:p>
          </table:table-cell>
          <table:table-cell office:value-type="string" calcext:value-type="string">
            <text:p>2018.01309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19469-</text:p>
            <text:p>4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208.789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6:47</text:p>
          </table:table-cell>
          <table:table-cell office:value-type="string" calcext:value-type="string">
            <text:p>2018.0131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469-</text:p>
            <text:p>4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2.244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6:48</text:p>
          </table:table-cell>
          <table:table-cell office:value-type="string" calcext:value-type="string">
            <text:p>2018.0131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501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.174.108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6:50</text:p>
          </table:table-cell>
          <table:table-cell office:value-type="string" calcext:value-type="string">
            <text:p>2018.0131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501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0.518,0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540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1/05/2018</text:p>
            <text:p>16:36:51</text:p>
          </table:table-cell>
          <table:table-cell office:value-type="string" calcext:value-type="string">
            <text:p>2018.0131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501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0.518,0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5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6:53</text:p>
          </table:table-cell>
          <table:table-cell office:value-type="string" calcext:value-type="string">
            <text:p>2018.0131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249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4.513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6:54</text:p>
          </table:table-cell>
          <table:table-cell office:value-type="string" calcext:value-type="string">
            <text:p>2018.0131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249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9.23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6:56</text:p>
          </table:table-cell>
          <table:table-cell office:value-type="string" calcext:value-type="string">
            <text:p>2018.01316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1249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70.257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6:57</text:p>
          </table:table-cell>
          <table:table-cell office:value-type="string" calcext:value-type="string">
            <text:p>2018.0131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452-</text:p>
            <text:p>8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7.70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6:59</text:p>
          </table:table-cell>
          <table:table-cell office:value-type="string" calcext:value-type="string">
            <text:p>2018.0131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452-</text:p>
            <text:p>8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7.70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00</text:p>
          </table:table-cell>
          <table:table-cell office:value-type="string" calcext:value-type="string">
            <text:p>2018.0131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452-</text:p>
            <text:p>8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07.066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02</text:p>
          </table:table-cell>
          <table:table-cell office:value-type="string" calcext:value-type="string">
            <text:p>2018.0132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897-</text:p>
            <text:p>3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9.49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03</text:p>
          </table:table-cell>
          <table:table-cell office:value-type="string" calcext:value-type="string">
            <text:p>2018.01330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3433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97.912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05</text:p>
          </table:table-cell>
          <table:table-cell office:value-type="string" calcext:value-type="string">
            <text:p>2018.0134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433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0.788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06</text:p>
          </table:table-cell>
          <table:table-cell office:value-type="string" calcext:value-type="string">
            <text:p>2018.0134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433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0.788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08</text:p>
          </table:table-cell>
          <table:table-cell office:value-type="string" calcext:value-type="string">
            <text:p>2018.0134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144-</text:p>
            <text:p>5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36.536,0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5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09</text:p>
          </table:table-cell>
          <table:table-cell office:value-type="string" calcext:value-type="string">
            <text:p>2018.0134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8079-</text:p>
            <text:p>0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3.828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11</text:p>
          </table:table-cell>
          <table:table-cell office:value-type="string" calcext:value-type="string">
            <text:p>2018.01344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8079-</text:p>
            <text:p>0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2.743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12</text:p>
          </table:table-cell>
          <table:table-cell office:value-type="string" calcext:value-type="string">
            <text:p>2018.0134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8079-</text:p>
            <text:p>0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0.29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14</text:p>
          </table:table-cell>
          <table:table-cell office:value-type="string" calcext:value-type="string">
            <text:p>2018.0134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00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3.912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15</text:p>
          </table:table-cell>
          <table:table-cell office:value-type="string" calcext:value-type="string">
            <text:p>2018.01347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9300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3.912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17</text:p>
          </table:table-cell>
          <table:table-cell office:value-type="string" calcext:value-type="string">
            <text:p>2018.0134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00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.927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18</text:p>
          </table:table-cell>
          <table:table-cell office:value-type="string" calcext:value-type="string">
            <text:p>2018.0134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00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3.912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20</text:p>
          </table:table-cell>
          <table:table-cell office:value-type="string" calcext:value-type="string">
            <text:p>2018.01350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9300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3.912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22</text:p>
          </table:table-cell>
          <table:table-cell office:value-type="string" calcext:value-type="string">
            <text:p>2018.0135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3428-</text:p>
            <text:p>8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0.981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23</text:p>
          </table:table-cell>
          <table:table-cell office:value-type="string" calcext:value-type="string">
            <text:p>2018.01352-6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33428-</text:p>
            <text:p>8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05.897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25</text:p>
          </table:table-cell>
          <table:table-cell office:value-type="string" calcext:value-type="string">
            <text:p>2018.0135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3428-</text:p>
            <text:p>8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0.981,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563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1/05/2018</text:p>
          </table:table-cell>
          <table:table-cell office:value-type="string" calcext:value-type="string">
            <text:p>2018.01354-2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37721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7.157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6:37:26</text:p>
          </table:table-cell>
          <table:table-cell table:number-columns-repeated="2"/>
          <table:table-cell office:value-type="string" calcext:value-type="string">
            <text:p>98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5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28</text:p>
          </table:table-cell>
          <table:table-cell office:value-type="string" calcext:value-type="string">
            <text:p>2018.0135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7721-</text:p>
            <text:p>9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7.157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29</text:p>
          </table:table-cell>
          <table:table-cell office:value-type="string" calcext:value-type="string">
            <text:p>2018.01356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7721-</text:p>
            <text:p>9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32.908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31</text:p>
          </table:table-cell>
          <table:table-cell office:value-type="string" calcext:value-type="string">
            <text:p>2018.0135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515-</text:p>
            <text:p>5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6.017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32</text:p>
          </table:table-cell>
          <table:table-cell office:value-type="string" calcext:value-type="string">
            <text:p>2018.0135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515-</text:p>
            <text:p>5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38.821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34</text:p>
          </table:table-cell>
          <table:table-cell office:value-type="string" calcext:value-type="string">
            <text:p>2018.0135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0162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6.432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35</text:p>
          </table:table-cell>
          <table:table-cell office:value-type="string" calcext:value-type="string">
            <text:p>2018.0136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0162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6.432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37</text:p>
          </table:table-cell>
          <table:table-cell office:value-type="string" calcext:value-type="string">
            <text:p>2018.01361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0162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095.91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39</text:p>
          </table:table-cell>
          <table:table-cell office:value-type="string" calcext:value-type="string">
            <text:p>2018.0136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046-</text:p>
            <text:p>8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36.244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40</text:p>
          </table:table-cell>
          <table:table-cell office:value-type="string" calcext:value-type="string">
            <text:p>2018.0136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046-</text:p>
            <text:p>8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2.134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42</text:p>
          </table:table-cell>
          <table:table-cell office:value-type="string" calcext:value-type="string">
            <text:p>2018.0136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046-</text:p>
            <text:p>8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2.134,3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574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1/05/2018</text:p>
            <text:p>16:37:43</text:p>
          </table:table-cell>
          <table:table-cell office:value-type="string" calcext:value-type="string">
            <text:p>2018.0136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046-</text:p>
            <text:p>8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36.244,0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5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45</text:p>
          </table:table-cell>
          <table:table-cell office:value-type="string" calcext:value-type="string">
            <text:p>2018.01366-6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55046-</text:p>
            <text:p>8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08.732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46</text:p>
          </table:table-cell>
          <table:table-cell office:value-type="string" calcext:value-type="string">
            <text:p>2018.0136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046-</text:p>
            <text:p>8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36.244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48</text:p>
          </table:table-cell>
          <table:table-cell office:value-type="string" calcext:value-type="string">
            <text:p>2018.0136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2393-</text:p>
            <text:p>7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75.945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49</text:p>
          </table:table-cell>
          <table:table-cell office:value-type="string" calcext:value-type="string">
            <text:p>2018.0136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2393-</text:p>
            <text:p>7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7.972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51</text:p>
          </table:table-cell>
          <table:table-cell office:value-type="string" calcext:value-type="string">
            <text:p>2018.0137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2393-</text:p>
            <text:p>7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9.37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52</text:p>
          </table:table-cell>
          <table:table-cell office:value-type="string" calcext:value-type="string">
            <text:p>2018.0137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2393-</text:p>
            <text:p>7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7.972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54</text:p>
          </table:table-cell>
          <table:table-cell office:value-type="string" calcext:value-type="string">
            <text:p>2018.0137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2393-</text:p>
            <text:p>7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9.37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55</text:p>
          </table:table-cell>
          <table:table-cell office:value-type="string" calcext:value-type="string">
            <text:p>2018.0137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9865-</text:p>
            <text:p>2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.174.763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57</text:p>
          </table:table-cell>
          <table:table-cell office:value-type="string" calcext:value-type="string">
            <text:p>2018.0137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9865-</text:p>
            <text:p>2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7.583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7:58</text:p>
          </table:table-cell>
          <table:table-cell office:value-type="string" calcext:value-type="string">
            <text:p>2018.01375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71694-</text:p>
            <text:p>4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32.699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00</text:p>
          </table:table-cell>
          <table:table-cell office:value-type="string" calcext:value-type="string">
            <text:p>2018.0137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1694-</text:p>
            <text:p>4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7.430,4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5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01</text:p>
          </table:table-cell>
          <table:table-cell office:value-type="string" calcext:value-type="string">
            <text:p>2018.0137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1694-</text:p>
            <text:p>4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7.430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03</text:p>
          </table:table-cell>
          <table:table-cell office:value-type="string" calcext:value-type="string">
            <text:p>2018.0137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2335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8.522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04</text:p>
          </table:table-cell>
          <table:table-cell office:value-type="string" calcext:value-type="string">
            <text:p>2018.0137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2335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.518.610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06</text:p>
          </table:table-cell>
          <table:table-cell office:value-type="string" calcext:value-type="string">
            <text:p>2018.0138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2335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8.522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07</text:p>
          </table:table-cell>
          <table:table-cell office:value-type="string" calcext:value-type="string">
            <text:p>2018.0138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2553-</text:p>
            <text:p>6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549.123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09</text:p>
          </table:table-cell>
          <table:table-cell office:value-type="string" calcext:value-type="string">
            <text:p>2018.0138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2553-</text:p>
            <text:p>6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3.28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10</text:p>
          </table:table-cell>
          <table:table-cell office:value-type="string" calcext:value-type="string">
            <text:p>2018.0138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2553-</text:p>
            <text:p>6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.276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12</text:p>
          </table:table-cell>
          <table:table-cell office:value-type="string" calcext:value-type="string">
            <text:p>2018.01384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800-</text:p>
            <text:p>7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29.383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13</text:p>
          </table:table-cell>
          <table:table-cell office:value-type="string" calcext:value-type="string">
            <text:p>2018.0138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800-</text:p>
            <text:p>7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0.653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15</text:p>
          </table:table-cell>
          <table:table-cell office:value-type="string" calcext:value-type="string">
            <text:p>2018.0138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815-</text:p>
            <text:p>4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95.383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16</text:p>
          </table:table-cell>
          <table:table-cell office:value-type="string" calcext:value-type="string">
            <text:p>2018.0138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815-</text:p>
            <text:p>4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4.054,0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597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1/05/2018</text:p>
          </table:table-cell>
          <table:table-cell office:value-type="string" calcext:value-type="string">
            <text:p>2018.01388-7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81472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31.651,1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6:38:18</text:p>
          </table:table-cell>
          <table:table-cell table:number-columns-repeated="2"/>
          <table:table-cell office:value-type="string" calcext:value-type="string">
            <text:p>38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5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19</text:p>
          </table:table-cell>
          <table:table-cell office:value-type="string" calcext:value-type="string">
            <text:p>2018.0138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1472-</text:p>
            <text:p>3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2.227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21</text:p>
          </table:table-cell>
          <table:table-cell office:value-type="string" calcext:value-type="string">
            <text:p>2018.0139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1472-</text:p>
            <text:p>3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2.227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24</text:p>
          </table:table-cell>
          <table:table-cell office:value-type="string" calcext:value-type="string">
            <text:p>2018.0139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4051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5.631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25</text:p>
          </table:table-cell>
          <table:table-cell office:value-type="string" calcext:value-type="string">
            <text:p>2018.0139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4051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91.961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27</text:p>
          </table:table-cell>
          <table:table-cell office:value-type="string" calcext:value-type="string">
            <text:p>2018.0139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9102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9.280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28</text:p>
          </table:table-cell>
          <table:table-cell office:value-type="string" calcext:value-type="string">
            <text:p>2018.0140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9376-</text:p>
            <text:p>1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0.570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30</text:p>
          </table:table-cell>
          <table:table-cell office:value-type="string" calcext:value-type="string">
            <text:p>2018.0140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2140-</text:p>
            <text:p>7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3.648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31</text:p>
          </table:table-cell>
          <table:table-cell office:value-type="string" calcext:value-type="string">
            <text:p>2018.0141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2151-</text:p>
            <text:p>0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0.887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33</text:p>
          </table:table-cell>
          <table:table-cell office:value-type="string" calcext:value-type="string">
            <text:p>2018.0141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4719-</text:p>
            <text:p>9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0.927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34</text:p>
          </table:table-cell>
          <table:table-cell office:value-type="string" calcext:value-type="string">
            <text:p>2018.0141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6116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2.126,1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608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1/05/2018</text:p>
            <text:p>16:38:36</text:p>
          </table:table-cell>
          <table:table-cell office:value-type="string" calcext:value-type="string">
            <text:p>2018.0141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6823-</text:p>
            <text:p>5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5.192,0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6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38</text:p>
          </table:table-cell>
          <table:table-cell office:value-type="string" calcext:value-type="string">
            <text:p>2018.0141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7908-</text:p>
            <text:p>7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5.815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39</text:p>
          </table:table-cell>
          <table:table-cell office:value-type="string" calcext:value-type="string">
            <text:p>2018.0141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3090-</text:p>
            <text:p>4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7.206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41</text:p>
          </table:table-cell>
          <table:table-cell office:value-type="string" calcext:value-type="string">
            <text:p>2018.0141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8645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1.116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42</text:p>
          </table:table-cell>
          <table:table-cell office:value-type="string" calcext:value-type="string">
            <text:p>2018.0142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05674-</text:p>
            <text:p>53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1.877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44</text:p>
          </table:table-cell>
          <table:table-cell office:value-type="string" calcext:value-type="string">
            <text:p>2018.0142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7695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9.768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45</text:p>
          </table:table-cell>
          <table:table-cell office:value-type="string" calcext:value-type="string">
            <text:p>2018.0142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5316-</text:p>
            <text:p>0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0.858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47</text:p>
          </table:table-cell>
          <table:table-cell office:value-type="string" calcext:value-type="string">
            <text:p>2018.0142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0430-</text:p>
            <text:p>8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3.719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48</text:p>
          </table:table-cell>
          <table:table-cell office:value-type="string" calcext:value-type="string">
            <text:p>2018.0142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0430-</text:p>
            <text:p>8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3.719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50</text:p>
          </table:table-cell>
          <table:table-cell office:value-type="string" calcext:value-type="string">
            <text:p>2018.01425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350430-</text:p>
            <text:p>8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54.835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51</text:p>
          </table:table-cell>
          <table:table-cell office:value-type="string" calcext:value-type="string">
            <text:p>2018.0142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3011-</text:p>
            <text:p>7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1.872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53</text:p>
          </table:table-cell>
          <table:table-cell office:value-type="string" calcext:value-type="string">
            <text:p>2018.0142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1880-</text:p>
            <text:p>4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.942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6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54</text:p>
          </table:table-cell>
          <table:table-cell office:value-type="string" calcext:value-type="string">
            <text:p>2018.0142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1880-</text:p>
            <text:p>4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98.84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56</text:p>
          </table:table-cell>
          <table:table-cell office:value-type="string" calcext:value-type="string">
            <text:p>2018.0142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0112-</text:p>
            <text:p>6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44.247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57</text:p>
          </table:table-cell>
          <table:table-cell office:value-type="string" calcext:value-type="string">
            <text:p>2018.0143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4563-</text:p>
            <text:p>3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.349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8:59</text:p>
          </table:table-cell>
          <table:table-cell office:value-type="string" calcext:value-type="string">
            <text:p>2018.01431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414563-</text:p>
            <text:p>3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29.14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9:00</text:p>
          </table:table-cell>
          <table:table-cell office:value-type="string" calcext:value-type="string">
            <text:p>2018.0143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4563-</text:p>
            <text:p>3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8.818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9:02</text:p>
          </table:table-cell>
          <table:table-cell office:value-type="string" calcext:value-type="string">
            <text:p>2018.0143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4563-</text:p>
            <text:p>3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8.818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9:04</text:p>
          </table:table-cell>
          <table:table-cell office:value-type="string" calcext:value-type="string">
            <text:p>2018.01434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4563-</text:p>
            <text:p>3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3.494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9:05</text:p>
          </table:table-cell>
          <table:table-cell office:value-type="string" calcext:value-type="string">
            <text:p>2018.0143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4563-</text:p>
            <text:p>3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8.818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9:07</text:p>
          </table:table-cell>
          <table:table-cell office:value-type="string" calcext:value-type="string">
            <text:p>2018.0143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4563-</text:p>
            <text:p>3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8.818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9:08</text:p>
          </table:table-cell>
          <table:table-cell office:value-type="string" calcext:value-type="string">
            <text:p>2018.0143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20133-</text:p>
            <text:p>0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6.701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8</text:p>
            <text:p>16:39:11</text:p>
          </table:table-cell>
          <table:table-cell office:value-type="string" calcext:value-type="string">
            <text:p>2018.0143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61411-</text:p>
            <text:p>8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3.297,3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31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3/05/2018</text:p>
          </table:table-cell>
          <table:table-cell office:value-type="string" calcext:value-type="string">
            <text:p>2018.01467-0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23836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.181.294,6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0:44:05</text:p>
          </table:table-cell>
          <table:table-cell table:number-columns-repeated="2"/>
          <table:table-cell office:value-type="string" calcext:value-type="string">
            <text:p>17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6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07</text:p>
          </table:table-cell>
          <table:table-cell office:value-type="string" calcext:value-type="string">
            <text:p>2018.0146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836-</text:p>
            <text:p>1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0.828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08</text:p>
          </table:table-cell>
          <table:table-cell office:value-type="string" calcext:value-type="string">
            <text:p>2018.0146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836-</text:p>
            <text:p>1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0.828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10</text:p>
          </table:table-cell>
          <table:table-cell office:value-type="string" calcext:value-type="string">
            <text:p>2018.0147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118-</text:p>
            <text:p>5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1.946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11</text:p>
          </table:table-cell>
          <table:table-cell office:value-type="string" calcext:value-type="string">
            <text:p>2018.0147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118-</text:p>
            <text:p>5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1.946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13</text:p>
          </table:table-cell>
          <table:table-cell office:value-type="string" calcext:value-type="string">
            <text:p>2018.01472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4118-</text:p>
            <text:p>5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26.200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14</text:p>
          </table:table-cell>
          <table:table-cell office:value-type="string" calcext:value-type="string">
            <text:p>2018.0147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40-</text:p>
            <text:p>0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0.14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16</text:p>
          </table:table-cell>
          <table:table-cell office:value-type="string" calcext:value-type="string">
            <text:p>2018.01474-3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9340-</text:p>
            <text:p>0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12.697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17</text:p>
          </table:table-cell>
          <table:table-cell office:value-type="string" calcext:value-type="string">
            <text:p>2018.0147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40-</text:p>
            <text:p>0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0.14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19</text:p>
          </table:table-cell>
          <table:table-cell office:value-type="string" calcext:value-type="string">
            <text:p>2018.01476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1469-</text:p>
            <text:p>4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62.520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20</text:p>
          </table:table-cell>
          <table:table-cell office:value-type="string" calcext:value-type="string">
            <text:p>2018.0147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1469-</text:p>
            <text:p>4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5.961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642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3/05/2018</text:p>
            <text:p>10:44:22</text:p>
          </table:table-cell>
          <table:table-cell office:value-type="string" calcext:value-type="string">
            <text:p>2018.01478-6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65990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0.632,9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6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23</text:p>
          </table:table-cell>
          <table:table-cell office:value-type="string" calcext:value-type="string">
            <text:p>2018.01479-4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65990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97.272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25</text:p>
          </table:table-cell>
          <table:table-cell office:value-type="string" calcext:value-type="string">
            <text:p>2018.01480-8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65990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97.272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26</text:p>
          </table:table-cell>
          <table:table-cell office:value-type="string" calcext:value-type="string">
            <text:p>2018.01481-6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65990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0.632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27</text:p>
          </table:table-cell>
          <table:table-cell office:value-type="string" calcext:value-type="string">
            <text:p>2018.0148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5990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394.545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29</text:p>
          </table:table-cell>
          <table:table-cell office:value-type="string" calcext:value-type="string">
            <text:p>2018.0148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058-</text:p>
            <text:p>5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.082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30</text:p>
          </table:table-cell>
          <table:table-cell office:value-type="string" calcext:value-type="string">
            <text:p>2018.01484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73058-</text:p>
            <text:p>5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6.957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32</text:p>
          </table:table-cell>
          <table:table-cell office:value-type="string" calcext:value-type="string">
            <text:p>2018.01485-9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73735-</text:p>
            <text:p>8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29.966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33</text:p>
          </table:table-cell>
          <table:table-cell office:value-type="string" calcext:value-type="string">
            <text:p>2018.0148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735-</text:p>
            <text:p>8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2.439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35</text:p>
          </table:table-cell>
          <table:table-cell office:value-type="string" calcext:value-type="string">
            <text:p>2018.0148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735-</text:p>
            <text:p>8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2.439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36</text:p>
          </table:table-cell>
          <table:table-cell office:value-type="string" calcext:value-type="string">
            <text:p>2018.0148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5991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2.806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38</text:p>
          </table:table-cell>
          <table:table-cell office:value-type="string" calcext:value-type="string">
            <text:p>2018.0148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5991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37.098,9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6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39</text:p>
          </table:table-cell>
          <table:table-cell office:value-type="string" calcext:value-type="string">
            <text:p>2018.0149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5991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2.806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42</text:p>
          </table:table-cell>
          <table:table-cell office:value-type="string" calcext:value-type="string">
            <text:p>2018.0149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6815-</text:p>
            <text:p>7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.143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48</text:p>
          </table:table-cell>
          <table:table-cell office:value-type="string" calcext:value-type="string">
            <text:p>2018.0149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3479-</text:p>
            <text:p>9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4.037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50</text:p>
          </table:table-cell>
          <table:table-cell office:value-type="string" calcext:value-type="string">
            <text:p>2018.0149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1616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1.090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51</text:p>
          </table:table-cell>
          <table:table-cell office:value-type="string" calcext:value-type="string">
            <text:p>2018.0149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1616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1.180.984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53</text:p>
          </table:table-cell>
          <table:table-cell office:value-type="string" calcext:value-type="string">
            <text:p>2018.0149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1616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1.090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54</text:p>
          </table:table-cell>
          <table:table-cell office:value-type="string" calcext:value-type="string">
            <text:p>2018.0149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96691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.319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56</text:p>
          </table:table-cell>
          <table:table-cell office:value-type="string" calcext:value-type="string">
            <text:p>2018.01498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496691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49.955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0:44:57</text:p>
          </table:table-cell>
          <table:table-cell office:value-type="string" calcext:value-type="string">
            <text:p>2018.0149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96691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.319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4:45:09</text:p>
          </table:table-cell>
          <table:table-cell office:value-type="string" calcext:value-type="string">
            <text:p>2018.01465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49241-</text:p>
            <text:p>67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5.157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7:22:19</text:p>
          </table:table-cell>
          <table:table-cell office:value-type="string" calcext:value-type="string">
            <text:p>2018.0155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6535-</text:p>
            <text:p>39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3.959,8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65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3/05/2018</text:p>
          </table:table-cell>
          <table:table-cell office:value-type="string" calcext:value-type="string">
            <text:p>2018.01554-5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56535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03.456,5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22:21</text:p>
          </table:table-cell>
          <table:table-cell table:number-columns-repeated="2"/>
          <table:table-cell office:value-type="string" calcext:value-type="string">
            <text:p>39.2003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6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7:22:22</text:p>
          </table:table-cell>
          <table:table-cell office:value-type="string" calcext:value-type="string">
            <text:p>2018.0155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6535-</text:p>
            <text:p>39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1.374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8</text:p>
            <text:p>17:22:24</text:p>
          </table:table-cell>
          <table:table-cell office:value-type="string" calcext:value-type="string">
            <text:p>2018.01555-3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56535-</text:p>
            <text:p>39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1.324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5/2018</text:p>
            <text:p>10:57:29</text:p>
          </table:table-cell>
          <table:table-cell office:value-type="string" calcext:value-type="string">
            <text:p>2018.01533-2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17328-</text:p>
            <text:p>5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3.419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5/2018</text:p>
            <text:p>10:57:30</text:p>
          </table:table-cell>
          <table:table-cell office:value-type="string" calcext:value-type="string">
            <text:p>2018.0153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7328-</text:p>
            <text:p>5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5.109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5/2018</text:p>
            <text:p>12:14:28</text:p>
          </table:table-cell>
          <table:table-cell office:value-type="string" calcext:value-type="string">
            <text:p>2018.0152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3703-</text:p>
            <text:p>0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5.432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18</text:p>
            <text:p>17:57:37</text:p>
          </table:table-cell>
          <table:table-cell office:value-type="string" calcext:value-type="string">
            <text:p>2018.0156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007-</text:p>
            <text:p>8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3.441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18</text:p>
            <text:p>17:57:37</text:p>
          </table:table-cell>
          <table:table-cell office:value-type="string" calcext:value-type="string">
            <text:p>2018.0156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007-</text:p>
            <text:p>8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3.441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18</text:p>
            <text:p>17:57:38</text:p>
          </table:table-cell>
          <table:table-cell office:value-type="string" calcext:value-type="string">
            <text:p>2018.0156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007-</text:p>
            <text:p>8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42.829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18</text:p>
            <text:p>18:03:01</text:p>
          </table:table-cell>
          <table:table-cell office:value-type="string" calcext:value-type="string">
            <text:p>2018.0157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7266-</text:p>
            <text:p>91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432.345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5/2018</text:p>
            <text:p>12:31:19</text:p>
          </table:table-cell>
          <table:table-cell office:value-type="string" calcext:value-type="string">
            <text:p>2018.01587-1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371566-</text:p>
            <text:p>45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5.882,4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676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30/05/2018</text:p>
            <text:p>13:36:57</text:p>
          </table:table-cell>
          <table:table-cell office:value-type="string" calcext:value-type="string">
            <text:p>2018.0158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7496-</text:p>
            <text:p>39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57.250,6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6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5/2018</text:p>
            <text:p>13:36:59</text:p>
          </table:table-cell>
          <table:table-cell office:value-type="string" calcext:value-type="string">
            <text:p>2018.01589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07496-</text:p>
            <text:p>39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66.918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5/2018</text:p>
            <text:p>17:56:34</text:p>
          </table:table-cell>
          <table:table-cell office:value-type="string" calcext:value-type="string">
            <text:p>2018.0160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6992-</text:p>
            <text:p>88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6.414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5/2018</text:p>
            <text:p>19:01:53</text:p>
          </table:table-cell>
          <table:table-cell office:value-type="string" calcext:value-type="string">
            <text:p>2018.01619-3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11520-</text:p>
            <text:p>06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29.131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18</text:p>
            <text:p>16:03:36</text:p>
          </table:table-cell>
          <table:table-cell office:value-type="string" calcext:value-type="string">
            <text:p>2018.01640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1922-</text:p>
            <text:p>44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27.376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18</text:p>
            <text:p>16:03:37</text:p>
          </table:table-cell>
          <table:table-cell office:value-type="string" calcext:value-type="string">
            <text:p>2018.0164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922-</text:p>
            <text:p>44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4.106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18</text:p>
            <text:p>16:03:39</text:p>
          </table:table-cell>
          <table:table-cell office:value-type="string" calcext:value-type="string">
            <text:p>2018.0164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228-</text:p>
            <text:p>1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523.398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18</text:p>
            <text:p>16:03:40</text:p>
          </table:table-cell>
          <table:table-cell office:value-type="string" calcext:value-type="string">
            <text:p>2018.0164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228-</text:p>
            <text:p>1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8.509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18</text:p>
            <text:p>16:03:42</text:p>
          </table:table-cell>
          <table:table-cell office:value-type="string" calcext:value-type="string">
            <text:p>2018.01644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2707-</text:p>
            <text:p>06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05.951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18</text:p>
            <text:p>16:03:44</text:p>
          </table:table-cell>
          <table:table-cell office:value-type="string" calcext:value-type="string">
            <text:p>2018.0164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07-</text:p>
            <text:p>06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5.892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18</text:p>
            <text:p>16:03:47</text:p>
          </table:table-cell>
          <table:table-cell office:value-type="string" calcext:value-type="string">
            <text:p>2018.0164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636-</text:p>
            <text:p>74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60.122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18</text:p>
            <text:p>16:03:48</text:p>
          </table:table-cell>
          <table:table-cell office:value-type="string" calcext:value-type="string">
            <text:p>2018.0164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636-</text:p>
            <text:p>74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9.018,3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6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18</text:p>
            <text:p>16:14:08</text:p>
          </table:table-cell>
          <table:table-cell office:value-type="string" calcext:value-type="string">
            <text:p>2018.0164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6500-</text:p>
            <text:p>55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70.664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18</text:p>
            <text:p>16:14:09</text:p>
          </table:table-cell>
          <table:table-cell office:value-type="string" calcext:value-type="string">
            <text:p>2018.01631-2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295812-</text:p>
            <text:p>29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7.302,4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6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18</text:p>
            <text:p>17:47:06</text:p>
          </table:table-cell>
          <table:table-cell office:value-type="string" calcext:value-type="string">
            <text:p>2018.0162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1520-</text:p>
            <text:p>06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7.809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18</text:p>
            <text:p>17:47:06</text:p>
          </table:table-cell>
          <table:table-cell office:value-type="string" calcext:value-type="string">
            <text:p>2018.0163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1520-</text:p>
            <text:p>06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7.809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18</text:p>
            <text:p>16:15:06</text:p>
          </table:table-cell>
          <table:table-cell office:value-type="string" calcext:value-type="string">
            <text:p>2018.0168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3946-</text:p>
            <text:p>03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0.340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18</text:p>
            <text:p>16:55:53</text:p>
          </table:table-cell>
          <table:table-cell office:value-type="string" calcext:value-type="string">
            <text:p>2018.0167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274-</text:p>
            <text:p>9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4.274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18</text:p>
            <text:p>16:55:55</text:p>
          </table:table-cell>
          <table:table-cell office:value-type="string" calcext:value-type="string">
            <text:p>2018.01675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2274-</text:p>
            <text:p>9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41.706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18</text:p>
            <text:p>16:55:56</text:p>
          </table:table-cell>
          <table:table-cell office:value-type="string" calcext:value-type="string">
            <text:p>2018.0167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274-</text:p>
            <text:p>9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3.774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18</text:p>
            <text:p>18:34:37</text:p>
          </table:table-cell>
          <table:table-cell office:value-type="string" calcext:value-type="string">
            <text:p>2018.0166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773-</text:p>
            <text:p>9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0.611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8</text:p>
            <text:p>17:11:16</text:p>
          </table:table-cell>
          <table:table-cell office:value-type="string" calcext:value-type="string">
            <text:p>2018.01712-2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289201-</text:p>
            <text:p>65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08.057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8</text:p>
            <text:p>17:22:25</text:p>
          </table:table-cell>
          <table:table-cell office:value-type="string" calcext:value-type="string">
            <text:p>2018.0171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567-</text:p>
            <text:p>56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.425,8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99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6/06/2018</text:p>
          </table:table-cell>
          <table:table-cell office:value-type="string" calcext:value-type="string">
            <text:p>2018.01718-1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86567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.425,8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22:27</text:p>
          </table:table-cell>
          <table:table-cell table:number-columns-repeated="2"/>
          <table:table-cell office:value-type="string" calcext:value-type="string">
            <text:p>56.2005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7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8</text:p>
            <text:p>17:22:29</text:p>
          </table:table-cell>
          <table:table-cell office:value-type="string" calcext:value-type="string">
            <text:p>2018.0171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567-</text:p>
            <text:p>56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.425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8</text:p>
            <text:p>17:22:31</text:p>
          </table:table-cell>
          <table:table-cell office:value-type="string" calcext:value-type="string">
            <text:p>2018.0172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567-</text:p>
            <text:p>56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.425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8</text:p>
            <text:p>17:22:33</text:p>
          </table:table-cell>
          <table:table-cell office:value-type="string" calcext:value-type="string">
            <text:p>2018.0172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567-</text:p>
            <text:p>56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.425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8</text:p>
            <text:p>17:22:34</text:p>
          </table:table-cell>
          <table:table-cell office:value-type="string" calcext:value-type="string">
            <text:p>2018.0172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567-</text:p>
            <text:p>56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.425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8</text:p>
            <text:p>17:22:36</text:p>
          </table:table-cell>
          <table:table-cell office:value-type="string" calcext:value-type="string">
            <text:p>2018.0172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8842-</text:p>
            <text:p>0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5.26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8</text:p>
            <text:p>17:22:38</text:p>
          </table:table-cell>
          <table:table-cell office:value-type="string" calcext:value-type="string">
            <text:p>2018.0172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8842-</text:p>
            <text:p>0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5.26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8</text:p>
            <text:p>17:22:39</text:p>
          </table:table-cell>
          <table:table-cell office:value-type="string" calcext:value-type="string">
            <text:p>2018.01725-4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28842-</text:p>
            <text:p>0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70.09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8</text:p>
            <text:p>18:45:19</text:p>
          </table:table-cell>
          <table:table-cell office:value-type="string" calcext:value-type="string">
            <text:p>2018.01726-2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70246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14.01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8</text:p>
            <text:p>18:45:21</text:p>
          </table:table-cell>
          <table:table-cell office:value-type="string" calcext:value-type="string">
            <text:p>2018.0172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0246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2.84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8</text:p>
            <text:p>18:45:22</text:p>
          </table:table-cell>
          <table:table-cell office:value-type="string" calcext:value-type="string">
            <text:p>2018.0172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0246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2.843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710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7/06/2018</text:p>
            <text:p>11:03:52</text:p>
          </table:table-cell>
          <table:table-cell office:value-type="string" calcext:value-type="string">
            <text:p>2018.0173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3392-</text:p>
            <text:p>2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6.857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7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1:03:53</text:p>
          </table:table-cell>
          <table:table-cell office:value-type="string" calcext:value-type="string">
            <text:p>2018.0173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3392-</text:p>
            <text:p>2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3.92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1:15:49</text:p>
          </table:table-cell>
          <table:table-cell office:value-type="string" calcext:value-type="string">
            <text:p>2018.01741-6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146603-</text:p>
            <text:p>69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0.261,37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7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1:15:51</text:p>
          </table:table-cell>
          <table:table-cell office:value-type="string" calcext:value-type="string">
            <text:p>2018.0174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603-</text:p>
            <text:p>69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5.130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1:15:53</text:p>
          </table:table-cell>
          <table:table-cell office:value-type="string" calcext:value-type="string">
            <text:p>2018.01739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209998-</text:p>
            <text:p>49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9.138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5:02:53</text:p>
          </table:table-cell>
          <table:table-cell office:value-type="string" calcext:value-type="string">
            <text:p>2018.01757-2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7115-</text:p>
            <text:p>17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.14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5:02:54</text:p>
          </table:table-cell>
          <table:table-cell office:value-type="string" calcext:value-type="string">
            <text:p>2018.0175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7115-</text:p>
            <text:p>17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.57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5:02:55</text:p>
          </table:table-cell>
          <table:table-cell office:value-type="string" calcext:value-type="string">
            <text:p>2018.0175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7115-</text:p>
            <text:p>17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.96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5:59:03</text:p>
          </table:table-cell>
          <table:table-cell office:value-type="string" calcext:value-type="string">
            <text:p>2018.0176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6282-</text:p>
            <text:p>96.2009.8.19.0046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5.439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7:02:51</text:p>
          </table:table-cell>
          <table:table-cell office:value-type="string" calcext:value-type="string">
            <text:p>2018.0176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8954-</text:p>
            <text:p>33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3.219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7:25:05</text:p>
          </table:table-cell>
          <table:table-cell office:value-type="string" calcext:value-type="string">
            <text:p>2018.0177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603-</text:p>
            <text:p>69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0.261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7:25:07</text:p>
          </table:table-cell>
          <table:table-cell office:value-type="string" calcext:value-type="string">
            <text:p>2018.0177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603-</text:p>
            <text:p>69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5.130,6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7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3:13</text:p>
          </table:table-cell>
          <table:table-cell office:value-type="string" calcext:value-type="string">
            <text:p>2018.01776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2121-</text:p>
            <text:p>33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0.446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3:18</text:p>
          </table:table-cell>
          <table:table-cell office:value-type="string" calcext:value-type="string">
            <text:p>2018.0177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1986-</text:p>
            <text:p>63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7.105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3:19</text:p>
          </table:table-cell>
          <table:table-cell office:value-type="string" calcext:value-type="string">
            <text:p>2018.0178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165-</text:p>
            <text:p>23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60.468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3:21</text:p>
          </table:table-cell>
          <table:table-cell office:value-type="string" calcext:value-type="string">
            <text:p>2018.0178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9702-</text:p>
            <text:p>27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7.482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3:22</text:p>
          </table:table-cell>
          <table:table-cell office:value-type="string" calcext:value-type="string">
            <text:p>2018.0178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1967-</text:p>
            <text:p>02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1.447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3:24</text:p>
          </table:table-cell>
          <table:table-cell office:value-type="string" calcext:value-type="string">
            <text:p>2018.0178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2250-</text:p>
            <text:p>25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6.947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3:39</text:p>
          </table:table-cell>
          <table:table-cell office:value-type="string" calcext:value-type="string">
            <text:p>2018.0178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1131-</text:p>
            <text:p>7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2.189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3:40</text:p>
          </table:table-cell>
          <table:table-cell office:value-type="string" calcext:value-type="string">
            <text:p>2018.0178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3626-</text:p>
            <text:p>8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7.655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3:42</text:p>
          </table:table-cell>
          <table:table-cell office:value-type="string" calcext:value-type="string">
            <text:p>2018.0178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7181-</text:p>
            <text:p>1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1.483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3:43</text:p>
          </table:table-cell>
          <table:table-cell office:value-type="string" calcext:value-type="string">
            <text:p>2018.0178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9105-</text:p>
            <text:p>4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5.944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3:45</text:p>
          </table:table-cell>
          <table:table-cell office:value-type="string" calcext:value-type="string">
            <text:p>2018.0178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9695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0.894,1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33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7/06/2018</text:p>
          </table:table-cell>
          <table:table-cell office:value-type="string" calcext:value-type="string">
            <text:p>2018.01789-0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229817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9.243,4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33:46</text:p>
          </table:table-cell>
          <table:table-cell table:number-columns-repeated="2"/>
          <table:table-cell office:value-type="string" calcext:value-type="string">
            <text:p>35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7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3:48</text:p>
          </table:table-cell>
          <table:table-cell office:value-type="string" calcext:value-type="string">
            <text:p>2018.0179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4440-</text:p>
            <text:p>4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5.466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3:49</text:p>
          </table:table-cell>
          <table:table-cell office:value-type="string" calcext:value-type="string">
            <text:p>2018.0179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6291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3.540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3:51</text:p>
          </table:table-cell>
          <table:table-cell office:value-type="string" calcext:value-type="string">
            <text:p>2018.0179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0152-</text:p>
            <text:p>1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5.474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3:52</text:p>
          </table:table-cell>
          <table:table-cell office:value-type="string" calcext:value-type="string">
            <text:p>2018.0179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0755-</text:p>
            <text:p>8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1.262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3:54</text:p>
          </table:table-cell>
          <table:table-cell office:value-type="string" calcext:value-type="string">
            <text:p>2018.0179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1636-</text:p>
            <text:p>6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7.018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3:55</text:p>
          </table:table-cell>
          <table:table-cell office:value-type="string" calcext:value-type="string">
            <text:p>2018.0179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2016-</text:p>
            <text:p>8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0.975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3:57</text:p>
          </table:table-cell>
          <table:table-cell office:value-type="string" calcext:value-type="string">
            <text:p>2018.0179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2459-</text:p>
            <text:p>4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1.581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3:58</text:p>
          </table:table-cell>
          <table:table-cell office:value-type="string" calcext:value-type="string">
            <text:p>2018.0179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2824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1.517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4:00</text:p>
          </table:table-cell>
          <table:table-cell office:value-type="string" calcext:value-type="string">
            <text:p>2018.0179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3100-</text:p>
            <text:p>2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8.792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4:01</text:p>
          </table:table-cell>
          <table:table-cell office:value-type="string" calcext:value-type="string">
            <text:p>2018.0179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3134-</text:p>
            <text:p>0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2.024,2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744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7/06/2018</text:p>
            <text:p>18:34:02</text:p>
          </table:table-cell>
          <table:table-cell office:value-type="string" calcext:value-type="string">
            <text:p>2018.0180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4695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0.341,2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7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4:04</text:p>
          </table:table-cell>
          <table:table-cell office:value-type="string" calcext:value-type="string">
            <text:p>2018.0180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8481-</text:p>
            <text:p>1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6.122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4:05</text:p>
          </table:table-cell>
          <table:table-cell office:value-type="string" calcext:value-type="string">
            <text:p>2018.0180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9186-</text:p>
            <text:p>7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2.426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4:07</text:p>
          </table:table-cell>
          <table:table-cell office:value-type="string" calcext:value-type="string">
            <text:p>2018.0180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9231-</text:p>
            <text:p>7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3.535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4:08</text:p>
          </table:table-cell>
          <table:table-cell office:value-type="string" calcext:value-type="string">
            <text:p>2018.0180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0945-</text:p>
            <text:p>7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2.158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4:10</text:p>
          </table:table-cell>
          <table:table-cell office:value-type="string" calcext:value-type="string">
            <text:p>2018.0180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2466-</text:p>
            <text:p>5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7.616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4:11</text:p>
          </table:table-cell>
          <table:table-cell office:value-type="string" calcext:value-type="string">
            <text:p>2018.0180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2747-</text:p>
            <text:p>0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1.008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4:13</text:p>
          </table:table-cell>
          <table:table-cell office:value-type="string" calcext:value-type="string">
            <text:p>2018.0180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4440-</text:p>
            <text:p>2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0.337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4:16</text:p>
          </table:table-cell>
          <table:table-cell office:value-type="string" calcext:value-type="string">
            <text:p>2018.0180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2733-</text:p>
            <text:p>8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7.127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4:17</text:p>
          </table:table-cell>
          <table:table-cell office:value-type="string" calcext:value-type="string">
            <text:p>2018.0180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8966-</text:p>
            <text:p>2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2.914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4:19</text:p>
          </table:table-cell>
          <table:table-cell office:value-type="string" calcext:value-type="string">
            <text:p>2018.0181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06653-</text:p>
            <text:p>4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1.76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4:20</text:p>
          </table:table-cell>
          <table:table-cell office:value-type="string" calcext:value-type="string">
            <text:p>2018.0181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6802-</text:p>
            <text:p>0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1.829,9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7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4:22</text:p>
          </table:table-cell>
          <table:table-cell office:value-type="string" calcext:value-type="string">
            <text:p>2018.0181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6428-</text:p>
            <text:p>7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2.630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4:23</text:p>
          </table:table-cell>
          <table:table-cell office:value-type="string" calcext:value-type="string">
            <text:p>2018.0181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8588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0.25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4:25</text:p>
          </table:table-cell>
          <table:table-cell office:value-type="string" calcext:value-type="string">
            <text:p>2018.0181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7786-</text:p>
            <text:p>1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0.99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34:29</text:p>
          </table:table-cell>
          <table:table-cell office:value-type="string" calcext:value-type="string">
            <text:p>2018.0181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61772-</text:p>
            <text:p>0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4.179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54:58</text:p>
          </table:table-cell>
          <table:table-cell office:value-type="string" calcext:value-type="string">
            <text:p>2018.0181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4353-</text:p>
            <text:p>25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8.328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54:59</text:p>
          </table:table-cell>
          <table:table-cell office:value-type="string" calcext:value-type="string">
            <text:p>2018.01818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34353-</text:p>
            <text:p>25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3.312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8</text:p>
            <text:p>18:55:01</text:p>
          </table:table-cell>
          <table:table-cell office:value-type="string" calcext:value-type="string">
            <text:p>2018.01819-6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34353-</text:p>
            <text:p>25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9.164,02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7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18</text:p>
            <text:p>13:26:10</text:p>
          </table:table-cell>
          <table:table-cell office:value-type="string" calcext:value-type="string">
            <text:p>2018.0183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5647-</text:p>
            <text:p>34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4.965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18</text:p>
            <text:p>15:19:22</text:p>
          </table:table-cell>
          <table:table-cell office:value-type="string" calcext:value-type="string">
            <text:p>2018.0186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5995-</text:p>
            <text:p>40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3.909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18</text:p>
            <text:p>15:50:03</text:p>
          </table:table-cell>
          <table:table-cell office:value-type="string" calcext:value-type="string">
            <text:p>2018.0186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977-</text:p>
            <text:p>92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11.974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18</text:p>
            <text:p>15:50:04</text:p>
          </table:table-cell>
          <table:table-cell office:value-type="string" calcext:value-type="string">
            <text:p>2018.0186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977-</text:p>
            <text:p>92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1.796,2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67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8/06/2018</text:p>
          </table:table-cell>
          <table:table-cell office:value-type="string" calcext:value-type="string">
            <text:p>2018.01865-0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265444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9.035,1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5:50:08</text:p>
          </table:table-cell>
          <table:table-cell table:number-columns-repeated="2"/>
          <table:table-cell office:value-type="string" calcext:value-type="string">
            <text:p>03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7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18</text:p>
            <text:p>15:51:17</text:p>
          </table:table-cell>
          <table:table-cell office:value-type="string" calcext:value-type="string">
            <text:p>2018.0186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0110-</text:p>
            <text:p>78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203.480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18</text:p>
            <text:p>16:57:14</text:p>
          </table:table-cell>
          <table:table-cell office:value-type="string" calcext:value-type="string">
            <text:p>2018.0184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2828-</text:p>
            <text:p>42.2009.8.19.0023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0.672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8</text:p>
            <text:p>10:38:11</text:p>
          </table:table-cell>
          <table:table-cell office:value-type="string" calcext:value-type="string">
            <text:p>2018.02478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31381-</text:p>
            <text:p>27.2000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7.463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8</text:p>
            <text:p>13:36:43</text:p>
          </table:table-cell>
          <table:table-cell office:value-type="string" calcext:value-type="string">
            <text:p>2018.0188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4777-</text:p>
            <text:p>1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16.547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8</text:p>
            <text:p>17:00:25</text:p>
          </table:table-cell>
          <table:table-cell office:value-type="string" calcext:value-type="string">
            <text:p>2018.01885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05944-</text:p>
            <text:p>8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6.812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8</text:p>
            <text:p>17:57:19</text:p>
          </table:table-cell>
          <table:table-cell office:value-type="string" calcext:value-type="string">
            <text:p>2018.01887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1638-</text:p>
            <text:p>0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053.959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8</text:p>
            <text:p>17:57:21</text:p>
          </table:table-cell>
          <table:table-cell office:value-type="string" calcext:value-type="string">
            <text:p>2018.0188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638-</text:p>
            <text:p>0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4.324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8</text:p>
            <text:p>17:57:22</text:p>
          </table:table-cell>
          <table:table-cell office:value-type="string" calcext:value-type="string">
            <text:p>2018.0188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638-</text:p>
            <text:p>0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4.324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8</text:p>
            <text:p>18:44:05</text:p>
          </table:table-cell>
          <table:table-cell office:value-type="string" calcext:value-type="string">
            <text:p>2018.01895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22521-</text:p>
            <text:p>75.2016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52.778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18</text:p>
            <text:p>18:17:46</text:p>
          </table:table-cell>
          <table:table-cell office:value-type="string" calcext:value-type="string">
            <text:p>2018.0193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5770-</text:p>
            <text:p>8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2.581,5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778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2/06/2018</text:p>
            <text:p>19:45:08</text:p>
          </table:table-cell>
          <table:table-cell office:value-type="string" calcext:value-type="string">
            <text:p>2018.0193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0101-</text:p>
            <text:p>22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07.831,3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7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18</text:p>
            <text:p>19:45:09</text:p>
          </table:table-cell>
          <table:table-cell office:value-type="string" calcext:value-type="string">
            <text:p>2018.0193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0101-</text:p>
            <text:p>22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6.213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24</text:p>
          </table:table-cell>
          <table:table-cell office:value-type="string" calcext:value-type="string">
            <text:p>2018.0195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151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.905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25</text:p>
          </table:table-cell>
          <table:table-cell office:value-type="string" calcext:value-type="string">
            <text:p>2018.0195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151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3.053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27</text:p>
          </table:table-cell>
          <table:table-cell office:value-type="string" calcext:value-type="string">
            <text:p>2018.0195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610-</text:p>
            <text:p>7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8.287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28</text:p>
          </table:table-cell>
          <table:table-cell office:value-type="string" calcext:value-type="string">
            <text:p>2018.01958-3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2610-</text:p>
            <text:p>7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55.136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31</text:p>
          </table:table-cell>
          <table:table-cell office:value-type="string" calcext:value-type="string">
            <text:p>2018.0195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645-</text:p>
            <text:p>3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3.659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31</text:p>
          </table:table-cell>
          <table:table-cell office:value-type="string" calcext:value-type="string">
            <text:p>2018.0196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645-</text:p>
            <text:p>3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00.106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33</text:p>
          </table:table-cell>
          <table:table-cell office:value-type="string" calcext:value-type="string">
            <text:p>2018.0196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698-</text:p>
            <text:p>1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0.118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34</text:p>
          </table:table-cell>
          <table:table-cell office:value-type="string" calcext:value-type="string">
            <text:p>2018.01962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2698-</text:p>
            <text:p>1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8.53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37</text:p>
          </table:table-cell>
          <table:table-cell office:value-type="string" calcext:value-type="string">
            <text:p>2018.01963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2752-</text:p>
            <text:p>7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8.890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37</text:p>
          </table:table-cell>
          <table:table-cell office:value-type="string" calcext:value-type="string">
            <text:p>2018.0196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52-</text:p>
            <text:p>7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0.135,0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7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39</text:p>
          </table:table-cell>
          <table:table-cell office:value-type="string" calcext:value-type="string">
            <text:p>2018.0196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562-</text:p>
            <text:p>5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3.438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40</text:p>
          </table:table-cell>
          <table:table-cell office:value-type="string" calcext:value-type="string">
            <text:p>2018.0196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562-</text:p>
            <text:p>5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3.438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42</text:p>
          </table:table-cell>
          <table:table-cell office:value-type="string" calcext:value-type="string">
            <text:p>2018.01967-2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3562-</text:p>
            <text:p>5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49.368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43</text:p>
          </table:table-cell>
          <table:table-cell office:value-type="string" calcext:value-type="string">
            <text:p>2018.01968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9336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1.052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45</text:p>
          </table:table-cell>
          <table:table-cell office:value-type="string" calcext:value-type="string">
            <text:p>2018.0196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36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5.610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46</text:p>
          </table:table-cell>
          <table:table-cell office:value-type="string" calcext:value-type="string">
            <text:p>2018.0197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36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1.052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48</text:p>
          </table:table-cell>
          <table:table-cell office:value-type="string" calcext:value-type="string">
            <text:p>2018.0197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36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1.052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49</text:p>
          </table:table-cell>
          <table:table-cell office:value-type="string" calcext:value-type="string">
            <text:p>2018.0197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867-</text:p>
            <text:p>1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2.851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50</text:p>
          </table:table-cell>
          <table:table-cell office:value-type="string" calcext:value-type="string">
            <text:p>2018.0197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867-</text:p>
            <text:p>1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2.851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52</text:p>
          </table:table-cell>
          <table:table-cell office:value-type="string" calcext:value-type="string">
            <text:p>2018.0197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867-</text:p>
            <text:p>1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43.778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53</text:p>
          </table:table-cell>
          <table:table-cell office:value-type="string" calcext:value-type="string">
            <text:p>2018.0197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764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7.204,4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1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3/06/2018</text:p>
          </table:table-cell>
          <table:table-cell office:value-type="string" calcext:value-type="string">
            <text:p>2018.01976-1</text:p>
          </table:table-cell>
          <table:table-cell office:value-type="string" calcext:value-type="string">
            <text:p>Pago Prioridade</text:p>
          </table:table-cell>
          <table:table-cell table:style-name="ce1" office:value-type="string" calcext:value-type="string">
            <text:p>0145764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16.709,7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07:5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24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8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56</text:p>
          </table:table-cell>
          <table:table-cell office:value-type="string" calcext:value-type="string">
            <text:p>2018.0197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764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7.204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58</text:p>
          </table:table-cell>
          <table:table-cell office:value-type="string" calcext:value-type="string">
            <text:p>2018.0197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7288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1.963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7:59</text:p>
          </table:table-cell>
          <table:table-cell office:value-type="string" calcext:value-type="string">
            <text:p>2018.0197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7288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49.590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8:01</text:p>
          </table:table-cell>
          <table:table-cell office:value-type="string" calcext:value-type="string">
            <text:p>2018.0198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9731-</text:p>
            <text:p>9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5.287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8:02</text:p>
          </table:table-cell>
          <table:table-cell office:value-type="string" calcext:value-type="string">
            <text:p>2018.0198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9731-</text:p>
            <text:p>9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96.025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8:04</text:p>
          </table:table-cell>
          <table:table-cell office:value-type="string" calcext:value-type="string">
            <text:p>2018.01982-6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69734-</text:p>
            <text:p>5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5.335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8:05</text:p>
          </table:table-cell>
          <table:table-cell office:value-type="string" calcext:value-type="string">
            <text:p>2018.0198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9734-</text:p>
            <text:p>5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3.38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8:07</text:p>
          </table:table-cell>
          <table:table-cell office:value-type="string" calcext:value-type="string">
            <text:p>2018.0198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9863-</text:p>
            <text:p>5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1.228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8:08</text:p>
          </table:table-cell>
          <table:table-cell office:value-type="string" calcext:value-type="string">
            <text:p>2018.01985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69863-</text:p>
            <text:p>5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12.262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8:10</text:p>
          </table:table-cell>
          <table:table-cell office:value-type="string" calcext:value-type="string">
            <text:p>2018.01986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9863-</text:p>
            <text:p>5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1.228,7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812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3/06/2018</text:p>
            <text:p>17:08:11</text:p>
          </table:table-cell>
          <table:table-cell office:value-type="string" calcext:value-type="string">
            <text:p>2018.0198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0282-</text:p>
            <text:p>7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348.831,4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8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8:13</text:p>
          </table:table-cell>
          <table:table-cell office:value-type="string" calcext:value-type="string">
            <text:p>2018.0198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0282-</text:p>
            <text:p>7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7.962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8:14</text:p>
          </table:table-cell>
          <table:table-cell office:value-type="string" calcext:value-type="string">
            <text:p>2018.01989-3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73762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09.566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8:16</text:p>
          </table:table-cell>
          <table:table-cell office:value-type="string" calcext:value-type="string">
            <text:p>2018.0199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762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1.417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8:17</text:p>
          </table:table-cell>
          <table:table-cell office:value-type="string" calcext:value-type="string">
            <text:p>2018.0199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762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1.417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8:20</text:p>
          </table:table-cell>
          <table:table-cell office:value-type="string" calcext:value-type="string">
            <text:p>2018.0199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781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.862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8:20</text:p>
          </table:table-cell>
          <table:table-cell office:value-type="string" calcext:value-type="string">
            <text:p>2018.01993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73781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4.006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8:23</text:p>
          </table:table-cell>
          <table:table-cell office:value-type="string" calcext:value-type="string">
            <text:p>2018.0199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6103-</text:p>
            <text:p>6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.66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8:23</text:p>
          </table:table-cell>
          <table:table-cell office:value-type="string" calcext:value-type="string">
            <text:p>2018.01995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76103-</text:p>
            <text:p>6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3.693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8:26</text:p>
          </table:table-cell>
          <table:table-cell office:value-type="string" calcext:value-type="string">
            <text:p>2018.0199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0051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8.877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8:28</text:p>
          </table:table-cell>
          <table:table-cell office:value-type="string" calcext:value-type="string">
            <text:p>2018.0199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0051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8.877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8:29</text:p>
          </table:table-cell>
          <table:table-cell office:value-type="string" calcext:value-type="string">
            <text:p>2018.0199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0051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738.665,2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8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8:31</text:p>
          </table:table-cell>
          <table:table-cell office:value-type="string" calcext:value-type="string">
            <text:p>2018.0199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1701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4.335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8:32</text:p>
          </table:table-cell>
          <table:table-cell office:value-type="string" calcext:value-type="string">
            <text:p>2018.0200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1701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4.335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7:08:34</text:p>
          </table:table-cell>
          <table:table-cell office:value-type="string" calcext:value-type="string">
            <text:p>2018.02001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411701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52.380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8:37:37</text:p>
          </table:table-cell>
          <table:table-cell office:value-type="string" calcext:value-type="string">
            <text:p>2018.0200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7783-</text:p>
            <text:p>60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4.080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8:37:39</text:p>
          </table:table-cell>
          <table:table-cell office:value-type="string" calcext:value-type="string">
            <text:p>2018.0200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7783-</text:p>
            <text:p>60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5.031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8:37:40</text:p>
          </table:table-cell>
          <table:table-cell office:value-type="string" calcext:value-type="string">
            <text:p>2018.0200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7783-</text:p>
            <text:p>60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5.301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8:37:42</text:p>
          </table:table-cell>
          <table:table-cell office:value-type="string" calcext:value-type="string">
            <text:p>2018.0200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7783-</text:p>
            <text:p>60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5.301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8:37:43</text:p>
          </table:table-cell>
          <table:table-cell office:value-type="string" calcext:value-type="string">
            <text:p>2018.02010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07783-</text:p>
            <text:p>60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8.836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8:37:45</text:p>
          </table:table-cell>
          <table:table-cell office:value-type="string" calcext:value-type="string">
            <text:p>2018.0201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7783-</text:p>
            <text:p>60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4.198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8</text:p>
            <text:p>18:37:50</text:p>
          </table:table-cell>
          <table:table-cell office:value-type="string" calcext:value-type="string">
            <text:p>2018.0201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23693-</text:p>
            <text:p>83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20.141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2:56:49</text:p>
          </table:table-cell>
          <table:table-cell office:value-type="string" calcext:value-type="string">
            <text:p>2018.0202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7090-</text:p>
            <text:p>14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3.693,4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35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4/06/2018</text:p>
          </table:table-cell>
          <table:table-cell office:value-type="string" calcext:value-type="string">
            <text:p>2018.02050-6</text:p>
          </table:table-cell>
          <table:table-cell office:value-type="string" calcext:value-type="string">
            <text:p>Pago Prioridade</text:p>
          </table:table-cell>
          <table:table-cell table:style-name="ce1" office:value-type="string" calcext:value-type="string">
            <text:p>0117100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8.154,5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22:3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80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8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2:31</text:p>
          </table:table-cell>
          <table:table-cell office:value-type="string" calcext:value-type="string">
            <text:p>2018.0205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7100-</text:p>
            <text:p>8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4.880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2:33</text:p>
          </table:table-cell>
          <table:table-cell office:value-type="string" calcext:value-type="string">
            <text:p>2018.0205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123-</text:p>
            <text:p>6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28.479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2:34</text:p>
          </table:table-cell>
          <table:table-cell office:value-type="string" calcext:value-type="string">
            <text:p>2018.0205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494-</text:p>
            <text:p>4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9.164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2:36</text:p>
          </table:table-cell>
          <table:table-cell office:value-type="string" calcext:value-type="string">
            <text:p>2018.0205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494-</text:p>
            <text:p>4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9.164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2:37</text:p>
          </table:table-cell>
          <table:table-cell office:value-type="string" calcext:value-type="string">
            <text:p>2018.0205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494-</text:p>
            <text:p>4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71.083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2:39</text:p>
          </table:table-cell>
          <table:table-cell office:value-type="string" calcext:value-type="string">
            <text:p>2018.02056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7239-</text:p>
            <text:p>9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75.847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2:40</text:p>
          </table:table-cell>
          <table:table-cell office:value-type="string" calcext:value-type="string">
            <text:p>2018.0205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7239-</text:p>
            <text:p>9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.085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2:42</text:p>
          </table:table-cell>
          <table:table-cell office:value-type="string" calcext:value-type="string">
            <text:p>2018.0205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7744-</text:p>
            <text:p>4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20.741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2:43</text:p>
          </table:table-cell>
          <table:table-cell office:value-type="string" calcext:value-type="string">
            <text:p>2018.0205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7744-</text:p>
            <text:p>4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7.933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2:45</text:p>
          </table:table-cell>
          <table:table-cell office:value-type="string" calcext:value-type="string">
            <text:p>2018.0206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7744-</text:p>
            <text:p>4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7.933,7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846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4/06/2018</text:p>
            <text:p>17:22:46</text:p>
          </table:table-cell>
          <table:table-cell office:value-type="string" calcext:value-type="string">
            <text:p>2018.02061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54904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18.699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8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2:48</text:p>
          </table:table-cell>
          <table:table-cell office:value-type="string" calcext:value-type="string">
            <text:p>2018.0206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4904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6.718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2:49</text:p>
          </table:table-cell>
          <table:table-cell office:value-type="string" calcext:value-type="string">
            <text:p>2018.0206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050-</text:p>
            <text:p>2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81.91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2:51</text:p>
          </table:table-cell>
          <table:table-cell office:value-type="string" calcext:value-type="string">
            <text:p>2018.0206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050-</text:p>
            <text:p>2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5.363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2:52</text:p>
          </table:table-cell>
          <table:table-cell office:value-type="string" calcext:value-type="string">
            <text:p>2018.0206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050-</text:p>
            <text:p>2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5.363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2:54</text:p>
          </table:table-cell>
          <table:table-cell office:value-type="string" calcext:value-type="string">
            <text:p>2018.0206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0317-</text:p>
            <text:p>3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2.439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2:55</text:p>
          </table:table-cell>
          <table:table-cell office:value-type="string" calcext:value-type="string">
            <text:p>2018.02067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70317-</text:p>
            <text:p>3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26.357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2:57</text:p>
          </table:table-cell>
          <table:table-cell office:value-type="string" calcext:value-type="string">
            <text:p>2018.0206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0317-</text:p>
            <text:p>3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2.439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2:58</text:p>
          </table:table-cell>
          <table:table-cell office:value-type="string" calcext:value-type="string">
            <text:p>2018.0206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1652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37.794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3:00</text:p>
          </table:table-cell>
          <table:table-cell office:value-type="string" calcext:value-type="string">
            <text:p>2018.02070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71668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12.031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3:01</text:p>
          </table:table-cell>
          <table:table-cell office:value-type="string" calcext:value-type="string">
            <text:p>2018.0207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1668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1.685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3:03</text:p>
          </table:table-cell>
          <table:table-cell office:value-type="string" calcext:value-type="string">
            <text:p>2018.0207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1668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1.685,8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8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3:04</text:p>
          </table:table-cell>
          <table:table-cell office:value-type="string" calcext:value-type="string">
            <text:p>2018.0207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7682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1.554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3:06</text:p>
          </table:table-cell>
          <table:table-cell office:value-type="string" calcext:value-type="string">
            <text:p>2018.0207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1676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2.52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3:07</text:p>
          </table:table-cell>
          <table:table-cell office:value-type="string" calcext:value-type="string">
            <text:p>2018.0207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1676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42.391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3:09</text:p>
          </table:table-cell>
          <table:table-cell office:value-type="string" calcext:value-type="string">
            <text:p>2018.0207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1697-</text:p>
            <text:p>5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25.57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3:10</text:p>
          </table:table-cell>
          <table:table-cell office:value-type="string" calcext:value-type="string">
            <text:p>2018.0207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1697-</text:p>
            <text:p>5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1.65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3:13</text:p>
          </table:table-cell>
          <table:table-cell office:value-type="string" calcext:value-type="string">
            <text:p>2018.0207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9690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8.275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23:16</text:p>
          </table:table-cell>
          <table:table-cell office:value-type="string" calcext:value-type="string">
            <text:p>2018.0208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60177-</text:p>
            <text:p>6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1.829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8</text:p>
            <text:p>17:59:21</text:p>
          </table:table-cell>
          <table:table-cell office:value-type="string" calcext:value-type="string">
            <text:p>2018.0208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3507-</text:p>
            <text:p>95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0.802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18</text:p>
            <text:p>12:21:19</text:p>
          </table:table-cell>
          <table:table-cell office:value-type="string" calcext:value-type="string">
            <text:p>2018.0208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9400-</text:p>
            <text:p>74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2.257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18</text:p>
            <text:p>12:21:30</text:p>
          </table:table-cell>
          <table:table-cell office:value-type="string" calcext:value-type="string">
            <text:p>2018.0209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2747-</text:p>
            <text:p>2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7.399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18</text:p>
            <text:p>12:21:32</text:p>
          </table:table-cell>
          <table:table-cell office:value-type="string" calcext:value-type="string">
            <text:p>2018.0209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9019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4.207,3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69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5/06/2018</text:p>
          </table:table-cell>
          <table:table-cell office:value-type="string" calcext:value-type="string">
            <text:p>2018.02092-1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240079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7.936,0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2:21:33</text:p>
          </table:table-cell>
          <table:table-cell table:number-columns-repeated="2"/>
          <table:table-cell office:value-type="string" calcext:value-type="string">
            <text:p>44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8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18</text:p>
            <text:p>14:40:30</text:p>
          </table:table-cell>
          <table:table-cell office:value-type="string" calcext:value-type="string">
            <text:p>2018.0210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2146-</text:p>
            <text:p>1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0.721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18</text:p>
            <text:p>14:40:32</text:p>
          </table:table-cell>
          <table:table-cell office:value-type="string" calcext:value-type="string">
            <text:p>2018.02101-4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02146-</text:p>
            <text:p>1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2.165,4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8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18</text:p>
            <text:p>19:15:51</text:p>
          </table:table-cell>
          <table:table-cell office:value-type="string" calcext:value-type="string">
            <text:p>2018.0212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8271-</text:p>
            <text:p>1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83.725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18</text:p>
            <text:p>19:15:53</text:p>
          </table:table-cell>
          <table:table-cell office:value-type="string" calcext:value-type="string">
            <text:p>2018.0212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8271-</text:p>
            <text:p>1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83.725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18</text:p>
            <text:p>19:21:34</text:p>
          </table:table-cell>
          <table:table-cell office:value-type="string" calcext:value-type="string">
            <text:p>2018.0212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3182-</text:p>
            <text:p>52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01.212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8</text:p>
            <text:p>14:40:02</text:p>
          </table:table-cell>
          <table:table-cell office:value-type="string" calcext:value-type="string">
            <text:p>2018.0215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9441-</text:p>
            <text:p>30.2015.8.19.0023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1.59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8</text:p>
            <text:p>15:47:11</text:p>
          </table:table-cell>
          <table:table-cell office:value-type="string" calcext:value-type="string">
            <text:p>2018.0217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559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1.547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8</text:p>
            <text:p>15:47:13</text:p>
          </table:table-cell>
          <table:table-cell office:value-type="string" calcext:value-type="string">
            <text:p>2018.0217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559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1.547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8</text:p>
            <text:p>15:47:14</text:p>
          </table:table-cell>
          <table:table-cell office:value-type="string" calcext:value-type="string">
            <text:p>2018.02177-4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4559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774.822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8</text:p>
            <text:p>15:47:16</text:p>
          </table:table-cell>
          <table:table-cell office:value-type="string" calcext:value-type="string">
            <text:p>2018.0217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0004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6.699,0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880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8/06/2018</text:p>
            <text:p>15:47:17</text:p>
          </table:table-cell>
          <table:table-cell office:value-type="string" calcext:value-type="string">
            <text:p>2018.0217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0004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06.019,8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8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8</text:p>
            <text:p>15:47:19</text:p>
          </table:table-cell>
          <table:table-cell office:value-type="string" calcext:value-type="string">
            <text:p>2018.0218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0004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6.699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8</text:p>
            <text:p>17:21:22</text:p>
          </table:table-cell>
          <table:table-cell office:value-type="string" calcext:value-type="string">
            <text:p>2018.02202-9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5764-</text:p>
            <text:p>05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96.279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8</text:p>
            <text:p>17:21:23</text:p>
          </table:table-cell>
          <table:table-cell office:value-type="string" calcext:value-type="string">
            <text:p>2018.0220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764-</text:p>
            <text:p>05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9.627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8</text:p>
            <text:p>19:42:08</text:p>
          </table:table-cell>
          <table:table-cell office:value-type="string" calcext:value-type="string">
            <text:p>2018.0226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3763-</text:p>
            <text:p>6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2.924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8</text:p>
            <text:p>19:42:10</text:p>
          </table:table-cell>
          <table:table-cell office:value-type="string" calcext:value-type="string">
            <text:p>2018.0226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3763-</text:p>
            <text:p>6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2.726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0:59:32</text:p>
          </table:table-cell>
          <table:table-cell office:value-type="string" calcext:value-type="string">
            <text:p>2018.0227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7760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7.24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3:03:21</text:p>
          </table:table-cell>
          <table:table-cell office:value-type="string" calcext:value-type="string">
            <text:p>2018.02281-9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59631-</text:p>
            <text:p>08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9.659,3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8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3:08:01</text:p>
          </table:table-cell>
          <table:table-cell office:value-type="string" calcext:value-type="string">
            <text:p>2018.0228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0329-</text:p>
            <text:p>94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0.527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3:54:58</text:p>
          </table:table-cell>
          <table:table-cell office:value-type="string" calcext:value-type="string">
            <text:p>2018.0228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0243-</text:p>
            <text:p>64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2.216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3:55:12</text:p>
          </table:table-cell>
          <table:table-cell office:value-type="string" calcext:value-type="string">
            <text:p>2018.02286-0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80243-</text:p>
            <text:p>64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5.589,0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8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4:01:10</text:p>
          </table:table-cell>
          <table:table-cell office:value-type="string" calcext:value-type="string">
            <text:p>2018.02287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85910-</text:p>
            <text:p>31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4.511,0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8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5:17:34</text:p>
          </table:table-cell>
          <table:table-cell office:value-type="string" calcext:value-type="string">
            <text:p>2018.0229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7180-</text:p>
            <text:p>93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47.889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6:13:54</text:p>
          </table:table-cell>
          <table:table-cell office:value-type="string" calcext:value-type="string">
            <text:p>2018.0232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5364-</text:p>
            <text:p>1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5.255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6:13:55</text:p>
          </table:table-cell>
          <table:table-cell office:value-type="string" calcext:value-type="string">
            <text:p>2018.0232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5364-</text:p>
            <text:p>1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2.443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8:22:47</text:p>
          </table:table-cell>
          <table:table-cell office:value-type="string" calcext:value-type="string">
            <text:p>2018.0234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942-</text:p>
            <text:p>4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2.606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8:22:48</text:p>
          </table:table-cell>
          <table:table-cell office:value-type="string" calcext:value-type="string">
            <text:p>2018.0234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942-</text:p>
            <text:p>4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02.354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8:22:50</text:p>
          </table:table-cell>
          <table:table-cell office:value-type="string" calcext:value-type="string">
            <text:p>2018.0234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942-</text:p>
            <text:p>4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27.166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8:22:51</text:p>
          </table:table-cell>
          <table:table-cell office:value-type="string" calcext:value-type="string">
            <text:p>2018.0234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942-</text:p>
            <text:p>4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2.606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8:22:53</text:p>
          </table:table-cell>
          <table:table-cell office:value-type="string" calcext:value-type="string">
            <text:p>2018.0234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076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88.84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8:22:54</text:p>
          </table:table-cell>
          <table:table-cell office:value-type="string" calcext:value-type="string">
            <text:p>2018.0234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076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0.99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8:22:55</text:p>
          </table:table-cell>
          <table:table-cell office:value-type="string" calcext:value-type="string">
            <text:p>2018.0234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076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0.99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8:22:57</text:p>
          </table:table-cell>
          <table:table-cell office:value-type="string" calcext:value-type="string">
            <text:p>2018.0234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250-</text:p>
            <text:p>6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2.103,9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03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0/06/2018</text:p>
          </table:table-cell>
          <table:table-cell office:value-type="string" calcext:value-type="string">
            <text:p>2018.02350-5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42250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34.380,8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22:58</text:p>
          </table:table-cell>
          <table:table-cell table:number-columns-repeated="2"/>
          <table:table-cell office:value-type="string" calcext:value-type="string">
            <text:p>63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9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8:23:00</text:p>
          </table:table-cell>
          <table:table-cell office:value-type="string" calcext:value-type="string">
            <text:p>2018.0235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4009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4.564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8:23:01</text:p>
          </table:table-cell>
          <table:table-cell office:value-type="string" calcext:value-type="string">
            <text:p>2018.02352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44009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10.012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8:23:04</text:p>
          </table:table-cell>
          <table:table-cell office:value-type="string" calcext:value-type="string">
            <text:p>2018.0235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0302-</text:p>
            <text:p>6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1.641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8:23:05</text:p>
          </table:table-cell>
          <table:table-cell office:value-type="string" calcext:value-type="string">
            <text:p>2018.02354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70302-</text:p>
            <text:p>6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11.186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8:23:07</text:p>
          </table:table-cell>
          <table:table-cell office:value-type="string" calcext:value-type="string">
            <text:p>2018.0235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0302-</text:p>
            <text:p>6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1.641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8:23:11</text:p>
          </table:table-cell>
          <table:table-cell office:value-type="string" calcext:value-type="string">
            <text:p>2018.0235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5968-</text:p>
            <text:p>5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8.17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8:23:12</text:p>
          </table:table-cell>
          <table:table-cell office:value-type="string" calcext:value-type="string">
            <text:p>2018.02357-2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75968-</text:p>
            <text:p>5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45.292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8:44:39</text:p>
          </table:table-cell>
          <table:table-cell office:value-type="string" calcext:value-type="string">
            <text:p>2018.0235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3440-</text:p>
            <text:p>07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31.655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8</text:p>
            <text:p>18:47:05</text:p>
          </table:table-cell>
          <table:table-cell office:value-type="string" calcext:value-type="string">
            <text:p>2018.0235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2938-</text:p>
            <text:p>75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1.750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8</text:p>
            <text:p>13:13:36</text:p>
          </table:table-cell>
          <table:table-cell office:value-type="string" calcext:value-type="string">
            <text:p>2018.02368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476440-</text:p>
            <text:p>42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5.368,7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914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1/06/2018</text:p>
            <text:p>13:19:10</text:p>
          </table:table-cell>
          <table:table-cell office:value-type="string" calcext:value-type="string">
            <text:p>2018.0236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6908-</text:p>
            <text:p>40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88.791,6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9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8</text:p>
            <text:p>13:44:56</text:p>
          </table:table-cell>
          <table:table-cell office:value-type="string" calcext:value-type="string">
            <text:p>2018.0237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3471-</text:p>
            <text:p>68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9.180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8</text:p>
            <text:p>13:44:57</text:p>
          </table:table-cell>
          <table:table-cell office:value-type="string" calcext:value-type="string">
            <text:p>2018.0237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3471-</text:p>
            <text:p>68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.269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8</text:p>
            <text:p>13:44:58</text:p>
          </table:table-cell>
          <table:table-cell office:value-type="string" calcext:value-type="string">
            <text:p>2018.0237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3471-</text:p>
            <text:p>68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2.331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8</text:p>
            <text:p>13:44:59</text:p>
          </table:table-cell>
          <table:table-cell office:value-type="string" calcext:value-type="string">
            <text:p>2018.0237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3471-</text:p>
            <text:p>68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9.180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8</text:p>
            <text:p>13:45:00</text:p>
          </table:table-cell>
          <table:table-cell office:value-type="string" calcext:value-type="string">
            <text:p>2018.02376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3471-</text:p>
            <text:p>68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9.180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8</text:p>
            <text:p>13:45:01</text:p>
          </table:table-cell>
          <table:table-cell office:value-type="string" calcext:value-type="string">
            <text:p>2018.02377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53471-</text:p>
            <text:p>68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.180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8</text:p>
            <text:p>13:45:05</text:p>
          </table:table-cell>
          <table:table-cell office:value-type="string" calcext:value-type="string">
            <text:p>2018.0237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76611-</text:p>
            <text:p>0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2.318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8</text:p>
            <text:p>14:11:59</text:p>
          </table:table-cell>
          <table:table-cell office:value-type="string" calcext:value-type="string">
            <text:p>2018.0237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9928-</text:p>
            <text:p>29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209.595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8</text:p>
            <text:p>14:12:00</text:p>
          </table:table-cell>
          <table:table-cell office:value-type="string" calcext:value-type="string">
            <text:p>2018.0238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9928-</text:p>
            <text:p>29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2.398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8</text:p>
            <text:p>16:48:39</text:p>
          </table:table-cell>
          <table:table-cell office:value-type="string" calcext:value-type="string">
            <text:p>2018.02403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359841-</text:p>
            <text:p>93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69.148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8</text:p>
            <text:p>16:48:40</text:p>
          </table:table-cell>
          <table:table-cell office:value-type="string" calcext:value-type="string">
            <text:p>2018.02404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359841-</text:p>
            <text:p>93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9.126,1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9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8</text:p>
            <text:p>16:48:41</text:p>
          </table:table-cell>
          <table:table-cell office:value-type="string" calcext:value-type="string">
            <text:p>2018.0240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9841-</text:p>
            <text:p>93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0.992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8</text:p>
            <text:p>18:32:11</text:p>
          </table:table-cell>
          <table:table-cell office:value-type="string" calcext:value-type="string">
            <text:p>2018.0241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61-</text:p>
            <text:p>4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4.645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8</text:p>
            <text:p>18:32:13</text:p>
          </table:table-cell>
          <table:table-cell office:value-type="string" calcext:value-type="string">
            <text:p>2018.02416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2761-</text:p>
            <text:p>4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8.25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8</text:p>
            <text:p>18:32:14</text:p>
          </table:table-cell>
          <table:table-cell office:value-type="string" calcext:value-type="string">
            <text:p>2018.0241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963-</text:p>
            <text:p>1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18.121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8</text:p>
            <text:p>18:32:16</text:p>
          </table:table-cell>
          <table:table-cell office:value-type="string" calcext:value-type="string">
            <text:p>2018.0241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963-</text:p>
            <text:p>1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2.006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8</text:p>
            <text:p>18:32:17</text:p>
          </table:table-cell>
          <table:table-cell office:value-type="string" calcext:value-type="string">
            <text:p>2018.0241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963-</text:p>
            <text:p>1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2.006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8</text:p>
            <text:p>18:32:19</text:p>
          </table:table-cell>
          <table:table-cell office:value-type="string" calcext:value-type="string">
            <text:p>2018.02420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3453-</text:p>
            <text:p>3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43.637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8</text:p>
            <text:p>18:32:20</text:p>
          </table:table-cell>
          <table:table-cell office:value-type="string" calcext:value-type="string">
            <text:p>2018.0242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453-</text:p>
            <text:p>3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2.58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8</text:p>
            <text:p>18:32:29</text:p>
          </table:table-cell>
          <table:table-cell office:value-type="string" calcext:value-type="string">
            <text:p>2018.0242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435-</text:p>
            <text:p>5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9.367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8</text:p>
            <text:p>18:32:30</text:p>
          </table:table-cell>
          <table:table-cell office:value-type="string" calcext:value-type="string">
            <text:p>2018.0242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435-</text:p>
            <text:p>5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9.36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8</text:p>
            <text:p>18:32:32</text:p>
          </table:table-cell>
          <table:table-cell office:value-type="string" calcext:value-type="string">
            <text:p>2018.02424-2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4435-</text:p>
            <text:p>5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57.987,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37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1/06/2018</text:p>
          </table:table-cell>
          <table:table-cell office:value-type="string" calcext:value-type="string">
            <text:p>2018.02440-4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75190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4.897,1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9:48:35</text:p>
          </table:table-cell>
          <table:table-cell table:number-columns-repeated="2"/>
          <table:table-cell office:value-type="string" calcext:value-type="string">
            <text:p>44.2012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9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18</text:p>
            <text:p>03:33:01</text:p>
          </table:table-cell>
          <table:table-cell office:value-type="string" calcext:value-type="string">
            <text:p>2018.0222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4402-</text:p>
            <text:p>7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7.599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18</text:p>
            <text:p>03:33:02</text:p>
          </table:table-cell>
          <table:table-cell office:value-type="string" calcext:value-type="string">
            <text:p>2018.02225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224402-</text:p>
            <text:p>7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5.460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18</text:p>
            <text:p>03:33:04</text:p>
          </table:table-cell>
          <table:table-cell office:value-type="string" calcext:value-type="string">
            <text:p>2018.0222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4402-</text:p>
            <text:p>7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7.599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18</text:p>
            <text:p>12:33:07</text:p>
          </table:table-cell>
          <table:table-cell office:value-type="string" calcext:value-type="string">
            <text:p>2018.0227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4501-</text:p>
            <text:p>74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.419.496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2:22:41</text:p>
          </table:table-cell>
          <table:table-cell office:value-type="string" calcext:value-type="string">
            <text:p>2018.0245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5030-</text:p>
            <text:p>90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11.824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3:04:30</text:p>
          </table:table-cell>
          <table:table-cell office:value-type="string" calcext:value-type="string">
            <text:p>2018.02456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84012-</text:p>
            <text:p>85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71.920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4:22:44</text:p>
          </table:table-cell>
          <table:table-cell office:value-type="string" calcext:value-type="string">
            <text:p>2018.0247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3342-</text:p>
            <text:p>20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4.118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5:05:36</text:p>
          </table:table-cell>
          <table:table-cell office:value-type="string" calcext:value-type="string">
            <text:p>2018.0247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8500-</text:p>
            <text:p>22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67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5:05:37</text:p>
          </table:table-cell>
          <table:table-cell office:value-type="string" calcext:value-type="string">
            <text:p>2018.02480-3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108500-</text:p>
            <text:p>22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.688,58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7:12</text:p>
          </table:table-cell>
          <table:table-cell office:value-type="string" calcext:value-type="string">
            <text:p>2018.0249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4004-</text:p>
            <text:p>7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5.337,7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948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5/06/2018</text:p>
            <text:p>17:07:13</text:p>
          </table:table-cell>
          <table:table-cell office:value-type="string" calcext:value-type="string">
            <text:p>2018.02492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34004-</text:p>
            <text:p>7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89.373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9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7:15</text:p>
          </table:table-cell>
          <table:table-cell office:value-type="string" calcext:value-type="string">
            <text:p>2018.0249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4004-</text:p>
            <text:p>7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5.337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7:18</text:p>
          </table:table-cell>
          <table:table-cell office:value-type="string" calcext:value-type="string">
            <text:p>2018.0249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404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0.509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7:20</text:p>
          </table:table-cell>
          <table:table-cell office:value-type="string" calcext:value-type="string">
            <text:p>2018.02495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4404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2.038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7:21</text:p>
          </table:table-cell>
          <table:table-cell office:value-type="string" calcext:value-type="string">
            <text:p>2018.0249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404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9.333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7:23</text:p>
          </table:table-cell>
          <table:table-cell office:value-type="string" calcext:value-type="string">
            <text:p>2018.0249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404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9.33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7:24</text:p>
          </table:table-cell>
          <table:table-cell office:value-type="string" calcext:value-type="string">
            <text:p>2018.0249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404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0.509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7:26</text:p>
          </table:table-cell>
          <table:table-cell office:value-type="string" calcext:value-type="string">
            <text:p>2018.0249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404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0.51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7:27</text:p>
          </table:table-cell>
          <table:table-cell office:value-type="string" calcext:value-type="string">
            <text:p>2018.0250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404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0.509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7:29</text:p>
          </table:table-cell>
          <table:table-cell office:value-type="string" calcext:value-type="string">
            <text:p>2018.0250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208-</text:p>
            <text:p>4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.82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7:30</text:p>
          </table:table-cell>
          <table:table-cell office:value-type="string" calcext:value-type="string">
            <text:p>2018.0250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208-</text:p>
            <text:p>4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90.114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7:38</text:p>
          </table:table-cell>
          <table:table-cell office:value-type="string" calcext:value-type="string">
            <text:p>2018.0250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299-</text:p>
            <text:p>0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8.229,1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9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7:39</text:p>
          </table:table-cell>
          <table:table-cell office:value-type="string" calcext:value-type="string">
            <text:p>2018.02504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299-</text:p>
            <text:p>0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46.353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7:44</text:p>
          </table:table-cell>
          <table:table-cell office:value-type="string" calcext:value-type="string">
            <text:p>2018.0250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0228-</text:p>
            <text:p>1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4.404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7:45</text:p>
          </table:table-cell>
          <table:table-cell office:value-type="string" calcext:value-type="string">
            <text:p>2018.02508-7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70228-</text:p>
            <text:p>1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8.929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7:47</text:p>
          </table:table-cell>
          <table:table-cell office:value-type="string" calcext:value-type="string">
            <text:p>2018.0250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1691-</text:p>
            <text:p>8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0.16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7:48</text:p>
          </table:table-cell>
          <table:table-cell office:value-type="string" calcext:value-type="string">
            <text:p>2018.0251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1691-</text:p>
            <text:p>8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390.726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7:50</text:p>
          </table:table-cell>
          <table:table-cell office:value-type="string" calcext:value-type="string">
            <text:p>2018.02511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1691-</text:p>
            <text:p>8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0.16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7:51</text:p>
          </table:table-cell>
          <table:table-cell office:value-type="string" calcext:value-type="string">
            <text:p>2018.0251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2643-</text:p>
            <text:p>6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0.682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7:53</text:p>
          </table:table-cell>
          <table:table-cell office:value-type="string" calcext:value-type="string">
            <text:p>2018.0251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2643-</text:p>
            <text:p>6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0.68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7:54</text:p>
          </table:table-cell>
          <table:table-cell office:value-type="string" calcext:value-type="string">
            <text:p>2018.02514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72643-</text:p>
            <text:p>6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92.96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7:56</text:p>
          </table:table-cell>
          <table:table-cell office:value-type="string" calcext:value-type="string">
            <text:p>2018.0251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1301-</text:p>
            <text:p>4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4.386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7:57</text:p>
          </table:table-cell>
          <table:table-cell office:value-type="string" calcext:value-type="string">
            <text:p>2018.0251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9148-</text:p>
            <text:p>0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.571,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71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5/06/2018</text:p>
          </table:table-cell>
          <table:table-cell office:value-type="string" calcext:value-type="string">
            <text:p>2018.02517-6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249148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42.848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07:59</text:p>
          </table:table-cell>
          <table:table-cell table:number-columns-repeated="2"/>
          <table:table-cell office:value-type="string" calcext:value-type="string">
            <text:p>03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9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7:08:00</text:p>
          </table:table-cell>
          <table:table-cell office:value-type="string" calcext:value-type="string">
            <text:p>2018.0251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9148-</text:p>
            <text:p>0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.570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8:58:57</text:p>
          </table:table-cell>
          <table:table-cell office:value-type="string" calcext:value-type="string">
            <text:p>2018.0253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4917-</text:p>
            <text:p>82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67.891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8:58:58</text:p>
          </table:table-cell>
          <table:table-cell office:value-type="string" calcext:value-type="string">
            <text:p>2018.02536-2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44917-</text:p>
            <text:p>82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5.191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8</text:p>
            <text:p>18:58:59</text:p>
          </table:table-cell>
          <table:table-cell office:value-type="string" calcext:value-type="string">
            <text:p>2018.02537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44917-</text:p>
            <text:p>82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7.124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8</text:p>
            <text:p>15:28:13</text:p>
          </table:table-cell>
          <table:table-cell office:value-type="string" calcext:value-type="string">
            <text:p>2018.02568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30035-</text:p>
            <text:p>33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3.440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8</text:p>
            <text:p>15:28:22</text:p>
          </table:table-cell>
          <table:table-cell office:value-type="string" calcext:value-type="string">
            <text:p>2018.0256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8381-</text:p>
            <text:p>63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7.404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8</text:p>
            <text:p>16:53:46</text:p>
          </table:table-cell>
          <table:table-cell office:value-type="string" calcext:value-type="string">
            <text:p>2018.0259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2725-</text:p>
            <text:p>88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35.083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8</text:p>
            <text:p>17:11:32</text:p>
          </table:table-cell>
          <table:table-cell office:value-type="string" calcext:value-type="string">
            <text:p>2018.02597-4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372830-</text:p>
            <text:p>68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1.778,05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8</text:p>
            <text:p>17:51:03</text:p>
          </table:table-cell>
          <table:table-cell office:value-type="string" calcext:value-type="string">
            <text:p>2018.02600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42590-</text:p>
            <text:p>14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71.494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8</text:p>
            <text:p>17:51:05</text:p>
          </table:table-cell>
          <table:table-cell office:value-type="string" calcext:value-type="string">
            <text:p>2018.0260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2590-</text:p>
            <text:p>14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7.208,9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982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6/06/2018</text:p>
            <text:p>17:51:06</text:p>
          </table:table-cell>
          <table:table-cell office:value-type="string" calcext:value-type="string">
            <text:p>2018.0260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2590-</text:p>
            <text:p>14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3.487,6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9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8</text:p>
            <text:p>17:51:18</text:p>
          </table:table-cell>
          <table:table-cell office:value-type="string" calcext:value-type="string">
            <text:p>2018.0260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7001-</text:p>
            <text:p>85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9.667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8</text:p>
            <text:p>10:01:15</text:p>
          </table:table-cell>
          <table:table-cell office:value-type="string" calcext:value-type="string">
            <text:p>2018.02641-5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35345-</text:p>
            <text:p>91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63.992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8</text:p>
            <text:p>10:10:40</text:p>
          </table:table-cell>
          <table:table-cell office:value-type="string" calcext:value-type="string">
            <text:p>2018.0264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1467-</text:p>
            <text:p>33.198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54.210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8</text:p>
            <text:p>10:10:41</text:p>
          </table:table-cell>
          <table:table-cell office:value-type="string" calcext:value-type="string">
            <text:p>2018.0264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1467-</text:p>
            <text:p>33.198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54.210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8</text:p>
            <text:p>12:49:20</text:p>
          </table:table-cell>
          <table:table-cell office:value-type="string" calcext:value-type="string">
            <text:p>2018.02663-6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141282-</text:p>
            <text:p>19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2.873,11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1:16:24</text:p>
          </table:table-cell>
          <table:table-cell office:value-type="string" calcext:value-type="string">
            <text:p>2018.0268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912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5.21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1:16:26</text:p>
          </table:table-cell>
          <table:table-cell office:value-type="string" calcext:value-type="string">
            <text:p>2018.0268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912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44.25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1:16:34</text:p>
          </table:table-cell>
          <table:table-cell office:value-type="string" calcext:value-type="string">
            <text:p>2018.0268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7291-</text:p>
            <text:p>6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7.005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1:16:35</text:p>
          </table:table-cell>
          <table:table-cell office:value-type="string" calcext:value-type="string">
            <text:p>2018.02683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387291-</text:p>
            <text:p>6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30.252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1:16:37</text:p>
          </table:table-cell>
          <table:table-cell office:value-type="string" calcext:value-type="string">
            <text:p>2018.0268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83400-</text:p>
            <text:p>14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6.730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1:16:38</text:p>
          </table:table-cell>
          <table:table-cell office:value-type="string" calcext:value-type="string">
            <text:p>2018.0268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3294-</text:p>
            <text:p>6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6.953,8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9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1:16:40</text:p>
          </table:table-cell>
          <table:table-cell office:value-type="string" calcext:value-type="string">
            <text:p>2018.0268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3294-</text:p>
            <text:p>6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30.860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1:16:41</text:p>
          </table:table-cell>
          <table:table-cell office:value-type="string" calcext:value-type="string">
            <text:p>2018.0268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3294-</text:p>
            <text:p>6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0.860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1:16:43</text:p>
          </table:table-cell>
          <table:table-cell office:value-type="string" calcext:value-type="string">
            <text:p>2018.0268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3294-</text:p>
            <text:p>6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30.860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1:16:44</text:p>
          </table:table-cell>
          <table:table-cell office:value-type="string" calcext:value-type="string">
            <text:p>2018.0268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3294-</text:p>
            <text:p>6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6.953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1:16:46</text:p>
          </table:table-cell>
          <table:table-cell office:value-type="string" calcext:value-type="string">
            <text:p>2018.0269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3294-</text:p>
            <text:p>6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30.860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2:43:11</text:p>
          </table:table-cell>
          <table:table-cell office:value-type="string" calcext:value-type="string">
            <text:p>2018.0269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08805-</text:p>
            <text:p>10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30.333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3:07:02</text:p>
          </table:table-cell>
          <table:table-cell office:value-type="string" calcext:value-type="string">
            <text:p>2018.0269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063-</text:p>
            <text:p>90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52.127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5:28:06</text:p>
          </table:table-cell>
          <table:table-cell office:value-type="string" calcext:value-type="string">
            <text:p>2018.0273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2651-</text:p>
            <text:p>40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.544.088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6:03:39</text:p>
          </table:table-cell>
          <table:table-cell office:value-type="string" calcext:value-type="string">
            <text:p>2018.0275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1548-</text:p>
            <text:p>7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53.160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7:12:18</text:p>
          </table:table-cell>
          <table:table-cell office:value-type="string" calcext:value-type="string">
            <text:p>2018.02785-3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3451-</text:p>
            <text:p>5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7.682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7:12:19</text:p>
          </table:table-cell>
          <table:table-cell office:value-type="string" calcext:value-type="string">
            <text:p>2018.02786-1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3451-</text:p>
            <text:p>5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68.696,4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05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8/06/2018</text:p>
          </table:table-cell>
          <table:table-cell office:value-type="string" calcext:value-type="string">
            <text:p>2018.02787-0</text:p>
          </table:table-cell>
          <table:table-cell office:value-type="string" calcext:value-type="string">
            <text:p>Pago Prioridade</text:p>
          </table:table-cell>
          <table:table-cell table:style-name="ce1" office:value-type="string" calcext:value-type="string">
            <text:p>0123451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7.288,2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12:20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5.2003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0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7:12:21</text:p>
          </table:table-cell>
          <table:table-cell office:value-type="string" calcext:value-type="string">
            <text:p>2018.02788-8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3451-</text:p>
            <text:p>5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71.853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7:12:22</text:p>
          </table:table-cell>
          <table:table-cell office:value-type="string" calcext:value-type="string">
            <text:p>2018.02789-6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3451-</text:p>
            <text:p>5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96.983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7:12:23</text:p>
          </table:table-cell>
          <table:table-cell office:value-type="string" calcext:value-type="string">
            <text:p>2018.0279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451-</text:p>
            <text:p>5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06.631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7:12:23</text:p>
          </table:table-cell>
          <table:table-cell office:value-type="string" calcext:value-type="string">
            <text:p>2018.0279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451-</text:p>
            <text:p>5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09.076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7:12:24</text:p>
          </table:table-cell>
          <table:table-cell office:value-type="string" calcext:value-type="string">
            <text:p>2018.02792-6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3451-</text:p>
            <text:p>5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17.825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7:12:26</text:p>
          </table:table-cell>
          <table:table-cell office:value-type="string" calcext:value-type="string">
            <text:p>2018.02794-2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23451-</text:p>
            <text:p>5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66.219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7:12:27</text:p>
          </table:table-cell>
          <table:table-cell office:value-type="string" calcext:value-type="string">
            <text:p>2018.0279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451-</text:p>
            <text:p>5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92.396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7:36:19</text:p>
          </table:table-cell>
          <table:table-cell office:value-type="string" calcext:value-type="string">
            <text:p>2018.02801-9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127372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.167.281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7:36:20</text:p>
          </table:table-cell>
          <table:table-cell office:value-type="string" calcext:value-type="string">
            <text:p>2018.0280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7372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04.611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7:36:22</text:p>
          </table:table-cell>
          <table:table-cell office:value-type="string" calcext:value-type="string">
            <text:p>2018.0280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7372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56.589,6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016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8/06/2018</text:p>
            <text:p>17:36:23</text:p>
          </table:table-cell>
          <table:table-cell office:value-type="string" calcext:value-type="string">
            <text:p>2018.0280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3048-</text:p>
            <text:p>8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45.174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0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7:36:25</text:p>
          </table:table-cell>
          <table:table-cell office:value-type="string" calcext:value-type="string">
            <text:p>2018.0280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3048-</text:p>
            <text:p>8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7.258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7:36:31</text:p>
          </table:table-cell>
          <table:table-cell office:value-type="string" calcext:value-type="string">
            <text:p>2018.0280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6010-</text:p>
            <text:p>0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86.701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17:51:27</text:p>
          </table:table-cell>
          <table:table-cell office:value-type="string" calcext:value-type="string">
            <text:p>2018.0280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4900-</text:p>
            <text:p>41.2011.8.19.0007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33.955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23:59:01</text:p>
          </table:table-cell>
          <table:table-cell office:value-type="string" calcext:value-type="string">
            <text:p>2018.0283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8697-</text:p>
            <text:p>04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7.953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23:59:04</text:p>
          </table:table-cell>
          <table:table-cell office:value-type="string" calcext:value-type="string">
            <text:p>2018.0283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8697-</text:p>
            <text:p>04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7.953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23:59:09</text:p>
          </table:table-cell>
          <table:table-cell office:value-type="string" calcext:value-type="string">
            <text:p>2018.0283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8697-</text:p>
            <text:p>04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7.953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23:59:12</text:p>
          </table:table-cell>
          <table:table-cell office:value-type="string" calcext:value-type="string">
            <text:p>2018.0283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8697-</text:p>
            <text:p>04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7.953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23:59:14</text:p>
          </table:table-cell>
          <table:table-cell office:value-type="string" calcext:value-type="string">
            <text:p>2018.0283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8697-</text:p>
            <text:p>04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7.953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23:59:16</text:p>
          </table:table-cell>
          <table:table-cell office:value-type="string" calcext:value-type="string">
            <text:p>2018.0283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8697-</text:p>
            <text:p>04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7.953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23:59:19</text:p>
          </table:table-cell>
          <table:table-cell office:value-type="string" calcext:value-type="string">
            <text:p>2018.0283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8697-</text:p>
            <text:p>04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7.953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23:59:22</text:p>
          </table:table-cell>
          <table:table-cell office:value-type="string" calcext:value-type="string">
            <text:p>2018.02837-0</text:p>
          </table:table-cell>
          <table:table-cell office:value-type="string" calcext:value-type="string">
            <text:p>Pago Prioridade</text:p>
            <text:p>I</text:p>
          </table:table-cell>
          <table:table-cell office:value-type="string" calcext:value-type="string">
            <text:p>0018697-</text:p>
            <text:p>04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7.953,8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0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8</text:p>
            <text:p>23:59:48</text:p>
          </table:table-cell>
          <table:table-cell office:value-type="string" calcext:value-type="string">
            <text:p>2018.0284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0384-</text:p>
            <text:p>7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4.009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03:32:08</text:p>
          </table:table-cell>
          <table:table-cell office:value-type="string" calcext:value-type="string">
            <text:p>2018.0254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6351-</text:p>
            <text:p>33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9.043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0:05:45</text:p>
          </table:table-cell>
          <table:table-cell office:value-type="string" calcext:value-type="string">
            <text:p>2018.02850-7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06539-</text:p>
            <text:p>85.2008.8.19.0037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4.712,86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1:55:07</text:p>
          </table:table-cell>
          <table:table-cell office:value-type="string" calcext:value-type="string">
            <text:p>2018.0288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6434-</text:p>
            <text:p>52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7.601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1:55:09</text:p>
          </table:table-cell>
          <table:table-cell office:value-type="string" calcext:value-type="string">
            <text:p>2018.0288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6434-</text:p>
            <text:p>52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7.670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1:55:40</text:p>
          </table:table-cell>
          <table:table-cell office:value-type="string" calcext:value-type="string">
            <text:p>2018.0290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871-</text:p>
            <text:p>53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79.793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1:55:42</text:p>
          </table:table-cell>
          <table:table-cell office:value-type="string" calcext:value-type="string">
            <text:p>2018.0290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871-</text:p>
            <text:p>53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2.318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2:46:03</text:p>
          </table:table-cell>
          <table:table-cell office:value-type="string" calcext:value-type="string">
            <text:p>2018.0291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008-</text:p>
            <text:p>5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39.959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2:46:04</text:p>
          </table:table-cell>
          <table:table-cell office:value-type="string" calcext:value-type="string">
            <text:p>2018.0291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008-</text:p>
            <text:p>5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92.297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4:48</text:p>
          </table:table-cell>
          <table:table-cell office:value-type="string" calcext:value-type="string">
            <text:p>2018.0292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9159-</text:p>
            <text:p>4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6.679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4:49</text:p>
          </table:table-cell>
          <table:table-cell office:value-type="string" calcext:value-type="string">
            <text:p>2018.0292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9159-</text:p>
            <text:p>4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56.317,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39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9/06/2018</text:p>
          </table:table-cell>
          <table:table-cell office:value-type="string" calcext:value-type="string">
            <text:p>2018.02927-9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59159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6.679,6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3:14:51</text:p>
          </table:table-cell>
          <table:table-cell table:number-columns-repeated="2"/>
          <table:table-cell office:value-type="string" calcext:value-type="string">
            <text:p>41.2015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0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4:52</text:p>
          </table:table-cell>
          <table:table-cell office:value-type="string" calcext:value-type="string">
            <text:p>2018.0292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9159-</text:p>
            <text:p>4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6.31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4:54</text:p>
          </table:table-cell>
          <table:table-cell office:value-type="string" calcext:value-type="string">
            <text:p>2018.0292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5545-</text:p>
            <text:p>2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4.51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4:55</text:p>
          </table:table-cell>
          <table:table-cell office:value-type="string" calcext:value-type="string">
            <text:p>2018.0293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5545-</text:p>
            <text:p>2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1.01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4:57</text:p>
          </table:table-cell>
          <table:table-cell office:value-type="string" calcext:value-type="string">
            <text:p>2018.02931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7084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8.39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4:58</text:p>
          </table:table-cell>
          <table:table-cell office:value-type="string" calcext:value-type="string">
            <text:p>2018.0293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7084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08.191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00</text:p>
          </table:table-cell>
          <table:table-cell office:value-type="string" calcext:value-type="string">
            <text:p>2018.0293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7084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1.019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01</text:p>
          </table:table-cell>
          <table:table-cell office:value-type="string" calcext:value-type="string">
            <text:p>2018.0293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7126-</text:p>
            <text:p>7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21.748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03</text:p>
          </table:table-cell>
          <table:table-cell office:value-type="string" calcext:value-type="string">
            <text:p>2018.0293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7126-</text:p>
            <text:p>7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10.874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04</text:p>
          </table:table-cell>
          <table:table-cell office:value-type="string" calcext:value-type="string">
            <text:p>2018.0293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7126-</text:p>
            <text:p>7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3.341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06</text:p>
          </table:table-cell>
          <table:table-cell office:value-type="string" calcext:value-type="string">
            <text:p>2018.0293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7126-</text:p>
            <text:p>7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10.874,3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050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9/06/2018</text:p>
            <text:p>13:15:07</text:p>
          </table:table-cell>
          <table:table-cell office:value-type="string" calcext:value-type="string">
            <text:p>2018.0293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7126-</text:p>
            <text:p>7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3.341,9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0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09</text:p>
          </table:table-cell>
          <table:table-cell office:value-type="string" calcext:value-type="string">
            <text:p>2018.0293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211-</text:p>
            <text:p>3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56.01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10</text:p>
          </table:table-cell>
          <table:table-cell office:value-type="string" calcext:value-type="string">
            <text:p>2018.0294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211-</text:p>
            <text:p>3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6.804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12</text:p>
          </table:table-cell>
          <table:table-cell office:value-type="string" calcext:value-type="string">
            <text:p>2018.0294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639-</text:p>
            <text:p>8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12.86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13</text:p>
          </table:table-cell>
          <table:table-cell office:value-type="string" calcext:value-type="string">
            <text:p>2018.0294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639-</text:p>
            <text:p>8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1.73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15</text:p>
          </table:table-cell>
          <table:table-cell office:value-type="string" calcext:value-type="string">
            <text:p>2018.0294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639-</text:p>
            <text:p>8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1.73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16</text:p>
          </table:table-cell>
          <table:table-cell office:value-type="string" calcext:value-type="string">
            <text:p>2018.0294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617-</text:p>
            <text:p>6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1.407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18</text:p>
          </table:table-cell>
          <table:table-cell office:value-type="string" calcext:value-type="string">
            <text:p>2018.0295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617-</text:p>
            <text:p>6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1.407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19</text:p>
          </table:table-cell>
          <table:table-cell office:value-type="string" calcext:value-type="string">
            <text:p>2018.0294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617-</text:p>
            <text:p>6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04.130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21</text:p>
          </table:table-cell>
          <table:table-cell office:value-type="string" calcext:value-type="string">
            <text:p>2018.0294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023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94.959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23</text:p>
          </table:table-cell>
          <table:table-cell office:value-type="string" calcext:value-type="string">
            <text:p>2018.0294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023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0.337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24</text:p>
          </table:table-cell>
          <table:table-cell office:value-type="string" calcext:value-type="string">
            <text:p>2018.0294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023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7.784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0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26</text:p>
          </table:table-cell>
          <table:table-cell office:value-type="string" calcext:value-type="string">
            <text:p>2018.0294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783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63.522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27</text:p>
          </table:table-cell>
          <table:table-cell office:value-type="string" calcext:value-type="string">
            <text:p>2018.0295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900-</text:p>
            <text:p>2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0.212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29</text:p>
          </table:table-cell>
          <table:table-cell office:value-type="string" calcext:value-type="string">
            <text:p>2018.0295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900-</text:p>
            <text:p>2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92.518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30</text:p>
          </table:table-cell>
          <table:table-cell office:value-type="string" calcext:value-type="string">
            <text:p>2018.0295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900-</text:p>
            <text:p>2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7.61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32</text:p>
          </table:table-cell>
          <table:table-cell office:value-type="string" calcext:value-type="string">
            <text:p>2018.0295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944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1.05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33</text:p>
          </table:table-cell>
          <table:table-cell office:value-type="string" calcext:value-type="string">
            <text:p>2018.0295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944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0.89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35</text:p>
          </table:table-cell>
          <table:table-cell office:value-type="string" calcext:value-type="string">
            <text:p>2018.0295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998-</text:p>
            <text:p>1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66.33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36</text:p>
          </table:table-cell>
          <table:table-cell office:value-type="string" calcext:value-type="string">
            <text:p>2018.0295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7398-</text:p>
            <text:p>3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44.701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38</text:p>
          </table:table-cell>
          <table:table-cell office:value-type="string" calcext:value-type="string">
            <text:p>2018.0295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7398-</text:p>
            <text:p>3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7.749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41</text:p>
          </table:table-cell>
          <table:table-cell office:value-type="string" calcext:value-type="string">
            <text:p>2018.0295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298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56.774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42</text:p>
          </table:table-cell>
          <table:table-cell office:value-type="string" calcext:value-type="string">
            <text:p>2018.0296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27-</text:p>
            <text:p>0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3.655,7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73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9/06/2018</text:p>
          </table:table-cell>
          <table:table-cell office:value-type="string" calcext:value-type="string">
            <text:p>2018.02961-9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29327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.600,1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3:15:44</text:p>
          </table:table-cell>
          <table:table-cell table:number-columns-repeated="2"/>
          <table:table-cell office:value-type="string" calcext:value-type="string">
            <text:p>05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0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45</text:p>
          </table:table-cell>
          <table:table-cell office:value-type="string" calcext:value-type="string">
            <text:p>2018.0296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27-</text:p>
            <text:p>0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3.655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47</text:p>
          </table:table-cell>
          <table:table-cell office:value-type="string" calcext:value-type="string">
            <text:p>2018.0296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511-</text:p>
            <text:p>5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6.088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48</text:p>
          </table:table-cell>
          <table:table-cell office:value-type="string" calcext:value-type="string">
            <text:p>2018.0296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511-</text:p>
            <text:p>5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95.68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50</text:p>
          </table:table-cell>
          <table:table-cell office:value-type="string" calcext:value-type="string">
            <text:p>2018.0296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511-</text:p>
            <text:p>5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6.08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51</text:p>
          </table:table-cell>
          <table:table-cell office:value-type="string" calcext:value-type="string">
            <text:p>2018.0296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222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45.903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53</text:p>
          </table:table-cell>
          <table:table-cell office:value-type="string" calcext:value-type="string">
            <text:p>2018.0296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222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7.811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54</text:p>
          </table:table-cell>
          <table:table-cell office:value-type="string" calcext:value-type="string">
            <text:p>2018.0296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231-</text:p>
            <text:p>5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62.499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56</text:p>
          </table:table-cell>
          <table:table-cell office:value-type="string" calcext:value-type="string">
            <text:p>2018.0296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231-</text:p>
            <text:p>5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3.556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57</text:p>
          </table:table-cell>
          <table:table-cell office:value-type="string" calcext:value-type="string">
            <text:p>2018.0297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412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25.08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5:59</text:p>
          </table:table-cell>
          <table:table-cell office:value-type="string" calcext:value-type="string">
            <text:p>2018.0297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412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5.187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084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9/06/2018</text:p>
            <text:p>13:16:00</text:p>
          </table:table-cell>
          <table:table-cell office:value-type="string" calcext:value-type="string">
            <text:p>2018.0297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0082-</text:p>
            <text:p>7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6.542,2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0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02</text:p>
          </table:table-cell>
          <table:table-cell office:value-type="string" calcext:value-type="string">
            <text:p>2018.0297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0082-</text:p>
            <text:p>7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21.249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08</text:p>
          </table:table-cell>
          <table:table-cell office:value-type="string" calcext:value-type="string">
            <text:p>2018.0297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2524-</text:p>
            <text:p>1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04.909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09</text:p>
          </table:table-cell>
          <table:table-cell office:value-type="string" calcext:value-type="string">
            <text:p>2018.0297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2524-</text:p>
            <text:p>1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6.574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11</text:p>
          </table:table-cell>
          <table:table-cell office:value-type="string" calcext:value-type="string">
            <text:p>2018.0297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2524-</text:p>
            <text:p>1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6.574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14</text:p>
          </table:table-cell>
          <table:table-cell office:value-type="string" calcext:value-type="string">
            <text:p>2018.0297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128-</text:p>
            <text:p>6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93.982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14</text:p>
          </table:table-cell>
          <table:table-cell office:value-type="string" calcext:value-type="string">
            <text:p>2018.0297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128-</text:p>
            <text:p>6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9.256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15</text:p>
          </table:table-cell>
          <table:table-cell office:value-type="string" calcext:value-type="string">
            <text:p>2018.0297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5997-</text:p>
            <text:p>0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4.754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17</text:p>
          </table:table-cell>
          <table:table-cell office:value-type="string" calcext:value-type="string">
            <text:p>2018.0298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5997-</text:p>
            <text:p>0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284.91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18</text:p>
          </table:table-cell>
          <table:table-cell office:value-type="string" calcext:value-type="string">
            <text:p>2018.0298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1604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9.705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20</text:p>
          </table:table-cell>
          <table:table-cell office:value-type="string" calcext:value-type="string">
            <text:p>2018.0298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1604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9.705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21</text:p>
          </table:table-cell>
          <table:table-cell office:value-type="string" calcext:value-type="string">
            <text:p>2018.0298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1604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74.405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0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24</text:p>
          </table:table-cell>
          <table:table-cell office:value-type="string" calcext:value-type="string">
            <text:p>2018.0298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6622-</text:p>
            <text:p>2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2.273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24</text:p>
          </table:table-cell>
          <table:table-cell office:value-type="string" calcext:value-type="string">
            <text:p>2018.0298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6622-</text:p>
            <text:p>2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13.41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26</text:p>
          </table:table-cell>
          <table:table-cell office:value-type="string" calcext:value-type="string">
            <text:p>2018.0298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6622-</text:p>
            <text:p>2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2.273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27</text:p>
          </table:table-cell>
          <table:table-cell office:value-type="string" calcext:value-type="string">
            <text:p>2018.0298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6732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2.703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29</text:p>
          </table:table-cell>
          <table:table-cell office:value-type="string" calcext:value-type="string">
            <text:p>2018.0298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9334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8.331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30</text:p>
          </table:table-cell>
          <table:table-cell office:value-type="string" calcext:value-type="string">
            <text:p>2018.0298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5270-</text:p>
            <text:p>1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1.976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32</text:p>
          </table:table-cell>
          <table:table-cell office:value-type="string" calcext:value-type="string">
            <text:p>2018.0299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0819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1.936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33</text:p>
          </table:table-cell>
          <table:table-cell office:value-type="string" calcext:value-type="string">
            <text:p>2018.0299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7298-</text:p>
            <text:p>6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30.206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35</text:p>
          </table:table-cell>
          <table:table-cell office:value-type="string" calcext:value-type="string">
            <text:p>2018.0299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7298-</text:p>
            <text:p>6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7.293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38</text:p>
          </table:table-cell>
          <table:table-cell office:value-type="string" calcext:value-type="string">
            <text:p>2018.0299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58099-</text:p>
            <text:p>0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3.870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40</text:p>
          </table:table-cell>
          <table:table-cell office:value-type="string" calcext:value-type="string">
            <text:p>2018.0299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97120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5.545,0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7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9/06/2018</text:p>
          </table:table-cell>
          <table:table-cell office:value-type="string" calcext:value-type="string">
            <text:p>2018.03003-0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497120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4.021,3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3:16:41</text:p>
          </table:table-cell>
          <table:table-cell table:number-columns-repeated="2"/>
          <table:table-cell office:value-type="string" calcext:value-type="string">
            <text:p>82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1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43</text:p>
          </table:table-cell>
          <table:table-cell office:value-type="string" calcext:value-type="string">
            <text:p>2018.0299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97120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48.042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44</text:p>
          </table:table-cell>
          <table:table-cell office:value-type="string" calcext:value-type="string">
            <text:p>2018.0299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97120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24.021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46</text:p>
          </table:table-cell>
          <table:table-cell office:value-type="string" calcext:value-type="string">
            <text:p>2018.0299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97120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5.545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47</text:p>
          </table:table-cell>
          <table:table-cell office:value-type="string" calcext:value-type="string">
            <text:p>2018.0299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3246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2.950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49</text:p>
          </table:table-cell>
          <table:table-cell office:value-type="string" calcext:value-type="string">
            <text:p>2018.0299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3246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1.044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51</text:p>
          </table:table-cell>
          <table:table-cell office:value-type="string" calcext:value-type="string">
            <text:p>2018.0300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3343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8.458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53</text:p>
          </table:table-cell>
          <table:table-cell office:value-type="string" calcext:value-type="string">
            <text:p>2018.0300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3343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8.45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54</text:p>
          </table:table-cell>
          <table:table-cell office:value-type="string" calcext:value-type="string">
            <text:p>2018.0300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3343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8.458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56</text:p>
          </table:table-cell>
          <table:table-cell office:value-type="string" calcext:value-type="string">
            <text:p>2018.0300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3343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2.477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6:58</text:p>
          </table:table-cell>
          <table:table-cell office:value-type="string" calcext:value-type="string">
            <text:p>2018.0300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3343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2.477,5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118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9/06/2018</text:p>
            <text:p>13:17:00</text:p>
          </table:table-cell>
          <table:table-cell office:value-type="string" calcext:value-type="string">
            <text:p>2018.0300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3343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8.458,0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1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7:01</text:p>
          </table:table-cell>
          <table:table-cell office:value-type="string" calcext:value-type="string">
            <text:p>2018.0300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3343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8.458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7:03</text:p>
          </table:table-cell>
          <table:table-cell office:value-type="string" calcext:value-type="string">
            <text:p>2018.0300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3343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8.458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7:05</text:p>
          </table:table-cell>
          <table:table-cell office:value-type="string" calcext:value-type="string">
            <text:p>2018.0300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3343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8.45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7:06</text:p>
          </table:table-cell>
          <table:table-cell office:value-type="string" calcext:value-type="string">
            <text:p>2018.0301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3343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8.458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17:08</text:p>
          </table:table-cell>
          <table:table-cell office:value-type="string" calcext:value-type="string">
            <text:p>2018.0301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3343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8.458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3:57:44</text:p>
          </table:table-cell>
          <table:table-cell office:value-type="string" calcext:value-type="string">
            <text:p>2018.0301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1381-</text:p>
            <text:p>27.2000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7.463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4:58:44</text:p>
          </table:table-cell>
          <table:table-cell office:value-type="string" calcext:value-type="string">
            <text:p>2018.0305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8687-</text:p>
            <text:p>8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69.205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01:35</text:p>
          </table:table-cell>
          <table:table-cell office:value-type="string" calcext:value-type="string">
            <text:p>2018.03055-2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32238-</text:p>
            <text:p>74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46.612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01:36</text:p>
          </table:table-cell>
          <table:table-cell office:value-type="string" calcext:value-type="string">
            <text:p>2018.0305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2238-</text:p>
            <text:p>74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1.900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01:39</text:p>
          </table:table-cell>
          <table:table-cell office:value-type="string" calcext:value-type="string">
            <text:p>2018.0305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0701-</text:p>
            <text:p>06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33.777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13:15</text:p>
          </table:table-cell>
          <table:table-cell office:value-type="string" calcext:value-type="string">
            <text:p>2018.0307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0658-</text:p>
            <text:p>08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14.090,7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1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13:37</text:p>
          </table:table-cell>
          <table:table-cell office:value-type="string" calcext:value-type="string">
            <text:p>2018.0309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8717-</text:p>
            <text:p>04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25.526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13:39</text:p>
          </table:table-cell>
          <table:table-cell office:value-type="string" calcext:value-type="string">
            <text:p>2018.0309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8717-</text:p>
            <text:p>04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5.69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13:40</text:p>
          </table:table-cell>
          <table:table-cell office:value-type="string" calcext:value-type="string">
            <text:p>2018.0309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8717-</text:p>
            <text:p>04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25.526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13:42</text:p>
          </table:table-cell>
          <table:table-cell office:value-type="string" calcext:value-type="string">
            <text:p>2018.0309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8717-</text:p>
            <text:p>04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.380.787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13:43</text:p>
          </table:table-cell>
          <table:table-cell office:value-type="string" calcext:value-type="string">
            <text:p>2018.0309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8717-</text:p>
            <text:p>04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1.380.787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13:45</text:p>
          </table:table-cell>
          <table:table-cell office:value-type="string" calcext:value-type="string">
            <text:p>2018.0309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8717-</text:p>
            <text:p>04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5.69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13:46</text:p>
          </table:table-cell>
          <table:table-cell office:value-type="string" calcext:value-type="string">
            <text:p>2018.0309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8717-</text:p>
            <text:p>04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25.526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13:48</text:p>
          </table:table-cell>
          <table:table-cell office:value-type="string" calcext:value-type="string">
            <text:p>2018.0309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8717-</text:p>
            <text:p>04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5.69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17:41</text:p>
          </table:table-cell>
          <table:table-cell office:value-type="string" calcext:value-type="string">
            <text:p>2018.0311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4946-</text:p>
            <text:p>54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32.560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17:42</text:p>
          </table:table-cell>
          <table:table-cell office:value-type="string" calcext:value-type="string">
            <text:p>2018.0311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4946-</text:p>
            <text:p>54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83.140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05</text:p>
          </table:table-cell>
          <table:table-cell office:value-type="string" calcext:value-type="string">
            <text:p>2018.0313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743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3.724,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41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9/06/2018</text:p>
          </table:table-cell>
          <table:table-cell office:value-type="string" calcext:value-type="string">
            <text:p>2018.03131-1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29743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.447,0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5:37:07</text:p>
          </table:table-cell>
          <table:table-cell table:number-columns-repeated="2"/>
          <table:table-cell office:value-type="string" calcext:value-type="string">
            <text:p>70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1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08</text:p>
          </table:table-cell>
          <table:table-cell office:value-type="string" calcext:value-type="string">
            <text:p>2018.0313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743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.86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10</text:p>
          </table:table-cell>
          <table:table-cell office:value-type="string" calcext:value-type="string">
            <text:p>2018.0313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743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.861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11</text:p>
          </table:table-cell>
          <table:table-cell office:value-type="string" calcext:value-type="string">
            <text:p>2018.0313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11.337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13</text:p>
          </table:table-cell>
          <table:table-cell office:value-type="string" calcext:value-type="string">
            <text:p>2018.0313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14.447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15</text:p>
          </table:table-cell>
          <table:table-cell office:value-type="string" calcext:value-type="string">
            <text:p>2018.0313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12.292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16</text:p>
          </table:table-cell>
          <table:table-cell office:value-type="string" calcext:value-type="string">
            <text:p>2018.0313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49.796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18</text:p>
          </table:table-cell>
          <table:table-cell office:value-type="string" calcext:value-type="string">
            <text:p>2018.0313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11.220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19</text:p>
          </table:table-cell>
          <table:table-cell office:value-type="string" calcext:value-type="string">
            <text:p>2018.0313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03.28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21</text:p>
          </table:table-cell>
          <table:table-cell office:value-type="string" calcext:value-type="string">
            <text:p>2018.0314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3.378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22</text:p>
          </table:table-cell>
          <table:table-cell office:value-type="string" calcext:value-type="string">
            <text:p>2018.0314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69.208,1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152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9/06/2018</text:p>
            <text:p>15:37:24</text:p>
          </table:table-cell>
          <table:table-cell office:value-type="string" calcext:value-type="string">
            <text:p>2018.0314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26.997,6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1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25</text:p>
          </table:table-cell>
          <table:table-cell office:value-type="string" calcext:value-type="string">
            <text:p>2018.0314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6.033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27</text:p>
          </table:table-cell>
          <table:table-cell office:value-type="string" calcext:value-type="string">
            <text:p>2018.0314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94.649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28</text:p>
          </table:table-cell>
          <table:table-cell office:value-type="string" calcext:value-type="string">
            <text:p>2018.0314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14.447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30</text:p>
          </table:table-cell>
          <table:table-cell office:value-type="string" calcext:value-type="string">
            <text:p>2018.0314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11.220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31</text:p>
          </table:table-cell>
          <table:table-cell office:value-type="string" calcext:value-type="string">
            <text:p>2018.0314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6.056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33</text:p>
          </table:table-cell>
          <table:table-cell office:value-type="string" calcext:value-type="string">
            <text:p>2018.0314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07.190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34</text:p>
          </table:table-cell>
          <table:table-cell office:value-type="string" calcext:value-type="string">
            <text:p>2018.0314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97.328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36</text:p>
          </table:table-cell>
          <table:table-cell office:value-type="string" calcext:value-type="string">
            <text:p>2018.0315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2.291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37</text:p>
          </table:table-cell>
          <table:table-cell office:value-type="string" calcext:value-type="string">
            <text:p>2018.0315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14.451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39</text:p>
          </table:table-cell>
          <table:table-cell office:value-type="string" calcext:value-type="string">
            <text:p>2018.0315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02.913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40</text:p>
          </table:table-cell>
          <table:table-cell office:value-type="string" calcext:value-type="string">
            <text:p>2018.0315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4.447,3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1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42</text:p>
          </table:table-cell>
          <table:table-cell office:value-type="string" calcext:value-type="string">
            <text:p>2018.0315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99.715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43</text:p>
          </table:table-cell>
          <table:table-cell office:value-type="string" calcext:value-type="string">
            <text:p>2018.0315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99.640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45</text:p>
          </table:table-cell>
          <table:table-cell office:value-type="string" calcext:value-type="string">
            <text:p>2018.0315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11.224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7:46</text:p>
          </table:table-cell>
          <table:table-cell office:value-type="string" calcext:value-type="string">
            <text:p>2018.0315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35-</text:p>
            <text:p>15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07.320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5:39:02</text:p>
          </table:table-cell>
          <table:table-cell office:value-type="string" calcext:value-type="string">
            <text:p>2018.0317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5097-</text:p>
            <text:p>57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48.992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6:03:10</text:p>
          </table:table-cell>
          <table:table-cell office:value-type="string" calcext:value-type="string">
            <text:p>2018.0319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0658-</text:p>
            <text:p>86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2.163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6:03:14</text:p>
          </table:table-cell>
          <table:table-cell office:value-type="string" calcext:value-type="string">
            <text:p>2018.0319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4853-</text:p>
            <text:p>0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0.770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6:03:14</text:p>
          </table:table-cell>
          <table:table-cell office:value-type="string" calcext:value-type="string">
            <text:p>2018.0319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4853-</text:p>
            <text:p>0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6.044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6:10:27</text:p>
          </table:table-cell>
          <table:table-cell office:value-type="string" calcext:value-type="string">
            <text:p>2018.0321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553-</text:p>
            <text:p>1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6.955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6:27:41</text:p>
          </table:table-cell>
          <table:table-cell office:value-type="string" calcext:value-type="string">
            <text:p>2018.0323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7451-</text:p>
            <text:p>62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12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6:29:21</text:p>
          </table:table-cell>
          <table:table-cell office:value-type="string" calcext:value-type="string">
            <text:p>2018.0324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8957-</text:p>
            <text:p>04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4.419,8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75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9/06/2018</text:p>
          </table:table-cell>
          <table:table-cell office:value-type="string" calcext:value-type="string">
            <text:p>2018.03245-8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48957-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68.788,7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6:29:27</text:p>
          </table:table-cell>
          <table:table-cell table:number-columns-repeated="2"/>
          <table:table-cell office:value-type="string" calcext:value-type="string">
            <text:p>04.2001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1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7:06:37</text:p>
          </table:table-cell>
          <table:table-cell office:value-type="string" calcext:value-type="string">
            <text:p>2018.0338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8054-</text:p>
            <text:p>46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18.030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7:07:50</text:p>
          </table:table-cell>
          <table:table-cell office:value-type="string" calcext:value-type="string">
            <text:p>2018.0340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5810-</text:p>
            <text:p>96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9.473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7:07:52</text:p>
          </table:table-cell>
          <table:table-cell office:value-type="string" calcext:value-type="string">
            <text:p>2018.0340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5810-</text:p>
            <text:p>96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5.438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7:27:21</text:p>
          </table:table-cell>
          <table:table-cell office:value-type="string" calcext:value-type="string">
            <text:p>2018.0341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4536-</text:p>
            <text:p>10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3.245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7:27:22</text:p>
          </table:table-cell>
          <table:table-cell office:value-type="string" calcext:value-type="string">
            <text:p>2018.0341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4536-</text:p>
            <text:p>10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9.837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7:29:25</text:p>
          </table:table-cell>
          <table:table-cell office:value-type="string" calcext:value-type="string">
            <text:p>2018.0341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5550-</text:p>
            <text:p>24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6.22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7:29:55</text:p>
          </table:table-cell>
          <table:table-cell office:value-type="string" calcext:value-type="string">
            <text:p>2018.0341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0957-</text:p>
            <text:p>33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49.574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7:41:18</text:p>
          </table:table-cell>
          <table:table-cell office:value-type="string" calcext:value-type="string">
            <text:p>2018.0342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1456-</text:p>
            <text:p>5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05.611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7:41:18</text:p>
          </table:table-cell>
          <table:table-cell office:value-type="string" calcext:value-type="string">
            <text:p>2018.0342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1456-</text:p>
            <text:p>5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05.611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7:41:19</text:p>
          </table:table-cell>
          <table:table-cell office:value-type="string" calcext:value-type="string">
            <text:p>2018.0342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1456-</text:p>
            <text:p>5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05.611,9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186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9/06/2018</text:p>
            <text:p>17:41:21</text:p>
          </table:table-cell>
          <table:table-cell office:value-type="string" calcext:value-type="string">
            <text:p>2018.0342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1456-</text:p>
            <text:p>5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05.611,9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1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7:41:22</text:p>
          </table:table-cell>
          <table:table-cell office:value-type="string" calcext:value-type="string">
            <text:p>2018.0342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1456-</text:p>
            <text:p>5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05.611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7:41:24</text:p>
          </table:table-cell>
          <table:table-cell office:value-type="string" calcext:value-type="string">
            <text:p>2018.0343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1456-</text:p>
            <text:p>5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05.611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7:50:20</text:p>
          </table:table-cell>
          <table:table-cell office:value-type="string" calcext:value-type="string">
            <text:p>2018.0344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3407-</text:p>
            <text:p>5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7.787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8:04:41</text:p>
          </table:table-cell>
          <table:table-cell office:value-type="string" calcext:value-type="string">
            <text:p>2018.0347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5785-</text:p>
            <text:p>43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55.140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8:06:12</text:p>
          </table:table-cell>
          <table:table-cell office:value-type="string" calcext:value-type="string">
            <text:p>2018.0347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1290-</text:p>
            <text:p>95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24.612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8:06:14</text:p>
          </table:table-cell>
          <table:table-cell office:value-type="string" calcext:value-type="string">
            <text:p>2018.0347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1290-</text:p>
            <text:p>95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71.174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8:06:15</text:p>
          </table:table-cell>
          <table:table-cell office:value-type="string" calcext:value-type="string">
            <text:p>2018.0348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1290-</text:p>
            <text:p>95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4.510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8:06:17</text:p>
          </table:table-cell>
          <table:table-cell office:value-type="string" calcext:value-type="string">
            <text:p>2018.03481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1290-</text:p>
            <text:p>95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284.510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8:17:44</text:p>
          </table:table-cell>
          <table:table-cell office:value-type="string" calcext:value-type="string">
            <text:p>2018.0348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8271-</text:p>
            <text:p>1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328.907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8:17:45</text:p>
          </table:table-cell>
          <table:table-cell office:value-type="string" calcext:value-type="string">
            <text:p>2018.0348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8271-</text:p>
            <text:p>1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09.635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8:17:48</text:p>
          </table:table-cell>
          <table:table-cell office:value-type="string" calcext:value-type="string">
            <text:p>2018.0348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1457-</text:p>
            <text:p>61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91.995,5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1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8:23:41</text:p>
          </table:table-cell>
          <table:table-cell office:value-type="string" calcext:value-type="string">
            <text:p>2018.0349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8129-</text:p>
            <text:p>56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R$10.132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8</text:p>
            <text:p>18:46:01</text:p>
          </table:table-cell>
          <table:table-cell office:value-type="string" calcext:value-type="string">
            <text:p>2018.0349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1531-</text:p>
            <text:p>32.2005.8.19.0000</text:p>
          </table:table-cell>
          <table:table-cell office:value-type="string" calcext:value-type="string">
            <text:p>Alimentí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4.048,54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700" meta:object-count="0"/>
    <meta:generator>LibreOffice/6.0.7.3$Linux_X86_64 LibreOffice_project/00m0$Build-3</meta:generator>
  </office:meta>
</office:document-meta>
</file>